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90.11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8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" office:value-type="string" office:string-value="1. [url=https://forum.zdoom.org/viewtopic.php?t=37044#p703341]DoomRL Arsenal[/url] [[b]32[/b]: wildweasel: 3,  TheNightATK300: 2, lil'devil: 1, Hege Cactus: 3, TriMetall: 3, kadu522: 3, Azba: 3, 4thcharacter: 3, ZikShadow: 2, Sumwunn: 4, Marrub: 3, Master Medi: 2]&#10;1. [url=https://forum.zdoom.org/viewtopic.php?f=43&amp;t=12973#p264919]Hideous Destructor[/url] [[b]32[/b]: Brohnesorge: 2, Caligari87: 5, phantombeta: 5, Somagu: 1, TriMetall: 1, Olroda: 5, Bigger C: 5, Azba: 3, Eric_: 5]&#10;3. [url=https://forum.zdoom.org/viewtopic.php?t=25836#p492521]Project MSX[/url] [[b]23[/b]: Marisa Kirisame: 4, Combine_Kegan: 2, TerminusEst13: 4, wildweasel: 2, ibm5155: 4, Somagu: 1, Azba: 1, Eric_: 5]&#10;3. [url=https://forum.zdoom.org/viewtopic.php?f=43&amp;t=29915#p567421]Russian Overkill[/url] [[b]23[/b]: leodoom85: 1, Marisa Kirisame: 2, Untitled: 2, HaraSwift: 5, wildweasel: 1,  TheNightATK300: 1, Beed28: 5, Hege Cactus: 1, TriMetall: 1, Azba: 1, 4thcharacter: 3]&#10;5. [url=https://forum.zdoom.org/viewtopic.php?f=43&amp;t=47980#p818030]Colourful Hell[/url] [[b]22[/b]: Brohnesorge: 3, Shadelight: 2, Shi No Hime: 2, Marisa Kirisame: 3, HaraSwift: 3, Somagu: 2, lud: 4, 4thcharacter: 3]&#10;5. [url=https://forum.zdoom.org/viewtopic.php?f=43&amp;t=45115#p742401]GMOTA[/url] [[b]22[/b]: Shadelight: 3, TerminusEst13: 3, DrPyspy: 3, Somagu: 1,  TheNightATK300: 2, Hege Cactus: 2, Captain J: 3, Azba: 3, Eric_: 1, Marrub: 1]&#10;7. [url=https://forum.zdoom.org/viewtopic.php?f=43&amp;t=53867#p947413]Hearts of Demons - BARON[/url] [[b]20[/b]: leodoom85: 1, Shadelight: 4, Shi No Hime: 1, HaraSwift: 5, Somagu: 1, kadu522: 3, lud: 5]&#10;8. [url=https://forum.zdoom.org/viewtopic.php?f=43&amp;t=37066#p703762]Guncaster[/url] [[b]16[/b]: Brohnesorge: 4, Shi No Hime: 2, ZippeyKeys12: 4, HaraSwift: 1, Somagu: 1,  TheNightATK300: 1, kadu522: 2, ZikShadow: 1]&#10;8. [url=https://forum.zdoom.org/viewtopic.php?f=43&amp;t=57098#p1006858]High Noon Drifter[/url] [[b]16[/b]: m8f: 1, Matt: 1, GAA1992: 3, phantombeta: 1, Hege Cactus: 3, kadu522: 2, Captain J: 4, Master Medi: 1]&#10;10. [url=https://forum.zdoom.org/viewtopic.php?f=19&amp;t=33292#p630099]Doom RPG[/url] [[b]14[/b]: kadu522: 3, ZikShadow: 1, Sumwunn: 5, Marrub: 2, Master Medi: 3]&#10;11. [url=https://forum.zdoom.org/viewtopic.php?f=19&amp;t=21681#p426527]Psychic[/url] [[b]13[/b]: TerminusEst13: 5, phantombeta: 2, Somagu: 1, Marrub: 5]&#10;11. [url=http://www.thekinsie.com/reelism/]Reelism[/url] [[b]13[/b]: Matt: 1, Marisa Kirisame: 1, Untitled: 3, undeadmonk354: 1, Beed28: 2, Hege Cactus: 2, TriMetall: 1, Captain J: 2]&#10;13. [url=https://forum.zdoom.org/viewtopic.php?f=43&amp;t=51035#p888249]LegenDoom[/url] [[b]12[/b]: Hege Cactus: 3, lud: 2, 4thcharacter: 3, ZikShadow: 1, Sumwunn: 3]&#10;13. [url=https://forum.zdoom.org/viewtopic.php?f=43&amp;t=57964#p1019776]Netronian Chaos[/url] [[b]12[/b]: TerminusEst13: 2, DrPyspy: 3, phantombeta: 5,  TheNightATK300: 2]&#10;15. [url=https://forum.zdoom.org/viewtopic.php?f=43&amp;t=55061#p973066]Final Doomer[/url] [[b]11[/b]: m8f: 1, Shi No Hime: 2, Marisa Kirisame: 1, Untitled: 1, lil'devil: 1, TriMetall: 3, 4thcharacter: 2]&#10;15. [url=http://adventuresofsquare.com/]The Adventures of Square[/url] [[b]11[/b]: Matt: 1, Combine_Kegan: 3, ZippeyKeys12: 4, TriMetall: 1, Bigger C: 2]&#10;17. [url=https://forum.zdoom.org/viewtopic.php?f=43&amp;t=54843#p967174]D4D[/url] [[b]10[/b]: Caligari87: 3, Shi No Hime: 2, ZippeyKeys12: 1, GAA1992: 1, Beed28: 3]&#10;17. [url=https://forum.zdoom.org/viewtopic.php?t=51771#p902709]Samsara[/url] [[b]10[/b]: Matt: 2, Combine_Kegan: 3, Untitled: 5]&#10;19. [url=https://forum.zdoom.org/viewtopic.php?f=43&amp;t=58343#p1025452]La Tailor Girl[/url] [[b]9[/b]: leodoom85: 1, Marisa Kirisame: 3, Somagu: 1, lud: 3, 4thcharacter: 1]&#10;19. [url=https://forum.zdoom.org/viewtopic.php?t=32674#p618450]Pirate Doom[/url] [[b]9[/b]: Combine_Kegan: 4, undeadmonk354: 5]&#10;21. [url=https://forum.zdoom.org/viewtopic.php?t=46787#p786254]Demonsteele[/url] [[b]8[/b]: Untitled: 4, Azba: 1, Eric_: 3]&#10;21. [url=https://forum.zdoom.org/viewtopic.php?t=57817#p1017445]Touhou Doom[/url] [[b]8[/b]: ZikShadow: 3, Master Medi: 5]&#10;21. [url=http://action.mancubus.net/ad2free.htm]Urban Brawl: Action Doom 2[/url] [[b]8[/b]: DrPyspy: 3, wildweasel: 4, Captain J: 1]&#10;24. [url=https://forum.zdoom.org/viewtopic.php?f=43&amp;t=60054#p1047705]ouch_m 2: abort_m[/url] [[b]7[/b]: leodoom85: 1, ZippeyKeys12: 5, Azba: 1]&#10;24. [url=https://www.doomworld.com/forum/topic/57957-psx-doomfinal-doom-tc-version-2135-now-released/]PlayStation Doom TC[/url] [[b]7[/b]: leodoom85: 1, lil'devil: 1, Olroda: 5]&#10;24. [url=https://forum.zdoom.org/viewtopic.php?f=45&amp;t=13704#p278356]The Ghoul's Forest 3[/url] [[b]7[/b]: ibm5155: 1, undeadmonk354: 4, lil'devil: 2]&#10;24. [url=https://forum.zdoom.org/viewtopic.php?f=43&amp;t=47494#p805770]The Trailblazer[/url] [[b]7[/b]: m8f: 1, Matt: 3, Hege Cactus: 1, lud: 1, ZikShadow: 1]&#10;24. [url=https://forum.zdoom.org/viewtopic.php?t=29304#p557222]Winter's Fury[/url] [[b]7[/b]: Rachael: 1, Shadelight: 3, Jaxxoon R: 3]&#10;29. [url=https://forum.zdoom.org/viewtopic.php?f=19&amp;t=55387#p980696]Daytime Drama[/url] [[b]6[/b]: leodoom85: 1, Marisa Kirisame: 1, lil'devil: 4]&#10;29. [url=https://forum.zdoom.org/viewtopic.php?f=43&amp;t=47229#p798227]JohnnyDoom[/url] [[b]6[/b]: Brohnesorge: 4, Matt: 2]&#10;29. [url=https://www.doomworld.com/idgames/levels/doom2/Ports/v-z/zendyn_x]Zen Dynamics[/url] [[b]6[/b]: TerminusEst13: 1, Captain J: 5]&#10;32. [url=https://forum.zdoom.org/viewtopic.php?f=19&amp;t=47573#p807968]Ashes 2063 TC[/url] [[b]5[/b]: Olroda: 2, Bigger C: 3]&#10;32. [url=https://forum.zdoom.org/viewtopic.php?f=19&amp;t=47801#p813367]Blade of Agony[/url] [[b]5[/b]: Caligari87: 2, ZikShadow: 3]&#10;32. [url=https://forum.zdoom.org/viewtopic.php?f=43&amp;t=48985#p845608]Faspons[/url] [[b]5[/b]: Somagu: 1, Bigger C: 4]&#10;32. [url=https://forum.zdoom.org/viewtopic.php?t=22008#p433365]Legacy of Suffering[/url] [[b]5[/b]: ibm5155: 5]&#10;32. [url=https://forum.zdoom.org/viewtopic.php?t=53010#p928835]MetaDoom[/url] [[b]5[/b]: Shadelight: 1, DrPyspy: 3, Sumwunn: 1]&#10;32. [url=http://doomworld.com/idgames/?id=12747]RTC-3057 Hub 1[/url] [[b]5[/b]: wildweasel: 5]&#10;32. [url=https://forum.zdoom.org/viewtopic.php?t=33330#p630834]Terrorists![/url] [[b]5[/b]:  TheNightATK300: 2, TriMetall: 2, ZikShadow: 1]&#10;32. [url=https://forum.zdoom.org/viewtopic.php?f=43&amp;t=57655#p1015050]The Soldier Z[/url] [[b]5[/b]: Shi No Hime: 5]&#10;32. [url=https://forum.zdoom.org/viewtopic.php?t=14722&amp;#p297378]The Ultimate Torment and Torture[/url] [[b]5[/b]: DrPyspy: 3, ibm5155: 2]&#10;41. [url=https://forum.zdoom.org/viewtopic.php?f=43&amp;t=48872#p842280]10x[/url] [[b]4[/b]: Beed28: 4]&#10;41. [url=https://forum.zdoom.org/viewtopic.php?f=43&amp;t=55487#p982784]AEons Of Death[/url] [[b]4[/b]: leodoom85: 1, undeadmonk354: 2, lil'devil: 1]&#10;41. [url=https://www.doomworld.com/vb/wads-mods/91854-wip-doom-64-retribution/]Doom 64: Retribution[/url] [[b]4[/b]: leodoom85: 1, Jaxxoon R: 3]&#10;41. [url=https://forum.zdoom.org/viewtopic.php?f=43&amp;t=54904#p969133]Lithium[/url] [[b]4[/b]: Somagu: 1, TriMetall: 3]&#10;45. [url=https://forum.zdoom.org/viewtopic.php?f=43&amp;t=50004]Beautiful Doom[/url] [[b]3[/b]: m8f: 1, ZippeyKeys12: 1, GAA1992: 1]&#10;45. [url=https://forum.zdoom.org/viewtopic.php?f=19&amp;t=35458#p668203]Burl Tumd[/url] [[b]3[/b]: Combine_Kegan: 2, Azba: 1]&#10;45. [url=https://forum.zdoom.org/viewtopic.php?f=43&amp;t=57092#p1006758]Juvenile Power Fantasy[/url] [[b]3[/b]: Brohnesorge: 2, Shi No Hime: 1]&#10;45. [url=https://forum.zdoom.org/viewtopic.php?f=19&amp;t=52867#p925329]Project Einherjar[/url] [[b]3[/b]: Rachael: 3]&#10;45. [url=https://forum.zdoom.org/viewtopic.php?f=43&amp;t=57716#p1016051]Quake Champions: Doom Edition[/url] [[b]3[/b]:  TheNightATK300: 3]&#10;45. [url=http://www.prodigal-game.com/doomwads.html]Redux E2M4[/url] [[b]3[/b]: Jaxxoon R: 3]&#10;45. [url=https://forum.zdoom.org/viewtopic.php?f=19&amp;t=49675#p862105]Spooky's House of Jump Scares TC[/url] [[b]3[/b]: ibm5155: 3]&#10;45. [url=https://forum.zdoom.org/viewtopic.php?f=105&amp;t=54992#p971348]SpriteShadow[/url] [[b]3[/b]: m8f: 1, Caligari87: 1, Hipnotic Rogue: 1]&#10;45. [url=https://forum.zdoom.org/viewtopic.php?t=49369#p854693]Strange Aeons[/url] [[b]3[/b]: Rachael: 3]&#10;45. [url=https://forum.zdoom.org/viewtopic.php?f=43&amp;t=57902#p1018827]Sun Damage Omen[/url] [[b]3[/b]: Matt: 3]&#10;45. [url=http://waltersgameboy.tripod.com/simpdoom/]The Ultimate Simpsons Doom [/url] [[b]3[/b]: undeadmonk354: 3]&#10;45. [url=https://www.doomworld.com/idgames/levels/doom2/Ports/v-z/void]Void[/url] [[b]3[/b]: Jaxxoon R: 3]&#10;45. [url=https://forum.zdoom.org/viewtopic.php?t=55741#p985511]Waterlab GZD[/url] [[b]3[/b]: Jaxxoon R: 3]&#10;58. [url=http://action.mancubus.net/actiondoom/]Action Doom[/url] [[b]2[/b]: lil'devil: 2]&#10;58. [url=http://www.moddb.com/mods/brutal-doom]Brutal Doom[/url] [[b]2[/b]: lil'devil: 1, Olroda: 1]&#10;58. [url=https://forum.zdoom.org/viewtopic.php?f=19&amp;t=57800#p1017196]Castlevania - Simon's Destiny[/url] [[b]2[/b]: Rachael: 2]&#10;58. [url=https://forum.zdoom.org/viewtopic.php?t=36667#p694653]Crossfire[/url] [[b]2[/b]: Somagu: 1, Marrub: 1]&#10;58. [url=https://forum.zdoom.org/viewtopic.php?f=43&amp;t=58521#p1028226]Dead Marine[/url] [[b]2[/b]: m8f: 1, GAA1992: 1]&#10;58. [url=https://forum.zdoom.org/viewtopic.php?t=54750#p965349]Death Foretold[/url] [[b]2[/b]:  TheNightATK300: 2]&#10;58. [url=https://forum.zdoom.org/viewtopic.php?f=43&amp;t=59887#p1045489]Demon CounterStrike[/url] [[b]2[/b]: Shadelight: 2]&#10;58. [url=https://forum.zdoom.org/viewtopic.php?f=43&amp;t=58594#p1029236]Doom Incarnate[/url] [[b]2[/b]: Somagu: 1, ZikShadow: 1]&#10;58. [url=https://forum.zdoom.org/viewtopic.php?f=19&amp;t=46509#p778245]Droplets: Simulated Blood[/url] [[b]2[/b]: Hipnotic Rogue: 1, GAA1992: 1]&#10;58. [url=https://forum.zdoom.org/viewtopic.php?t=31034#p587707]Error: Doom[/url] [[b]2[/b]: Marrub: 2]&#10;58. [url=https://forum.zdoom.org/viewtopic.php?f=19&amp;t=57252#p1009564]Ghoul School 3D[/url] [[b]2[/b]: Rachael: 2]&#10;58. [url=https://forum.zdoom.org/viewtopic.php?t=58009#p1020405]HeXeReTiC Fantasy[/url] [[b]2[/b]: Sumwunn: 2]&#10;58. [url=https://forum.zdoom.org/viewtopic.php?t=45804#p760002]Hocusdoom[/url] [[b]2[/b]: Master Medi: 2]&#10;58. [url=https://forum.zdoom.org/viewtopic.php?f=3&amp;t=13117#p267820]Queen's Crusade[/url] [[b]2[/b]: Matt: 2]&#10;58. [url=https://forum.zdoom.org/viewtopic.php?f=43&amp;t=57310#p1010252]Shades of Doom[/url] [[b]2[/b]: GAA1992: 2]&#10;58. [url=https://forum.zdoom.org/viewtopic.php?t=47302#p800865]Shut up and Bleed[/url] [[b]2[/b]: Somagu: 1, Azba: 1]&#10;58. [url=http://stronghold.drdteam.org/]Stronghold: On the Edge of Chaos[/url] [[b]2[/b]: Caligari87: 2]&#10;58. [url=https://forum.zdoom.org/viewtopic.php?t=37064#p703739]The Space Pirate[/url] [[b]2[/b]: Olroda: 2]&#10;58. [url=https://forum.zdoom.org/viewtopic.php?f=42&amp;t=25358#p484506]Unloved[/url] [[b]2[/b]: Rachael: 2]&#10;58. [url=https://forum.zdoom.org/viewtopic.php?t=35846#p676444]Wrath of Cronos RPG[/url] [[b]2[/b]: Master Medi: 2]&#10;58. [url=https://forum.zdoom.org/viewtopic.php?f=43&amp;t=55465#p982269]WW-Cola3[/url] [[b]2[/b]: phantombeta: 2]&#10;79. [url=https://www.doomworld.com/idgames/combos/alanguns]Alandoguns[/url] [[b]1[/b]: lil'devil: 1]&#10;79. [url=https://forum.zdoom.org/viewtopic.php?f=43&amp;t=57464#p1012472]Banhammer[/url] [[b]1[/b]: leodoom85: 1]&#10;79. [url=https://forum.zdoom.org/viewtopic.php?f=43&amp;t=53545#p940527]BlackWarrior[/url] [[b]1[/b]: Somagu: 1]&#10;79. [url=https://forum.zdoom.org/viewtopic.php?f=3&amp;t=37949#p722987]Brutalkick[/url] [[b]1[/b]: Hipnotic Rogue: 1]&#10;79. [url=http://www.chucktropolis.com/gamers.htm]Chex Quest 3[/url] [[b]1[/b]: Rachael: 1]&#10;79. [url=https://www.doomworld.com/idgames/?id=12363]Chosen[/url] [[b]1[/b]: Bigger C: 1]&#10;79. [url=https://forum.zdoom.org/viewtopic.php?f=43&amp;t=58535#p1028376]Complex Doom[/url] [[b]1[/b]: leodoom85: 1]&#10;79. [url=https://forum.zdoom.org/viewtopic.php?f=61&amp;t=57834#p1017698]Complex Doom: LCA[/url] [[b]1[/b]: leodoom85: 1]&#10;79. [url=https://forum.zdoom.org/viewtopic.php?f=19&amp;t=55298#p978283]Consolation Prize: The PSX Doom TC[/url] [[b]1[/b]: GAA1992: 1]&#10;79. [url=https://forum.zdoom.org/viewtopic.php?t=55048#p972862]DamNums[/url] [[b]1[/b]: Hipnotic Rogue: 1]&#10;79. [url=https://forum.zdoom.org/viewtopic.php?t=46787#p786254]Demonsteele: NowThatsWhatICallMIDI[/url] [[b]1[/b]: HaraSwift: 1]&#10;79. [url=https://www.doomworld.com/forum/topic/62403-doom-2-minor-sprite-fixing-project-v19-release-updated-12718/]Doom 2 Minor Sprite Fixing Project[/url] [[b]1[/b]: m8f: 1]&#10;79. [url=https://forum.zdoom.org/viewtopic.php?f=43&amp;t=51596]Doom 64 'weapons only'[/url] [[b]1[/b]: Hipnotic Rogue: 1]&#10;79. [url=https://forum.zdoom.org/viewtopic.php?f=19&amp;t=45060#p741205]Doom Ambient Pack[/url] [[b]1[/b]: GAA1992: 1]&#10;79. [url=https://forum.zdoom.org/viewtopic.php?f=46&amp;t=49073#p848460]DOOM SNES Jukebox[/url] [[b]1[/b]: GAA1992: 1]&#10;79. [url=https://forum.zdoom.org/viewtopic.php?f=19&amp;t=48208#p824651]Eriguns 2[/url] [[b]1[/b]: Hipnotic Rogue: 1]&#10;79. [url=https://forum.zdoom.org/viewtopic.php?f=43&amp;t=58486#p1027620]Factotum[/url] [[b]1[/b]: kadu522: 1]&#10;79. [url=https://forum.zdoom.org/viewtopic.php?f=43&amp;t=58923#p1033516]FamiliarDoom[/url] [[b]1[/b]: kadu522: 1]&#10;79. [url=https://forum.zdoom.org/viewtopic.php?f=105&amp;t=35388#p666921]Footsteps[/url] [[b]1[/b]: m8f: 1]&#10;79. [url=https://forum.zdoom.org/viewtopic.php?f=46&amp;t=56148#p994037]GZSHud[/url] [[b]1[/b]: Hipnotic Rogue: 1]&#10;79. [url=https://forum.zdoom.org/viewtopic.php?f=37&amp;t=47973#p817851]Heretic Widescreened HUD[/url] [[b]1[/b]: Hipnotic Rogue: 1]&#10;79. [url=https://forum.zdoom.org/viewtopic.php?f=43&amp;t=33766#p638587]HeXercise[/url] [[b]1[/b]: Eric_: 1]&#10;79. [url=https://forum.zdoom.org/viewtopic.php?f=43&amp;t=57522#p1013338]Highway to Hell[/url] [[b]1[/b]: GAA1992: 1]&#10;79. [url=https://forum.zdoom.org/viewtopic.php?f=43&amp;t=48074#p820532]HXRTC Project[/url] [[b]1[/b]: leodoom85: 1]&#10;79. [url=https://forum.zdoom.org/viewtopic.php?t=48924#p843884]Megabounce[/url] [[b]1[/b]: Beed28: 1]&#10;79. [url=https://forum.zdoom.org/viewtopic.php?f=45&amp;t=11545#p237676]Nash's Gore Mod[/url] [[b]1[/b]: Hipnotic Rogue: 1]&#10;79. [url=https://forum.zdoom.org/viewtopic.php?t=29815#p565772]Nazis![/url] [[b]1[/b]: ZikShadow: 1]&#10;79. [url=https://forum.zdoom.org/viewtopic.php?f=46&amp;t=33079#p626384]NC HUD[/url] [[b]1[/b]: m8f: 1]&#10;79. [url=http://web.archive.org/web/20100527012514/http://members.multimania.co.uk/Enjay001/]njsplash[/url] [[b]1[/b]: Hipnotic Rogue: 1]&#10;79. [url=http://www.perkristian.net/game_doom-sfx.shtml]Perkristan's HD Sounds[/url] [[b]1[/b]: Caligari87: 1]&#10;79. [url=https://forum.zdoom.org/viewtopic.php?f=19&amp;t=27649#p529231]Pokémon Doom[/url] [[b]1[/b]: Marrub: 1]&#10;79. [url=https://forum.zdoom.org/viewtopic.php?f=19&amp;t=46438#p776148]QUAKE: Descent into Heresy[/url] [[b]1[/b]: GAA1992: 1]&#10;79. [url=https://www.doomworld.com/idgames/levels/doom2/Ports/m-o/njtrain]Runaway Train[/url] [[b]1[/b]: Caligari87: 1]&#10;79. [url=https://forum.zdoom.org/viewtopic.php?t=29792#p565461]Sbrightmaps[/url] [[b]1[/b]: Hipnotic Rogue: 1]&#10;79. [url=https://forum.zdoom.org/viewtopic.php?f=45&amp;t=24974#p479313]scalliano's 667 Shuffle[/url] [[b]1[/b]: leodoom85: 1]&#10;79. [url=https://forum.zdoom.org/viewtopic.php?t=45550#p753192]Smooth Doom[/url] [[b]1[/b]: GAA1992: 1]&#10;79. [url=https://forum.zdoom.org/viewtopic.php?f=37&amp;t=55161#p975126]Smooth fluids[/url] [[b]1[/b]: Hipnotic Rogue: 1]&#10;79. [url=https://www.doomworld.com/forum/topic/71133-sound-caulking-now-on-idgames/]https://www.doomworld.com/forum/topic/71133-sound-caulking-now-on-idgames/[/url] [[b]1[/b]: m8f: 1]&#10;79. [url=https://forum.zdoom.org/viewtopic.php?p=883878#p883878]TGRDM3 (Morgenstern)[/url] [[b]1[/b]: Rachael: 1]&#10;79. [url=https://forum.zdoom.org/viewtopic.php?f=43&amp;t=55321#p978965]The Trooper[/url] [[b]1[/b]: lil'devil: 1]&#10;79. [url=https://forum.zdoom.org/viewtopic.php?f=105&amp;t=55413#p981192]Tilt++[/url] [[b]1[/b]: Hipnotic Rogue: 1]&#10;79. [url=http://www.moddb.com/addons/na132689]WARDUST heretic Sprites[/url] [[b]1[/b]: Hipnotic Rogue: 1]&#10;79. [url=https://forum.zdoom.org/viewtopic.php?t=51000#p887649]Zero Tolerance[/url] [[b]1[/b]: Combine_Kegan: 1]" calcext:value-type="string" table:number-columns-spanned="3" table:number-rows-spanned="1">
            <text:p>1. [url=https://forum.zdoom.org/viewtopic.php?t=37044#p703341]DoomRL Arsenal[/url] [[b]32[/b]: wildweasel: 3,  TheNightATK300: 2, lil'devil: 1, Hege Cactus: 3, TriMetall: 3, kadu522: 3, Azba: 3, 4thcharacter: 3, ZikShadow: 2, Sumwunn: 4, Marrub: 3, Master Medi: 2]</text:p>
            <text:p>1. [url=https://forum.zdoom.org/viewtopic.php?f=43&amp;t=12973#p264919]Hideous Destructor[/url] [[b]32[/b]: Brohnesorge: 2, Caligari87: 5, phantombeta: 5, Somagu: 1, TriMetall: 1, Olroda: 5, Bigger C: 5, Azba: 3, Eric_: 5]</text:p>
            <text:p>3. [url=https://forum.zdoom.org/viewtopic.php?t=25836#p492521]Project MSX[/url] [[b]23[/b]: Marisa Kirisame: 4, Combine_Kegan: 2, TerminusEst13: 4, wildweasel: 2, ibm5155: 4, Somagu: 1, Azba: 1, Eric_: 5]</text:p>
            <text:p>3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5. [url=https://forum.zdoom.org/viewtopic.php?f=43&amp;t=47980#p818030]Colourful Hell[/url] [[b]22[/b]: Brohnesorge: 3, Shadelight: 2, Shi No Hime: 2, Marisa Kirisame: 3, HaraSwift: 3, Somagu: 2, lud: 4, 4thcharacter: 3]</text:p>
            <text:p>5. [url=https://forum.zdoom.org/viewtopic.php?f=43&amp;t=45115#p742401]GMOTA[/url] [[b]22[/b]: Shadelight: 3, TerminusEst13: 3, DrPyspy: 3, Somagu: 1,  TheNightATK300: 2, Hege Cactus: 2, Captain J: 3, Azba: 3, Eric_: 1, Marrub: 1]</text:p>
            <text:p>7. [url=https://forum.zdoom.org/viewtopic.php?f=43&amp;t=53867#p947413]Hearts of Demons - BARON[/url] [[b]20[/b]: leodoom85: 1, Shadelight: 4, Shi No Hime: 1, HaraSwift: 5, Somagu: 1, kadu522: 3, lud: 5]</text:p>
            <text:p>8. [url=https://forum.zdoom.org/viewtopic.php?f=43&amp;t=37066#p703762]Guncaster[/url] [[b]16[/b]: Brohnesorge: 4, Shi No Hime: 2, ZippeyKeys12: 4, HaraSwift: 1, Somagu: 1,  TheNightATK300: 1, kadu522: 2, ZikShadow: 1]</text:p>
            <text:p>8. [url=https://forum.zdoom.org/viewtopic.php?f=43&amp;t=57098#p1006858]High Noon Drifter[/url] [[b]16[/b]: m8f: 1, Matt: 1, GAA1992: 3, phantombeta: 1, Hege Cactus: 3, kadu522: 2, Captain J: 4, Master Medi: 1]</text:p>
            <text:p>10. [url=https://forum.zdoom.org/viewtopic.php?f=19&amp;t=33292#p630099]Doom RPG[/url] [[b]14[/b]: kadu522: 3, ZikShadow: 1, Sumwunn: 5, Marrub: 2, Master Medi: 3]</text:p>
            <text:p>11. [url=https://forum.zdoom.org/viewtopic.php?f=19&amp;t=21681#p426527]Psychic[/url] [[b]13[/b]: TerminusEst13: 5, phantombeta: 2, Somagu: 1, Marrub: 5]</text:p>
            <text:p>11. [url=http://www.thekinsie.com/reelism/]Reelism[/url] [[b]13[/b]: Matt: 1, Marisa Kirisame: 1, Untitled: 3, undeadmonk354: 1, Beed28: 2, Hege Cactus: 2, TriMetall: 1, Captain J: 2]</text:p>
            <text:p>13. [url=https://forum.zdoom.org/viewtopic.php?f=43&amp;t=51035#p888249]LegenDoom[/url] [[b]12[/b]: Hege Cactus: 3, lud: 2, 4thcharacter: 3, ZikShadow: 1, Sumwunn: 3]</text:p>
            <text:p>13. [url=https://forum.zdoom.org/viewtopic.php?f=43&amp;t=57964#p1019776]Netronian Chaos[/url] [[b]12[/b]: TerminusEst13: 2, DrPyspy: 3, phantombeta: 5,  TheNightATK300: 2]</text:p>
            <text:p>15. [url=https://forum.zdoom.org/viewtopic.php?f=43&amp;t=55061#p973066]Final Doomer[/url] [[b]11[/b]: m8f: 1, Shi No Hime: 2, Marisa Kirisame: 1, Untitled: 1, lil'devil: 1, TriMetall: 3, 4thcharacter: 2]</text:p>
            <text:p>15. [url=http://adventuresofsquare.com/]The Adventures of Square[/url] [[b]11[/b]: Matt: 1, Combine_Kegan: 3, ZippeyKeys12: 4, TriMetall: 1, Bigger C: 2]</text:p>
            <text:p>17. [url=https://forum.zdoom.org/viewtopic.php?f=43&amp;t=54843#p967174]D4D[/url] [[b]10[/b]: Caligari87: 3, Shi No Hime: 2, ZippeyKeys12: 1, GAA1992: 1, Beed28: 3]</text:p>
            <text:p>17. [url=https://forum.zdoom.org/viewtopic.php?t=51771#p902709]Samsara[/url] [[b]10[/b]: Matt: 2, Combine_Kegan: 3, Untitled: 5]</text:p>
            <text:p>19. [url=https://forum.zdoom.org/viewtopic.php?f=43&amp;t=58343#p1025452]La Tailor Girl[/url] [[b]9[/b]: leodoom85: 1, Marisa Kirisame: 3, Somagu: 1, lud: 3, 4thcharacter: 1]</text:p>
            <text:p>19. [url=https://forum.zdoom.org/viewtopic.php?t=32674#p618450]Pirate Doom[/url] [[b]9[/b]: Combine_Kegan: 4, undeadmonk354: 5]</text:p>
            <text:p>21. [url=https://forum.zdoom.org/viewtopic.php?t=46787#p786254]Demonsteele[/url] [[b]8[/b]: Untitled: 4, Azba: 1, Eric_: 3]</text:p>
            <text:p>21. [url=https://forum.zdoom.org/viewtopic.php?t=57817#p1017445]Touhou Doom[/url] [[b]8[/b]: ZikShadow: 3, Master Medi: 5]</text:p>
            <text:p>21. [url=http://action.mancubus.net/ad2free.htm]Urban Brawl: Action Doom 2[/url] [[b]8[/b]: DrPyspy: 3, wildweasel: 4, Captain J: 1]</text:p>
            <text:p>24. [url=https://forum.zdoom.org/viewtopic.php?f=43&amp;t=60054#p1047705]ouch_m 2: abort_m[/url] [[b]7[/b]: leodoom85: 1, ZippeyKeys12: 5, Azba: 1]</text:p>
            <text:p>24. [url=https://www.doomworld.com/forum/topic/57957-psx-doomfinal-doom-tc-version-2135-now-released/]PlayStation Doom TC[/url] [[b]7[/b]: leodoom85: 1, lil'devil: 1, Olroda: 5]</text:p>
            <text:p>24. [url=https://forum.zdoom.org/viewtopic.php?f=45&amp;t=13704#p278356]The Ghoul's Forest 3[/url] [[b]7[/b]: ibm5155: 1, undeadmonk354: 4, lil'devil: 2]</text:p>
            <text:p>24. [url=https://forum.zdoom.org/viewtopic.php?f=43&amp;t=47494#p805770]The Trailblazer[/url] [[b]7[/b]: m8f: 1, Matt: 3, Hege Cactus: 1, lud: 1, ZikShadow: 1]</text:p>
            <text:p>24. [url=https://forum.zdoom.org/viewtopic.php?t=29304#p557222]Winter's Fury[/url] [[b]7[/b]: Rachael: 1, Shadelight: 3, Jaxxoon R: 3]</text:p>
            <text:p>29. [url=https://forum.zdoom.org/viewtopic.php?f=19&amp;t=55387#p980696]Daytime Drama[/url] [[b]6[/b]: leodoom85: 1, Marisa Kirisame: 1, lil'devil: 4]</text:p>
            <text:p>29. [url=https://forum.zdoom.org/viewtopic.php?f=43&amp;t=47229#p798227]JohnnyDoom[/url] [[b]6[/b]: Brohnesorge: 4, Matt: 2]</text:p>
            <text:p>29. [url=https://www.doomworld.com/idgames/levels/doom2/Ports/v-z/zendyn_x]Zen Dynamics[/url] [[b]6[/b]: TerminusEst13: 1, Captain J: 5]</text:p>
            <text:p>32. [url=https://forum.zdoom.org/viewtopic.php?f=19&amp;t=47573#p807968]Ashes 2063 TC[/url] [[b]5[/b]: Olroda: 2, Bigger C: 3]</text:p>
            <text:p>32. [url=https://forum.zdoom.org/viewtopic.php?f=19&amp;t=47801#p813367]Blade of Agony[/url] [[b]5[/b]: Caligari87: 2, ZikShadow: 3]</text:p>
            <text:p>32. [url=https://forum.zdoom.org/viewtopic.php?f=43&amp;t=48985#p845608]Faspons[/url] [[b]5[/b]: Somagu: 1, Bigger C: 4]</text:p>
            <text:p>32. [url=https://forum.zdoom.org/viewtopic.php?t=22008#p433365]Legacy of Suffering[/url] [[b]5[/b]: ibm5155: 5]</text:p>
            <text:p>32. [url=https://forum.zdoom.org/viewtopic.php?t=53010#p928835]MetaDoom[/url] [[b]5[/b]: Shadelight: 1, DrPyspy: 3, Sumwunn: 1]</text:p>
            <text:p>32. [url=http://doomworld.com/idgames/?id=12747]RTC-3057 Hub 1[/url] [[b]5[/b]: wildweasel: 5]</text:p>
            <text:p>32. [url=https://forum.zdoom.org/viewtopic.php?t=33330#p630834]Terrorists![/url] [[b]5[/b]:  TheNightATK300: 2, TriMetall: 2, ZikShadow: 1]</text:p>
            <text:p>32. [url=https://forum.zdoom.org/viewtopic.php?f=43&amp;t=57655#p1015050]The Soldier Z[/url] [[b]5[/b]: Shi No Hime: 5]</text:p>
            <text:p>32. [url=https://forum.zdoom.org/viewtopic.php?t=14722&amp;#p297378]The Ultimate Torment and Torture[/url] [[b]5[/b]: DrPyspy: 3, ibm5155: 2]</text:p>
            <text:p>41. [url=https://forum.zdoom.org/viewtopic.php?f=43&amp;t=48872#p842280]10x[/url] [[b]4[/b]: Beed28: 4]</text:p>
            <text:p>41. [url=https://forum.zdoom.org/viewtopic.php?f=43&amp;t=55487#p982784]AEons Of Death[/url] [[b]4[/b]: leodoom85: 1, undeadmonk354: 2, lil'devil: 1]</text:p>
            <text:p>41. [url=https://www.doomworld.com/vb/wads-mods/91854-wip-doom-64-retribution/]Doom 64: Retribution[/url] [[b]4[/b]: leodoom85: 1, Jaxxoon R: 3]</text:p>
            <text:p>41. [url=https://forum.zdoom.org/viewtopic.php?f=43&amp;t=54904#p969133]Lithium[/url] [[b]4[/b]: Somagu: 1, TriMetall: 3]</text:p>
            <text:p>45. [url=https://forum.zdoom.org/viewtopic.php?f=43&amp;t=50004]Beautiful Doom[/url] [[b]3[/b]: m8f: 1, ZippeyKeys12: 1, GAA1992: 1]</text:p>
            <text:p>45. [url=https://forum.zdoom.org/viewtopic.php?f=19&amp;t=35458#p668203]Burl Tumd[/url] [[b]3[/b]: Combine_Kegan: 2, Azba: 1]</text:p>
            <text:p>45. [url=https://forum.zdoom.org/viewtopic.php?f=43&amp;t=57092#p1006758]Juvenile Power Fantasy[/url] [[b]3[/b]: Brohnesorge: 2, Shi No Hime: 1]</text:p>
            <text:p>45. [url=https://forum.zdoom.org/viewtopic.php?f=19&amp;t=52867#p925329]Project Einherjar[/url] [[b]3[/b]: Rachael: 3]</text:p>
            <text:p>45. [url=https://forum.zdoom.org/viewtopic.php?f=43&amp;t=57716#p1016051]Quake Champions: Doom Edition[/url] [[b]3[/b]:  TheNightATK300: 3]</text:p>
            <text:p>45. [url=http://www.prodigal-game.com/doomwads.html]Redux E2M4[/url] [[b]3[/b]: Jaxxoon R: 3]</text:p>
            <text:p>45. [url=https://forum.zdoom.org/viewtopic.php?f=19&amp;t=49675#p862105]Spooky's House of Jump Scares TC[/url] [[b]3[/b]: ibm5155: 3]</text:p>
            <text:p>45. [url=https://forum.zdoom.org/viewtopic.php?f=105&amp;t=54992#p971348]SpriteShadow[/url] [[b]3[/b]: m8f: 1, Caligari87: 1, Hipnotic Rogue: 1]</text:p>
            <text:p>45. [url=https://forum.zdoom.org/viewtopic.php?t=49369#p854693]Strange Aeons[/url] [[b]3[/b]: Rachael: 3]</text:p>
            <text:p>45. [url=https://forum.zdoom.org/viewtopic.php?f=43&amp;t=57902#p1018827]Sun Damage Omen[/url] [[b]3[/b]: Matt: 3]</text:p>
            <text:p>45. [url=http://waltersgameboy.tripod.com/simpdoom/]The Ultimate Simpsons Doom [/url] [[b]3[/b]: undeadmonk354: 3]</text:p>
            <text:p>45. [url=https://www.doomworld.com/idgames/levels/doom2/Ports/v-z/void]Void[/url] [[b]3[/b]: Jaxxoon R: 3]</text:p>
            <text:p>45. [url=https://forum.zdoom.org/viewtopic.php?t=55741#p985511]Waterlab GZD[/url] [[b]3[/b]: Jaxxoon R: 3]</text:p>
            <text:p>58. [url=http://action.mancubus.net/actiondoom/]Action Doom[/url] [[b]2[/b]: lil'devil: 2]</text:p>
            <text:p>58. [url=http://www.moddb.com/mods/brutal-doom]Brutal Doom[/url] [[b]2[/b]: lil'devil: 1, Olroda: 1]</text:p>
            <text:p>58. [url=https://forum.zdoom.org/viewtopic.php?f=19&amp;t=57800#p1017196]Castlevania - Simon's Destiny[/url] [[b]2[/b]: Rachael: 2]</text:p>
            <text:p>58. [url=https://forum.zdoom.org/viewtopic.php?t=36667#p694653]Crossfire[/url] [[b]2[/b]: Somagu: 1, Marrub: 1]</text:p>
            <text:p>58. [url=https://forum.zdoom.org/viewtopic.php?f=43&amp;t=58521#p1028226]Dead Marine[/url] [[b]2[/b]: m8f: 1, GAA1992: 1]</text:p>
            <text:p>58. [url=https://forum.zdoom.org/viewtopic.php?t=54750#p965349]Death Foretold[/url] [[b]2[/b]:  TheNightATK300: 2]</text:p>
            <text:p>58. [url=https://forum.zdoom.org/viewtopic.php?f=43&amp;t=59887#p1045489]Demon CounterStrike[/url] [[b]2[/b]: Shadelight: 2]</text:p>
            <text:p>58. [url=https://forum.zdoom.org/viewtopic.php?f=43&amp;t=58594#p1029236]Doom Incarnate[/url] [[b]2[/b]: Somagu: 1, ZikShadow: 1]</text:p>
            <text:p>58. [url=https://forum.zdoom.org/viewtopic.php?f=19&amp;t=46509#p778245]Droplets: Simulated Blood[/url] [[b]2[/b]: Hipnotic Rogue: 1, GAA1992: 1]</text:p>
            <text:p>58. [url=https://forum.zdoom.org/viewtopic.php?t=31034#p587707]Error: Doom[/url] [[b]2[/b]: Marrub: 2]</text:p>
            <text:p>58. [url=https://forum.zdoom.org/viewtopic.php?f=19&amp;t=57252#p1009564]Ghoul School 3D[/url] [[b]2[/b]: Rachael: 2]</text:p>
            <text:p>58. [url=https://forum.zdoom.org/viewtopic.php?t=58009#p1020405]HeXeReTiC Fantasy[/url] [[b]2[/b]: Sumwunn: 2]</text:p>
            <text:p>58. [url=https://forum.zdoom.org/viewtopic.php?t=45804#p760002]Hocusdoom[/url] [[b]2[/b]: Master Medi: 2]</text:p>
            <text:p>58. [url=https://forum.zdoom.org/viewtopic.php?f=3&amp;t=13117#p267820]Queen's Crusade[/url] [[b]2[/b]: Matt: 2]</text:p>
            <text:p>58. [url=https://forum.zdoom.org/viewtopic.php?f=43&amp;t=57310#p1010252]Shades of Doom[/url] [[b]2[/b]: GAA1992: 2]</text:p>
            <text:p>58. [url=https://forum.zdoom.org/viewtopic.php?t=47302#p800865]Shut up and Bleed[/url] [[b]2[/b]: Somagu: 1, Azba: 1]</text:p>
            <text:p>58. [url=http://stronghold.drdteam.org/]Stronghold: On the Edge of Chaos[/url] [[b]2[/b]: Caligari87: 2]</text:p>
            <text:p>58. [url=https://forum.zdoom.org/viewtopic.php?t=37064#p703739]The Space Pirate[/url] [[b]2[/b]: Olroda: 2]</text:p>
            <text:p>58. [url=https://forum.zdoom.org/viewtopic.php?f=42&amp;t=25358#p484506]Unloved[/url] [[b]2[/b]: Rachael: 2]</text:p>
            <text:p>58. [url=https://forum.zdoom.org/viewtopic.php?t=35846#p676444]Wrath of Cronos RPG[/url] [[b]2[/b]: Master Medi: 2]</text:p>
            <text:p>58. [url=https://forum.zdoom.org/viewtopic.php?f=43&amp;t=55465#p982269]WW-Cola3[/url] [[b]2[/b]: phantombeta: 2]</text:p>
            <text:p>79. [url=https://www.doomworld.com/idgames/combos/alanguns]Alandoguns[/url] [[b]1[/b]: lil'devil: 1]</text:p>
            <text:p>79. [url=https://forum.zdoom.org/viewtopic.php?f=43&amp;t=57464#p1012472]Banhammer[/url] [[b]1[/b]: leodoom85: 1]</text:p>
            <text:p>79. [url=https://forum.zdoom.org/viewtopic.php?f=43&amp;t=53545#p940527]BlackWarrior[/url] [[b]1[/b]: Somagu: 1]</text:p>
            <text:p>79. [url=https://forum.zdoom.org/viewtopic.php?f=3&amp;t=37949#p722987]Brutalkick[/url] [[b]1[/b]: Hipnotic Rogue: 1]</text:p>
            <text:p>79. [url=http://www.chucktropolis.com/gamers.htm]Chex Quest 3[/url] [[b]1[/b]: Rachael: 1]</text:p>
            <text:p>79. [url=https://www.doomworld.com/idgames/?id=12363]Chosen[/url] [[b]1[/b]: Bigger C: 1]</text:p>
            <text:p>79. [url=https://forum.zdoom.org/viewtopic.php?f=43&amp;t=58535#p1028376]Complex Doom[/url] [[b]1[/b]: leodoom85: 1]</text:p>
            <text:p>79. [url=https://forum.zdoom.org/viewtopic.php?f=61&amp;t=57834#p1017698]Complex Doom: LCA[/url] [[b]1[/b]: leodoom85: 1]</text:p>
            <text:p>79. [url=https://forum.zdoom.org/viewtopic.php?f=19&amp;t=55298#p978283]Consolation Prize: The PSX Doom TC[/url] [[b]1[/b]: GAA1992: 1]</text:p>
            <text:p>79. [url=https://forum.zdoom.org/viewtopic.php?t=55048#p972862]DamNums[/url] [[b]1[/b]: Hipnotic Rogue: 1]</text:p>
            <text:p>79. [url=https://forum.zdoom.org/viewtopic.php?t=46787#p786254]Demonsteele: NowThatsWhatICallMIDI[/url] [[b]1[/b]: HaraSwift: 1]</text:p>
            <text:p>79. [url=https://www.doomworld.com/forum/topic/62403-doom-2-minor-sprite-fixing-project-v19-release-updated-12718/]Doom 2 Minor Sprite Fixing Project[/url] [[b]1[/b]: m8f: 1]</text:p>
            <text:p>79. [url=https://forum.zdoom.org/viewtopic.php?f=43&amp;t=51596]Doom 64 'weapons only'[/url] [[b]1[/b]: Hipnotic Rogue: 1]</text:p>
            <text:p>79. [url=https://forum.zdoom.org/viewtopic.php?f=19&amp;t=45060#p741205]Doom Ambient Pack[/url] [[b]1[/b]: GAA1992: 1]</text:p>
            <text:p>79. [url=https://forum.zdoom.org/viewtopic.php?f=46&amp;t=49073#p848460]DOOM SNES Jukebox[/url] [[b]1[/b]: GAA1992: 1]</text:p>
            <text:p>79. [url=https://forum.zdoom.org/viewtopic.php?f=19&amp;t=48208#p824651]Eriguns 2[/url] [[b]1[/b]: Hipnotic Rogue: 1]</text:p>
            <text:p>79. [url=https://forum.zdoom.org/viewtopic.php?f=43&amp;t=58486#p1027620]Factotum[/url] [[b]1[/b]: kadu522: 1]</text:p>
            <text:p>79. [url=https://forum.zdoom.org/viewtopic.php?f=43&amp;t=58923#p1033516]FamiliarDoom[/url] [[b]1[/b]: kadu522: 1]</text:p>
            <text:p>79. [url=https://forum.zdoom.org/viewtopic.php?f=105&amp;t=35388#p666921]Footsteps[/url] [[b]1[/b]: m8f: 1]</text:p>
            <text:p>79. [url=https://forum.zdoom.org/viewtopic.php?f=46&amp;t=56148#p994037]GZSHud[/url] [[b]1[/b]: Hipnotic Rogue: 1]</text:p>
            <text:p>79. [url=https://forum.zdoom.org/viewtopic.php?f=37&amp;t=47973#p817851]Heretic Widescreened HUD[/url] [[b]1[/b]: Hipnotic Rogue: 1]</text:p>
            <text:p>79. [url=https://forum.zdoom.org/viewtopic.php?f=43&amp;t=33766#p638587]HeXercise[/url] [[b]1[/b]: Eric_: 1]</text:p>
            <text:p>79. [url=https://forum.zdoom.org/viewtopic.php?f=43&amp;t=57522#p1013338]Highway to Hell[/url] [[b]1[/b]: GAA1992: 1]</text:p>
            <text:p>79. [url=https://forum.zdoom.org/viewtopic.php?f=43&amp;t=48074#p820532]HXRTC Project[/url] [[b]1[/b]: leodoom85: 1]</text:p>
            <text:p>79. [url=https://forum.zdoom.org/viewtopic.php?t=48924#p843884]Megabounce[/url] [[b]1[/b]: Beed28: 1]</text:p>
            <text:p>79. [url=https://forum.zdoom.org/viewtopic.php?f=45&amp;t=11545#p237676]Nash's Gore Mod[/url] [[b]1[/b]: Hipnotic Rogue: 1]</text:p>
            <text:p>79. [url=https://forum.zdoom.org/viewtopic.php?t=29815#p565772]Nazis![/url] [[b]1[/b]: ZikShadow: 1]</text:p>
            <text:p>79. [url=https://forum.zdoom.org/viewtopic.php?f=46&amp;t=33079#p626384]NC HUD[/url] [[b]1[/b]: m8f: 1]</text:p>
            <text:p>79. [url=http://web.archive.org/web/20100527012514/http://members.multimania.co.uk/Enjay001/]njsplash[/url] [[b]1[/b]: Hipnotic Rogue: 1]</text:p>
            <text:p>79. [url=http://www.perkristian.net/game_doom-sfx.shtml]Perkristan's HD Sounds[/url] [[b]1[/b]: Caligari87: 1]</text:p>
            <text:p>79. [url=https://forum.zdoom.org/viewtopic.php?f=19&amp;t=27649#p529231]Pokémon Doom[/url] [[b]1[/b]: Marrub: 1]</text:p>
            <text:p>79. [url=https://forum.zdoom.org/viewtopic.php?f=19&amp;t=46438#p776148]QUAKE: Descent into Heresy[/url] [[b]1[/b]: GAA1992: 1]</text:p>
            <text:p>79. [url=https://www.doomworld.com/idgames/levels/doom2/Ports/m-o/njtrain]Runaway Train[/url] [[b]1[/b]: Caligari87: 1]</text:p>
            <text:p>79. [url=https://forum.zdoom.org/viewtopic.php?t=29792#p565461]Sbrightmaps[/url] [[b]1[/b]: Hipnotic Rogue: 1]</text:p>
            <text:p>79. [url=https://forum.zdoom.org/viewtopic.php?f=45&amp;t=24974#p479313]scalliano's 667 Shuffle[/url] [[b]1[/b]: leodoom85: 1]</text:p>
            <text:p>79. [url=https://forum.zdoom.org/viewtopic.php?t=45550#p753192]Smooth Doom[/url] [[b]1[/b]: GAA1992: 1]</text:p>
            <text:p>79. [url=https://forum.zdoom.org/viewtopic.php?f=37&amp;t=55161#p975126]Smooth fluids[/url] [[b]1[/b]: Hipnotic Rogue: 1]</text:p>
            <text:p>79. [url=https://www.doomworld.com/forum/topic/71133-sound-caulking-now-on-idgames/]https://www.doomworld.com/forum/topic/71133-sound-caulking-now-on-idgames/[/url] [[b]1[/b]: m8f: 1]</text:p>
            <text:p>79. [url=https://forum.zdoom.org/viewtopic.php?p=883878#p883878]TGRDM3 (Morgenstern)[/url] [[b]1[/b]: Rachael: 1]</text:p>
            <text:p>79. [url=https://forum.zdoom.org/viewtopic.php?f=43&amp;t=55321#p978965]The Trooper[/url] [[b]1[/b]: lil'devil: 1]</text:p>
            <text:p>79. [url=https://forum.zdoom.org/viewtopic.php?f=105&amp;t=55413#p981192]Tilt++[/url] [[b]1[/b]: Hipnotic Rogue: 1]</text:p>
            <text:p>79. [url=http://www.moddb.com/addons/na132689]WARDUST heretic Sprites[/url] [[b]1[/b]: Hipnotic Rogue: 1]</text:p>
            <text:p>79. [url=https://forum.zdoom.org/viewtopic.php?t=51000#p887649]Zero Tolerance[/url] [[b]1[/b]: Combine_Kegan: 1]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21" calcext:value-type="string">
            <text:p>Mods: 121</text:p>
          </table:table-cell>
          <table:table-cell table:style-name="ce2" table:formula="of:=&quot;Voters: &quot; &amp; SUMPRODUCT(NOT(ISBLANK([.H2:.AMJ2])))" office:value-type="string" office:string-value="Voters: 40" calcext:value-type="string">
            <text:p>Voters: 40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592" calcext:value-type="float">
            <text:p>592</text:p>
          </table:table-cell>
          <table:table-cell table:formula="of:=SUM([.H4:.H1048576])" office:value-type="float" office:value="10" calcext:value-type="float">
            <text:p>10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0" calcext:value-type="float">
            <text:p>0</text:p>
          </table:table-cell>
          <table:table-cell table:formula="of:=SUM([.AW4:.AW1048576])" office:value-type="float" office:value="0" calcext:value-type="float">
            <text:p>0</text:p>
          </table:table-cell>
          <table:table-cell table:formula="of:=SUM([.AX4:.AX1048576])" office:value-type="float" office:value="0" calcext:value-type="float">
            <text:p>0</text:p>
          </table:table-cell>
          <table:table-cell table:formula="of:=SUM([.AY4:.AY1048576])" office:value-type="float" office:value="0" calcext:value-type="float">
            <text:p>0</text:p>
          </table:table-cell>
          <table:table-cell table:formula="of:=SUM([.AZ4:.AZ1048576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6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table:number-columns-repeated="97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2" calcext:value-type="float">
            <text:p>3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" calcext:value-type="string">
            <text:p>wildweasel: 3, <text:s/>TheNightATK300: 2, lil'devil: 1, Hege Cactus: 3, TriMetall: 3, kadu522: 3, Azba: 3, 4thcharacter: 3, ZikShadow: 2, Sumwunn: 4, Marrub: 3, Master Medi: 2</text:p>
          </table:table-cell>
          <table:table-cell table:formula="of:=SUMPRODUCT(NOT(ISBLANK([.H4:.AMJ4])))" office:value-type="float" office:value="12" calcext:value-type="float">
            <text:p>12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32" calcext:value-type="float">
            <text:p>32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" calcext:value-type="string">
            <text:p>Brohnesorge: 2, Caligari87: 5, phantombeta: 5, Somagu: 1, TriMetall: 1, Olroda: 5, Bigger C: 5, Azba: 3, Eric_: 5</text:p>
          </table:table-cell>
          <table:table-cell table:formula="of:=SUMPRODUCT(NOT(ISBLANK([.H5:.AMJ5]))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6:.AMJ6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2" calcext:value-type="float">
            <text:p>22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3, Shadelight: 2, Shi No Hime: 2, Marisa Kirisame: 3, HaraSwift: 3, Somagu: 2, lud: 4, 4thcharacter: 3" calcext:value-type="string">
            <text:p>Brohnesorge: 3, Shadelight: 2, Shi No Hime: 2, Marisa Kirisame: 3, HaraSwift: 3, Somagu: 2, lud: 4, 4thcharacter: 3</text:p>
          </table:table-cell>
          <table:table-cell table:formula="of:=SUMPRODUCT(NOT(ISBLANK([.H8:.AMJ8])))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2" calcext:value-type="float">
            <text:p>22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hadelight: 3, TerminusEst13: 3, DrPyspy: 3, Somagu: 1,  TheNightATK300: 2, Hege Cactus: 2, Captain J: 3, Azba: 3, Eric_: 1, Marrub: 1" calcext:value-type="string">
            <text:p>Shadelight: 3, TerminusEst13: 3, DrPyspy: 3, Somagu: 1, <text:s/>TheNightATK300: 2, Hege Cactus: 2, Captain J: 3, Azba: 3, Eric_: 1, Marrub: 1</text:p>
          </table:table-cell>
          <table:table-cell table:formula="of:=SUMPRODUCT(NOT(ISBLANK([.H9:.AMJ9])))"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0:.AMJ10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" calcext:value-type="float">
            <text:p>16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Brohnesorge: 4, Shi No Hime: 2, ZippeyKeys12: 4, HaraSwift: 1, Somagu: 1,  TheNightATK300: 1, kadu522: 2, ZikShadow: 1" calcext:value-type="string">
            <text:p>Brohnesorge: 4, Shi No Hime: 2, ZippeyKeys12: 4, HaraSwift: 1, Somagu: 1, <text:s/>TheNightATK300: 1, kadu522: 2, ZikShadow: 1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16" calcext:value-type="float">
            <text:p>16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8f: 1, Matt: 1, GAA1992: 3, phantombeta: 1, Hege Cactus: 3, kadu522: 2, Captain J: 4, Master Medi: 1" calcext:value-type="string">
            <text:p>m8f: 1, Matt: 1, GAA1992: 3, phantombeta: 1, Hege Cactus: 3, kadu522: 2, Captain J: 4, Master Medi: 1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3:.AMJ13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3" calcext:value-type="float">
            <text:p>1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5, phantombeta: 2, Somagu: 1, Marrub: 5" calcext:value-type="string">
            <text:p>TerminusEst13: 5, phantombeta: 2, Somagu: 1, Marrub: 5</text:p>
          </table:table-cell>
          <table:table-cell table:formula="of:=SUMPRODUCT(NOT(ISBLANK([.H14:.AMJ14])))" office:value-type="float" office:value="4" calcext:value-type="float">
            <text:p>4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13" calcext:value-type="float">
            <text:p>13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tt: 1, Marisa Kirisame: 1, Untitled: 3, undeadmonk354: 1, Beed28: 2, Hege Cactus: 2, TriMetall: 1, Captain J: 2" calcext:value-type="string">
            <text:p>Matt: 1, Marisa Kirisame: 1, Untitled: 3, undeadmonk354: 1, Beed28: 2, Hege Cactus: 2, TriMetall: 1, Captain J: 2</text:p>
          </table:table-cell>
          <table:table-cell table:formula="of:=SUMPRODUCT(NOT(ISBLANK([.H15:.AMJ15])))" office:value-type="float" office:value="8" calcext:value-type="float">
            <text:p>8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2" calcext:value-type="float">
            <text:p>12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Hege Cactus: 3, lud: 2, 4thcharacter: 3, ZikShadow: 1, Sumwunn: 3" calcext:value-type="string">
            <text:p>Hege Cactus: 3, lud: 2, 4thcharacter: 3, ZikShadow: 1, Sumwunn: 3</text:p>
          </table:table-cell>
          <table:table-cell table:formula="of:=SUMPRODUCT(NOT(ISBLANK([.H16:.AMJ16])))"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12" calcext:value-type="float">
            <text:p>1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TerminusEst13: 2, DrPyspy: 3, phantombeta: 5,  TheNightATK300: 2" calcext:value-type="string">
            <text:p>TerminusEst13: 2, DrPyspy: 3, phantombeta: 5, <text:s/>TheNightATK300: 2</text:p>
          </table:table-cell>
          <table:table-cell table:formula="of:=SUMPRODUCT(NOT(ISBLANK([.H17:.AMJ17])))"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11" calcext:value-type="float">
            <text:p>1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" calcext:value-type="string">
            <text:p>m8f: 1, Shi No Hime: 2, Marisa Kirisame: 1, Untitled: 1, lil'devil: 1, TriMetall: 3, 4thcharacter: 2</text:p>
          </table:table-cell>
          <table:table-cell table:formula="of:=SUMPRODUCT(NOT(ISBLANK([.H18:.AMJ18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11" calcext:value-type="float">
            <text:p>11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" calcext:value-type="string">
            <text:p>Matt: 1, Combine_Kegan: 3, ZippeyKeys12: 4, TriMetall: 1, Bigger C: 2</text:p>
          </table:table-cell>
          <table:table-cell table:formula="of:=SUMPRODUCT(NOT(ISBLANK([.H19:.AMJ19])))"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0" calcext:value-type="float">
            <text:p>10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Caligari87: 3, Shi No Hime: 2, ZippeyKeys12: 1, GAA1992: 1, Beed28: 3" calcext:value-type="string">
            <text:p>Caligari87: 3, Shi No Hime: 2, ZippeyKeys12: 1, GAA1992: 1, Beed28: 3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10" calcext:value-type="float">
            <text:p>10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tt: 2, Combine_Kegan: 3, Untitled: 5" calcext:value-type="string">
            <text:p>Matt: 2, Combine_Kegan: 3, Untitled: 5</text:p>
          </table:table-cell>
          <table:table-cell table:formula="of:=SUMPRODUCT(NOT(ISBLANK([.H21:.AMJ21])))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9" calcext:value-type="float">
            <text:p>9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Marisa Kirisame: 3, Somagu: 1, lud: 3, 4thcharacter: 1" calcext:value-type="string">
            <text:p>leodoom85: 1, Marisa Kirisame: 3, Somagu: 1, lud: 3, 4thcharacter: 1</text:p>
          </table:table-cell>
          <table:table-cell table:formula="of:=SUMPRODUCT(NOT(ISBLANK([.H22:.AMJ22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3:.AMJ23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Untitled: 4, Azba: 1, Eric_: 3" calcext:value-type="string">
            <text:p>Untitled: 4, Azba: 1, Eric_: 3</text:p>
          </table:table-cell>
          <table:table-cell table:formula="of:=SUMPRODUCT(NOT(ISBLANK([.H24:.AMJ24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8" calcext:value-type="float">
            <text:p>8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ZikShadow: 3, Master Medi: 5" calcext:value-type="string">
            <text:p>ZikShadow: 3, Master Medi: 5</text:p>
          </table:table-cell>
          <table:table-cell table:formula="of:=SUMPRODUCT(NOT(ISBLANK([.H25:.AMJ25])))" office:value-type="float" office:value="2" calcext:value-type="float">
            <text:p>2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H26:.AMJ26])" office:value-type="float" office:value="8" calcext:value-type="float">
            <text:p>8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1" calcext:value-type="string">
            <text:p>DrPyspy: 3, wildweasel: 4, Captain J: 1</text:p>
          </table:table-cell>
          <table:table-cell table:formula="of:=SUMPRODUCT(NOT(ISBLANK([.H26:.AMJ26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27:.AMJ2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28:.AMJ2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m8f: 1, Matt: 3, Hege Cactus: 1, lud: 1, ZikShadow: 1" calcext:value-type="string">
            <text:p>m8f: 1, Matt: 3, Hege Cactus: 1, lud: 1, ZikShadow: 1</text:p>
          </table:table-cell>
          <table:table-cell table:formula="of:=SUMPRODUCT(NOT(ISBLANK([.H30:.AMJ30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4" calcext:value-type="float">
            <text:p>24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Brohnesorge: 4, Matt: 2" calcext:value-type="string">
            <text:p>Brohnesorge: 4, Matt: 2</text:p>
          </table:table-cell>
          <table:table-cell table:formula="of:=SUMPRODUCT(NOT(ISBLANK([.H33:.AMJ33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6" calcext:value-type="float">
            <text:p>6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TerminusEst13: 1, Captain J: 5" calcext:value-type="string">
            <text:p>TerminusEst13: 1, Captain J: 5</text:p>
          </table:table-cell>
          <table:table-cell table:formula="of:=SUMPRODUCT(NOT(ISBLANK([.H34:.AMJ34])))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5" calcext:value-type="float">
            <text:p>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Olroda: 2, Bigger C: 3" calcext:value-type="string">
            <text:p>Olroda: 2, Bigger C: 3</text:p>
          </table:table-cell>
          <table:table-cell table:formula="of:=SUMPRODUCT(NOT(ISBLANK([.H35:.AMJ35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5" calcext:value-type="float">
            <text:p>5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Caligari87: 2, ZikShadow: 3" calcext:value-type="string">
            <text:p>Caligari87: 2, ZikShadow: 3</text:p>
          </table:table-cell>
          <table:table-cell table:formula="of:=SUMPRODUCT(NOT(ISBLANK([.H36:.AMJ36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omagu: 1, Bigger C: 4" calcext:value-type="string">
            <text:p>Somagu: 1, Bigger C: 4</text:p>
          </table:table-cell>
          <table:table-cell table:formula="of:=SUMPRODUCT(NOT(ISBLANK([.H37:.AMJ3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2" calcext:value-type="float">
            <text:p>32</text:p>
          </table:table-cell>
          <table:table-cell table:formula="of:=SUM([.H38:.AMJ38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ibm5155: 5" calcext:value-type="string">
            <text:p>ibm5155: 5</text:p>
          </table:table-cell>
          <table:table-cell table:formula="of:=SUMPRODUCT(NOT(ISBLANK([.H38:.AMJ38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2" calcext:value-type="float">
            <text:p>32</text:p>
          </table:table-cell>
          <table:table-cell table:formula="of:=SUM([.H39:.AMJ39])" office:value-type="float" office:value="5" calcext:value-type="float">
            <text:p>5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hadelight: 1, DrPyspy: 3, Sumwunn: 1" calcext:value-type="string">
            <text:p>Shadelight: 1, DrPyspy: 3, Sumwunn: 1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2" calcext:value-type="float">
            <text:p>32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wildweasel: 5" calcext:value-type="string">
            <text:p>wildweasel: 5</text:p>
          </table:table-cell>
          <table:table-cell table:formula="of:=SUMPRODUCT(NOT(ISBLANK([.H40:.AMJ40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2" calcext:value-type="float">
            <text:p>32</text:p>
          </table:table-cell>
          <table:table-cell table:formula="of:=SUM([.H41:.AMJ41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2" calcext:value-type="float">
            <text:p>32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hi No Hime: 5" calcext:value-type="string">
            <text:p>Shi No Hime: 5</text:p>
          </table:table-cell>
          <table:table-cell table:formula="of:=SUMPRODUCT(NOT(ISBLANK([.H42:.AMJ42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2" calcext:value-type="float">
            <text:p>32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rPyspy: 3, ibm5155: 2" calcext:value-type="string">
            <text:p>DrPyspy: 3, ibm5155: 2</text:p>
          </table:table-cell>
          <table:table-cell table:formula="of:=SUMPRODUCT(NOT(ISBLANK([.H43:.AMJ43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Beed28: 4" calcext:value-type="string">
            <text:p>Beed28: 4</text:p>
          </table:table-cell>
          <table:table-cell table:formula="of:=SUMPRODUCT(NOT(ISBLANK([.H44:.AMJ4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leodoom85: 1, Jaxxoon R: 3" calcext:value-type="string">
            <text:p>leodoom85: 1, Jaxxoon R: 3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4" calcext:value-type="float">
            <text:p>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omagu: 1, TriMetall: 3" calcext:value-type="string">
            <text:p>Somagu: 1, TriMetall: 3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2, Azba: 1" calcext:value-type="string">
            <text:p>Combine_Kegan: 2, Azba: 1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3" calcext:value-type="float">
            <text:p>3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Brohnesorge: 2, Shi No Hime: 1" calcext:value-type="string">
            <text:p>Brohnesorge: 2, Shi No Hime: 1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Rachael: 3" calcext:value-type="string">
            <text:p>Rachael: 3</text:p>
          </table:table-cell>
          <table:table-cell table:formula="of:=SUMPRODUCT(NOT(ISBLANK([.H51:.AMJ51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3" calcext:value-type="float">
            <text:p>3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 TheNightATK300: 3" calcext:value-type="string">
            <text:p><text:s/>TheNightATK300: 3</text:p>
          </table:table-cell>
          <table:table-cell table:formula="of:=SUMPRODUCT(NOT(ISBLANK([.H52:.AMJ52])))" office:value-type="float" office:value="1" calcext:value-type="float">
            <text:p>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Jaxxoon R: 3" calcext:value-type="string">
            <text:p>Jaxxoon R: 3</text:p>
          </table:table-cell>
          <table:table-cell table:formula="of:=SUMPRODUCT(NOT(ISBLANK([.H53:.AMJ5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3" calcext:value-type="float">
            <text:p>3</text:p>
          </table:table-cell>
          <table:table-cell office:value-type="string" calcext:value-type="string">
            <text:p>Spooky's House of Jump Scares TC</text:p>
          </table:table-cell>
          <table:table-cell office:value-type="string" calcext:value-type="string">
            <text:p>https://forum.zdoom.org/viewtopic.php?f=19&amp;t=49675#p862105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3" calcext:value-type="string">
            <text:p>ibm5155: 3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3" calcext:value-type="float">
            <text:p>3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8f: 1, Caligari87: 1, Hipnotic Rogue: 1" calcext:value-type="string">
            <text:p>m8f: 1, Caligari87: 1, Hipnotic Rogue: 1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5" calcext:value-type="float">
            <text:p>45</text:p>
          </table:table-cell>
          <table:table-cell table:formula="of:=SUM([.H56:.AMJ56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Rachael: 3" calcext:value-type="string">
            <text:p>Rachael: 3</text:p>
          </table:table-cell>
          <table:table-cell table:formula="of:=SUMPRODUCT(NOT(ISBLANK([.H56:.AMJ56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5" calcext:value-type="float">
            <text:p>45</text:p>
          </table:table-cell>
          <table:table-cell table:formula="of:=SUM([.H57:.AMJ57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tt: 3" calcext:value-type="string">
            <text:p>Matt: 3</text:p>
          </table:table-cell>
          <table:table-cell table:formula="of:=SUMPRODUCT(NOT(ISBLANK([.H57:.AMJ57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5" calcext:value-type="float">
            <text:p>45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undeadmonk354: 3" calcext:value-type="string">
            <text:p>undeadmonk354: 3</text:p>
          </table:table-cell>
          <table:table-cell table:formula="of:=SUMPRODUCT(NOT(ISBLANK([.H58:.AMJ5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5" calcext:value-type="float">
            <text:p>45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Jaxxoon R: 3" calcext:value-type="string">
            <text:p>Jaxxoon R: 3</text:p>
          </table:table-cell>
          <table:table-cell table:formula="of:=SUMPRODUCT(NOT(ISBLANK([.H59:.AMJ5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5" calcext:value-type="float">
            <text:p>45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Jaxxoon R: 3" calcext:value-type="string">
            <text:p>Jaxxoon R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lil'devil: 2" calcext:value-type="string">
            <text:p>lil'devil: 2</text:p>
          </table:table-cell>
          <table:table-cell table:formula="of:=SUMPRODUCT(NOT(ISBLANK([.H61:.AMJ61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il'devil: 1, Olroda: 1" calcext:value-type="string">
            <text:p>lil'devil: 1, Olroda: 1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chael: 2" calcext:value-type="string">
            <text:p>Rachael: 2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8" calcext:value-type="float">
            <text:p>58</text:p>
          </table:table-cell>
          <table:table-cell table:formula="of:=SUM([.H64:.AMJ6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Somagu: 1, Marrub: 1" calcext:value-type="string">
            <text:p>Somagu: 1, Marrub: 1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8" calcext:value-type="float">
            <text:p>58</text:p>
          </table:table-cell>
          <table:table-cell table:formula="of:=SUM([.H65:.AMJ65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m8f: 1, GAA1992: 1" calcext:value-type="string">
            <text:p>m8f: 1, GAA1992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8" calcext:value-type="float">
            <text:p>58</text:p>
          </table:table-cell>
          <table:table-cell table:formula="of:=SUM([.H66:.AMJ66])" office:value-type="float" office:value="2" calcext:value-type="float">
            <text:p>2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 TheNightATK300: 2" calcext:value-type="string">
            <text:p><text:s/>TheNightATK300: 2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8" calcext:value-type="float">
            <text:p>58</text:p>
          </table:table-cell>
          <table:table-cell table:formula="of:=SUM([.H67:.AMJ6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Shadelight: 2" calcext:value-type="string">
            <text:p>Shadelight: 2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8" calcext:value-type="float">
            <text:p>58</text:p>
          </table:table-cell>
          <table:table-cell table:formula="of:=SUM([.H68:.AMJ68])" office:value-type="float" office:value="2" calcext:value-type="float">
            <text:p>2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omagu: 1, ZikShadow: 1" calcext:value-type="string">
            <text:p>Somagu: 1, ZikShadow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8" calcext:value-type="float">
            <text:p>58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Hipnotic Rogue: 1, GAA1992: 1" calcext:value-type="string">
            <text:p>Hipnotic Rogue: 1, GAA1992: 1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8" calcext:value-type="float">
            <text:p>58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rrub: 2" calcext:value-type="string">
            <text:p>Marrub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8" calcext:value-type="float">
            <text:p>58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achael: 2" calcext:value-type="string">
            <text:p>Rachael: 2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8" calcext:value-type="float">
            <text:p>58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umwunn: 2" calcext:value-type="string">
            <text:p>Sumwunn: 2</text:p>
          </table:table-cell>
          <table:table-cell table:formula="of:=SUMPRODUCT(NOT(ISBLANK([.H72:.AMJ7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8" calcext:value-type="float">
            <text:p>58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aster Medi: 2" calcext:value-type="string">
            <text:p>Master Medi: 2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58" calcext:value-type="float">
            <text:p>58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tt: 2" calcext:value-type="string">
            <text:p>Matt: 2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58" calcext:value-type="float">
            <text:p>58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GAA1992: 2" calcext:value-type="string">
            <text:p>GAA1992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58" calcext:value-type="float">
            <text:p>58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omagu: 1, Azba: 1" calcext:value-type="string">
            <text:p>Somagu: 1, Azba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58" calcext:value-type="float">
            <text:p>58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Caligari87: 2" calcext:value-type="string">
            <text:p>Caligari87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58" calcext:value-type="float">
            <text:p>58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Olroda: 2" calcext:value-type="string">
            <text:p>Olroda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58" calcext:value-type="float">
            <text:p>58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Rachael: 2" calcext:value-type="string">
            <text:p>Rachael: 2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58" calcext:value-type="float">
            <text:p>58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ster Medi: 2" calcext:value-type="string">
            <text:p>Master Medi: 2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58" calcext:value-type="float">
            <text:p>58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phantombeta: 2" calcext:value-type="string">
            <text:p>phantombeta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lil'devil: 1" calcext:value-type="string">
            <text:p>lil'devil: 1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leodoom85: 1" calcext:value-type="string">
            <text:p>leodoom85: 1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Somagu: 1" calcext:value-type="string">
            <text:p>Somagu: 1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H85:.AMJ8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Hipnotic Rogue: 1" calcext:value-type="string">
            <text:p>Hipnotic Rogue: 1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9" calcext:value-type="float">
            <text:p>79</text:p>
          </table:table-cell>
          <table:table-cell table:formula="of:=SUM([.H86:.AMJ86])" office:value-type="float" office:value="1" calcext:value-type="float">
            <text:p>1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" calcext:value-type="string">
            <text:p>Rachael: 1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9" calcext:value-type="float">
            <text:p>79</text:p>
          </table:table-cell>
          <table:table-cell table:formula="of:=SUM([.H87:.AMJ87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Bigger C: 1" calcext:value-type="string">
            <text:p>Bigger C: 1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9" calcext:value-type="float">
            <text:p>79</text:p>
          </table:table-cell>
          <table:table-cell table:formula="of:=SUM([.H88:.AMJ88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leodoom85: 1" calcext:value-type="string">
            <text:p>leodoom85: 1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9" calcext:value-type="float">
            <text:p>79</text:p>
          </table:table-cell>
          <table:table-cell table:formula="of:=SUM([.H89:.AMJ8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leodoom85: 1" calcext:value-type="string">
            <text:p>leodoom85: 1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9" calcext:value-type="float">
            <text:p>79</text:p>
          </table:table-cell>
          <table:table-cell table:formula="of:=SUM([.H90:.AMJ90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GAA1992: 1" calcext:value-type="string">
            <text:p>GAA1992: 1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9" calcext:value-type="float">
            <text:p>79</text:p>
          </table:table-cell>
          <table:table-cell table:formula="of:=SUM([.H91:.AMJ91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Hipnotic Rogue: 1" calcext:value-type="string">
            <text:p>Hipnotic Rogue: 1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9" calcext:value-type="float">
            <text:p>79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HaraSwift: 1" calcext:value-type="string">
            <text:p>HaraSwift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9" calcext:value-type="float">
            <text:p>79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8f: 1" calcext:value-type="string">
            <text:p>m8f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9" calcext:value-type="float">
            <text:p>79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Hipnotic Rogue: 1" calcext:value-type="string">
            <text:p>Hipnotic Rogue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9" calcext:value-type="float">
            <text:p>79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f=19&amp;t=45060#p741205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GAA1992: 1" calcext:value-type="string">
            <text:p>GAA1992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9" calcext:value-type="float">
            <text:p>79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DOOM SNES Jukebox</text:p>
          </table:table-cell>
          <table:table-cell office:value-type="string" calcext:value-type="string">
            <text:p>https://forum.zdoom.org/viewtopic.php?f=46&amp;t=49073#p848460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GAA1992: 1" calcext:value-type="string">
            <text:p>GAA1992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9" calcext:value-type="float">
            <text:p>79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" calcext:value-type="string">
            <text:p>Hipnotic Rogu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9" calcext:value-type="float">
            <text:p>79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kadu522: 1" calcext:value-type="string">
            <text:p>kadu522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9" calcext:value-type="float">
            <text:p>79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kadu522: 1" calcext:value-type="string">
            <text:p>kadu522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9" calcext:value-type="float">
            <text:p>79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8f: 1" calcext:value-type="string">
            <text:p>m8f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79" calcext:value-type="float">
            <text:p>79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ipnotic Rogue: 1" calcext:value-type="string">
            <text:p>Hipnotic Rogue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79" calcext:value-type="float">
            <text:p>79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Hipnotic Rogue: 1" calcext:value-type="string">
            <text:p>Hipnotic Rogue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79" calcext:value-type="float">
            <text:p>79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Eric_: 1" calcext:value-type="string">
            <text:p>Eric_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79" calcext:value-type="float">
            <text:p>79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GAA1992: 1" calcext:value-type="string">
            <text:p>GAA1992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79" calcext:value-type="float">
            <text:p>79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leodoom85: 1" calcext:value-type="string">
            <text:p>leodoom85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79" calcext:value-type="float">
            <text:p>79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Beed28: 1" calcext:value-type="string">
            <text:p>Beed28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79" calcext:value-type="float">
            <text:p>79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Hipnotic Rogue: 1" calcext:value-type="string">
            <text:p>Hipnotic Rogu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79" calcext:value-type="float">
            <text:p>79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ZikShadow: 1" calcext:value-type="string">
            <text:p>ZikShadow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79" calcext:value-type="float">
            <text:p>79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8f: 1" calcext:value-type="string">
            <text:p>m8f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79" calcext:value-type="float">
            <text:p>79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Hipnotic Rogue: 1" calcext:value-type="string">
            <text:p>Hipnotic Rogue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79" calcext:value-type="float">
            <text:p>79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Caligari87: 1" calcext:value-type="string">
            <text:p>Caligari87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79" calcext:value-type="float">
            <text:p>79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arrub: 1" calcext:value-type="string">
            <text:p>Marrub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79" calcext:value-type="float">
            <text:p>79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GAA1992: 1" calcext:value-type="string">
            <text:p>GAA1992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79" calcext:value-type="float">
            <text:p>79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Caligari87: 1" calcext:value-type="string">
            <text:p>Caligari87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79" calcext:value-type="float">
            <text:p>79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" calcext:value-type="string">
            <text:p>Hipnotic Rogue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79" calcext:value-type="float">
            <text:p>79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leodoom85: 1" calcext:value-type="string">
            <text:p>leodoom85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79" calcext:value-type="float">
            <text:p>79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GAA1992: 1" calcext:value-type="string">
            <text:p>GAA1992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79" calcext:value-type="float">
            <text:p>79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Hipnotic Rogue: 1" calcext:value-type="string">
            <text:p>Hipnotic Rogue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79" calcext:value-type="float">
            <text:p>79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1" calcext:value-type="string">
            <text:p>m8f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79" calcext:value-type="float">
            <text:p>79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Rachael: 1" calcext:value-type="string">
            <text:p>Rachael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79" calcext:value-type="float">
            <text:p>79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lil'devil: 1" calcext:value-type="string">
            <text:p>lil'devil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79" calcext:value-type="float">
            <text:p>79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" calcext:value-type="string">
            <text:p>Hipnotic Rogue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79" calcext:value-type="float">
            <text:p>79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Hipnotic Rogue: 1" calcext:value-type="string">
            <text:p>Hipnotic Rogue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79" calcext:value-type="float">
            <text:p>79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Combine_Kegan: 1" calcext:value-type="string">
            <text:p>Combine_Kegan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H125:.AMJ1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5:.AMJ125]); &quot;&quot;; [.H$2:.AMJ$2] &amp; &quot;: &quot; &amp; [.H125:.AMJ125]))">
            <text:p/>
          </table:table-cell>
          <table:table-cell table:formula="of:=SUMPRODUCT(NOT(ISBLANK([.H125:.AMJ1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H126:.AMJ1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6:.AMJ126]); &quot;&quot;; [.H$2:.AMJ$2] &amp; &quot;: &quot; &amp; [.H126:.AMJ126]))">
            <text:p/>
          </table:table-cell>
          <table:table-cell table:formula="of:=SUMPRODUCT(NOT(ISBLANK([.H126:.AMJ1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H127:.AMJ1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7:.AMJ127]); &quot;&quot;; [.H$2:.AMJ$2] &amp; &quot;: &quot; &amp; [.H127:.AMJ127]))">
            <text:p/>
          </table:table-cell>
          <table:table-cell table:formula="of:=SUMPRODUCT(NOT(ISBLANK([.H127:.AMJ1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2" calcext:value-type="float">
            <text:p>122</text:p>
          </table:table-cell>
          <table:table-cell table:formula="of:=SUM([.H128:.AMJ1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8:.AMJ128]); &quot;&quot;; [.H$2:.AMJ$2] &amp; &quot;: &quot; &amp; [.H128:.AMJ128]))">
            <text:p/>
          </table:table-cell>
          <table:table-cell table:formula="of:=SUMPRODUCT(NOT(ISBLANK([.H128:.AMJ1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2" calcext:value-type="float">
            <text:p>122</text:p>
          </table:table-cell>
          <table:table-cell table:formula="of:=SUM([.H129:.AMJ1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9:.AMJ129]); &quot;&quot;; [.H$2:.AMJ$2] &amp; &quot;: &quot; &amp; [.H129:.AMJ129]))">
            <text:p/>
          </table:table-cell>
          <table:table-cell table:formula="of:=SUMPRODUCT(NOT(ISBLANK([.H129:.AMJ1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2" calcext:value-type="float">
            <text:p>122</text:p>
          </table:table-cell>
          <table:table-cell table:formula="of:=SUM([.H130:.AMJ1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0:.AMJ130]); &quot;&quot;; [.H$2:.AMJ$2] &amp; &quot;: &quot; &amp; [.H130:.AMJ130]))">
            <text:p/>
          </table:table-cell>
          <table:table-cell table:formula="of:=SUMPRODUCT(NOT(ISBLANK([.H130:.AMJ1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2" calcext:value-type="float">
            <text:p>122</text:p>
          </table:table-cell>
          <table:table-cell table:formula="of:=SUM([.H131:.AMJ1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1:.AMJ131]); &quot;&quot;; [.H$2:.AMJ$2] &amp; &quot;: &quot; &amp; [.H131:.AMJ131]))">
            <text:p/>
          </table:table-cell>
          <table:table-cell table:formula="of:=SUMPRODUCT(NOT(ISBLANK([.H131:.AMJ1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2" calcext:value-type="float">
            <text:p>122</text:p>
          </table:table-cell>
          <table:table-cell table:formula="of:=SUM([.H132:.AMJ1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2:.AMJ132]); &quot;&quot;; [.H$2:.AMJ$2] &amp; &quot;: &quot; &amp; [.H132:.AMJ132]))">
            <text:p/>
          </table:table-cell>
          <table:table-cell table:formula="of:=SUMPRODUCT(NOT(ISBLANK([.H132:.AMJ1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2" calcext:value-type="float">
            <text:p>122</text:p>
          </table:table-cell>
          <table:table-cell table:formula="of:=SUM([.H133:.AMJ1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3:.AMJ133]); &quot;&quot;; [.H$2:.AMJ$2] &amp; &quot;: &quot; &amp; [.H133:.AMJ133]))">
            <text:p/>
          </table:table-cell>
          <table:table-cell table:formula="of:=SUMPRODUCT(NOT(ISBLANK([.H133:.AMJ1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2" calcext:value-type="float">
            <text:p>122</text:p>
          </table:table-cell>
          <table:table-cell table:formula="of:=SUM([.H134:.AMJ1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4:.AMJ134]); &quot;&quot;; [.H$2:.AMJ$2] &amp; &quot;: &quot; &amp; [.H134:.AMJ134]))">
            <text:p/>
          </table:table-cell>
          <table:table-cell table:formula="of:=SUMPRODUCT(NOT(ISBLANK([.H134:.AMJ1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2" calcext:value-type="float">
            <text:p>122</text:p>
          </table:table-cell>
          <table:table-cell table:formula="of:=SUM([.H135:.AMJ1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5:.AMJ135]); &quot;&quot;; [.H$2:.AMJ$2] &amp; &quot;: &quot; &amp; [.H135:.AMJ135]))">
            <text:p/>
          </table:table-cell>
          <table:table-cell table:formula="of:=SUMPRODUCT(NOT(ISBLANK([.H135:.AMJ1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2" calcext:value-type="float">
            <text:p>122</text:p>
          </table:table-cell>
          <table:table-cell table:formula="of:=SUM([.H136:.AMJ1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6:.AMJ136]); &quot;&quot;; [.H$2:.AMJ$2] &amp; &quot;: &quot; &amp; [.H136:.AMJ136]))">
            <text:p/>
          </table:table-cell>
          <table:table-cell table:formula="of:=SUMPRODUCT(NOT(ISBLANK([.H136:.AMJ1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2" calcext:value-type="float">
            <text:p>122</text:p>
          </table:table-cell>
          <table:table-cell table:formula="of:=SUM([.H137:.AMJ1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7:.AMJ137]); &quot;&quot;; [.H$2:.AMJ$2] &amp; &quot;: &quot; &amp; [.H137:.AMJ137]))">
            <text:p/>
          </table:table-cell>
          <table:table-cell table:formula="of:=SUMPRODUCT(NOT(ISBLANK([.H137:.AMJ1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2" calcext:value-type="float">
            <text:p>122</text:p>
          </table:table-cell>
          <table:table-cell table:formula="of:=SUM([.H138:.AMJ1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8:.AMJ138]); &quot;&quot;; [.H$2:.AMJ$2] &amp; &quot;: &quot; &amp; [.H138:.AMJ138]))">
            <text:p/>
          </table:table-cell>
          <table:table-cell table:formula="of:=SUMPRODUCT(NOT(ISBLANK([.H138:.AMJ1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2" calcext:value-type="float">
            <text:p>122</text:p>
          </table:table-cell>
          <table:table-cell table:formula="of:=SUM([.H139:.AMJ1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9:.AMJ139]); &quot;&quot;; [.H$2:.AMJ$2] &amp; &quot;: &quot; &amp; [.H139:.AMJ139]))">
            <text:p/>
          </table:table-cell>
          <table:table-cell table:formula="of:=SUMPRODUCT(NOT(ISBLANK([.H139:.AMJ1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2" calcext:value-type="float">
            <text:p>122</text:p>
          </table:table-cell>
          <table:table-cell table:formula="of:=SUM([.H140:.AMJ1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0:.AMJ140]); &quot;&quot;; [.H$2:.AMJ$2] &amp; &quot;: &quot; &amp; [.H140:.AMJ140]))">
            <text:p/>
          </table:table-cell>
          <table:table-cell table:formula="of:=SUMPRODUCT(NOT(ISBLANK([.H140:.AMJ1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2" calcext:value-type="float">
            <text:p>122</text:p>
          </table:table-cell>
          <table:table-cell table:formula="of:=SUM([.H141:.AMJ1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1:.AMJ141]); &quot;&quot;; [.H$2:.AMJ$2] &amp; &quot;: &quot; &amp; [.H141:.AMJ141]))">
            <text:p/>
          </table:table-cell>
          <table:table-cell table:formula="of:=SUMPRODUCT(NOT(ISBLANK([.H141:.AMJ1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2" calcext:value-type="float">
            <text:p>122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2" calcext:value-type="float">
            <text:p>122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2" calcext:value-type="float">
            <text:p>122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2" calcext:value-type="float">
            <text:p>122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2" calcext:value-type="float">
            <text:p>122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2" calcext:value-type="float">
            <text:p>122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2" calcext:value-type="float">
            <text:p>122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2" calcext:value-type="float">
            <text:p>122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2" calcext:value-type="float">
            <text:p>122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2" calcext:value-type="float">
            <text:p>122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2" calcext:value-type="float">
            <text:p>122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2" calcext:value-type="float">
            <text:p>122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2" calcext:value-type="float">
            <text:p>122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2" calcext:value-type="float">
            <text:p>122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2" calcext:value-type="float">
            <text:p>122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2" calcext:value-type="float">
            <text:p>122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2" calcext:value-type="float">
            <text:p>122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2" calcext:value-type="float">
            <text:p>122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2" calcext:value-type="float">
            <text:p>122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2" calcext:value-type="float">
            <text:p>122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2" calcext:value-type="float">
            <text:p>122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2" calcext:value-type="float">
            <text:p>122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2" calcext:value-type="float">
            <text:p>122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2" calcext:value-type="float">
            <text:p>122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2" calcext:value-type="float">
            <text:p>122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22" calcext:value-type="float">
            <text:p>122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22" calcext:value-type="float">
            <text:p>122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22" calcext:value-type="float">
            <text:p>122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22" calcext:value-type="float">
            <text:p>122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22" calcext:value-type="float">
            <text:p>122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22" calcext:value-type="float">
            <text:p>122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22" calcext:value-type="float">
            <text:p>122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22" calcext:value-type="float">
            <text:p>122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22" calcext:value-type="float">
            <text:p>122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22" calcext:value-type="float">
            <text:p>122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22" calcext:value-type="float">
            <text:p>122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22" calcext:value-type="float">
            <text:p>122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22" calcext:value-type="float">
            <text:p>122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22" calcext:value-type="float">
            <text:p>122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22" calcext:value-type="float">
            <text:p>122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22" calcext:value-type="float">
            <text:p>122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22" calcext:value-type="float">
            <text:p>122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22" calcext:value-type="float">
            <text:p>122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22" calcext:value-type="float">
            <text:p>122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22" calcext:value-type="float">
            <text:p>122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22" calcext:value-type="float">
            <text:p>122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22" calcext:value-type="float">
            <text:p>122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22" calcext:value-type="float">
            <text:p>122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22" calcext:value-type="float">
            <text:p>122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22" calcext:value-type="float">
            <text:p>122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22" calcext:value-type="float">
            <text:p>122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22" calcext:value-type="float">
            <text:p>122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22" calcext:value-type="float">
            <text:p>122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22" calcext:value-type="float">
            <text:p>122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22" calcext:value-type="float">
            <text:p>122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22" calcext:value-type="float">
            <text:p>122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22" calcext:value-type="float">
            <text:p>122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22" calcext:value-type="float">
            <text:p>122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22" calcext:value-type="float">
            <text:p>122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22" calcext:value-type="float">
            <text:p>122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22" calcext:value-type="float">
            <text:p>122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22" calcext:value-type="float">
            <text:p>122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22" calcext:value-type="float">
            <text:p>122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22" calcext:value-type="float">
            <text:p>122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22" calcext:value-type="float">
            <text:p>122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22" calcext:value-type="float">
            <text:p>122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22" calcext:value-type="float">
            <text:p>122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22" calcext:value-type="float">
            <text:p>122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22" calcext:value-type="float">
            <text:p>122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22" calcext:value-type="float">
            <text:p>122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22" calcext:value-type="float">
            <text:p>122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22" calcext:value-type="float">
            <text:p>122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22" calcext:value-type="float">
            <text:p>122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22" calcext:value-type="float">
            <text:p>122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22" calcext:value-type="float">
            <text:p>122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22" calcext:value-type="float">
            <text:p>122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22" calcext:value-type="float">
            <text:p>122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22" calcext:value-type="float">
            <text:p>122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22" calcext:value-type="float">
            <text:p>122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22" calcext:value-type="float">
            <text:p>122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22" calcext:value-type="float">
            <text:p>122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22" calcext:value-type="float">
            <text:p>122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22" calcext:value-type="float">
            <text:p>122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22" calcext:value-type="float">
            <text:p>122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22" calcext:value-type="float">
            <text:p>122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22" calcext:value-type="float">
            <text:p>122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22" calcext:value-type="float">
            <text:p>122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22" calcext:value-type="float">
            <text:p>122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22" calcext:value-type="float">
            <text:p>122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22" calcext:value-type="float">
            <text:p>122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22" calcext:value-type="float">
            <text:p>122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22" calcext:value-type="float">
            <text:p>122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22" calcext:value-type="float">
            <text:p>122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22" calcext:value-type="float">
            <text:p>122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22" calcext:value-type="float">
            <text:p>122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22" calcext:value-type="float">
            <text:p>122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22" calcext:value-type="float">
            <text:p>122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22" calcext:value-type="float">
            <text:p>122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22" calcext:value-type="float">
            <text:p>122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22" calcext:value-type="float">
            <text:p>122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22" calcext:value-type="float">
            <text:p>122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22" calcext:value-type="float">
            <text:p>122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22" calcext:value-type="float">
            <text:p>122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22" calcext:value-type="float">
            <text:p>122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22" calcext:value-type="float">
            <text:p>122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22" calcext:value-type="float">
            <text:p>122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22" calcext:value-type="float">
            <text:p>122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22" calcext:value-type="float">
            <text:p>122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22" calcext:value-type="float">
            <text:p>122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22" calcext:value-type="float">
            <text:p>122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22" calcext:value-type="float">
            <text:p>122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22" calcext:value-type="float">
            <text:p>122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22" calcext:value-type="float">
            <text:p>122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22" calcext:value-type="float">
            <text:p>122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22" calcext:value-type="float">
            <text:p>122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22" calcext:value-type="float">
            <text:p>122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22" calcext:value-type="float">
            <text:p>122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22" calcext:value-type="float">
            <text:p>122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22" calcext:value-type="float">
            <text:p>122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AJ2:Numbers.AMJ2 Numbers.B2:Numbers.G2 Numbers.I2:Numbers.A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t=37044#p703341]DoomRL Arsenal[/url] [[b]32[/b]: wildweasel: 3,  TheNightATK300: 2, lil'devil: 1, Hege Cactus: 3, TriMetall: 3, kadu522: 3, Azba: 3, 4thcharacter: 3, ZikShadow: 2, Sumwunn: 4, Marrub: 3, Master Medi: 2]" calcext:value-type="string">
            <text:p>1. [url=https://forum.zdoom.org/viewtopic.php?t=37044#p703341]DoomRL Arsenal[/url] [[b]32[/b]: wildweasel: 3, <text:s/>TheNightATK300: 2, lil'devil: 1, Hege Cactus: 3, TriMetall: 3, kadu522: 3, Azba: 3, 4thcharacter: 3, ZikShadow: 2, Sumwunn: 4, Marrub: 3, Master Medi: 2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DoomRL_Arsenal.png" calcext:value-type="string">
            <text:p>convert background.png -gravity Center -size 270 -pointsize 24 -fill black -annotate +0-14 'Voted #1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15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DoomRL_Arsenal.png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3 mod' -pointsize 20 -fill white -annotate +0+18 'by ZDoom Community' pngs/Project_MSX.png&#10;convert background.png -gravity Center -size 270 -pointsize 24 -fill black -annotate +0-14 'Voted #3 mod' -pointsize 20 -fill white -annotate +0+18 'by ZDoom Community' pngs/Russian_Overkill.png&#10;convert background.png -gravity Center -size 270 -pointsize 24 -fill black -annotate +0-14 'Voted #5 mod' -pointsize 20 -fill white -annotate +0+18 'by ZDoom Community' pngs/Colourful_Hell.png&#10;convert background.png -gravity Center -size 270 -pointsize 24 -fill black -annotate +0-14 'Voted #5 mod' -pointsize 20 -fill white -annotate +0+18 'by ZDoom Community' pngs/GMOTA.png&#10;convert background.png -gravity Center -size 270 -pointsize 24 -fill black -annotate +0-14 'Voted #7 mod' -pointsize 20 -fill white -annotate +0+18 'by ZDoom Community' pngs/Hearts_of_Demons_-_BARON.png&#10;convert background.png -gravity Center -size 270 -pointsize 24 -fill black -annotate +0-14 'Voted #8 mod' -pointsize 20 -fill white -annotate +0+18 'by ZDoom Community' pngs/Guncaster.png&#10;convert background.png -gravity Center -size 270 -pointsize 24 -fill black -annotate +0-14 'Voted #8 mod' -pointsize 20 -fill white -annotate +0+18 'by ZDoom Community' pngs/High_Noon_Drifter.png&#10;convert background.png -gravity Center -size 270 -pointsize 24 -fill black -annotate +0-14 'Voted #10 mod' -pointsize 20 -fill white -annotate +0+18 'by ZDoom Community' pngs/Doom_RPG.png&#10;convert background.png -gravity Center -size 270 -pointsize 24 -fill black -annotate +0-14 'Voted #11 mod' -pointsize 20 -fill white -annotate +0+18 'by ZDoom Community' pngs/Psychic.png&#10;convert background.png -gravity Center -size 270 -pointsize 24 -fill black -annotate +0-14 'Voted #11 mod' -pointsize 20 -fill white -annotate +0+18 'by ZDoom Community' pngs/Reelism.png&#10;convert background.png -gravity Center -size 270 -pointsize 24 -fill black -annotate +0-14 'Voted #13 mod' -pointsize 20 -fill white -annotate +0+18 'by ZDoom Community' pngs/LegenDoom.png&#10;convert background.png -gravity Center -size 270 -pointsize 24 -fill black -annotate +0-14 'Voted #13 mod' -pointsize 20 -fill white -annotate +0+18 'by ZDoom Community' pngs/Netronian_Chaos.png&#10;convert background.png -gravity Center -size 270 -pointsize 24 -fill black -annotate +0-14 'Voted #15 mod' -pointsize 20 -fill white -annotate +0+18 'by ZDoom Community' pngs/Final_Doomer.png&#10;convert background.png -gravity Center -size 270 -pointsize 24 -fill black -annotate +0-14 'Voted #15 mod' -pointsize 20 -fill white -annotate +0+18 'by ZDoom Community' pngs/The_Adventures_of_Square.png&#10;convert background.png -gravity Center -size 270 -pointsize 24 -fill black -annotate +0-14 'Voted #17 mod' -pointsize 20 -fill white -annotate +0+18 'by ZDoom Community' pngs/D4D.png&#10;convert background.png -gravity Center -size 270 -pointsize 24 -fill black -annotate +0-14 'Voted #17 mod' -pointsize 20 -fill white -annotate +0+18 'by ZDoom Community' pngs/Samsara.png&#10;convert background.png -gravity Center -size 270 -pointsize 24 -fill black -annotate +0-14 'Voted #19 mod' -pointsize 20 -fill white -annotate +0+18 'by ZDoom Community' pngs/La_Tailor_Girl.png&#10;convert background.png -gravity Center -size 270 -pointsize 24 -fill black -annotate +0-14 'Voted #19 mod' -pointsize 20 -fill white -annotate +0+18 'by ZDoom Community' pngs/Pirate_Doom.png&#10;convert background.png -gravity Center -size 270 -pointsize 24 -fill black -annotate +0-14 'Voted #21 mod' -pointsize 20 -fill white -annotate +0+18 'by ZDoom Community' pngs/Demonsteele.png&#10;convert background.png -gravity Center -size 270 -pointsize 24 -fill black -annotate +0-14 'Voted #21 mod' -pointsize 20 -fill white -annotate +0+18 'by ZDoom Community' pngs/Touhou_Doom.png&#10;convert background.png -gravity Center -size 270 -pointsize 24 -fill black -annotate +0-14 'Voted #21 mod' -pointsize 20 -fill white -annotate +0+18 'by ZDoom Community' pngs/Urban_Brawl:_Action_Doom_2.png&#10;convert background.png -gravity Center -size 270 -pointsize 24 -fill black -annotate +0-14 'Voted #24 mod' -pointsize 20 -fill white -annotate +0+18 'by ZDoom Community' pngs/ouch_m_2:_abort_m.png&#10;convert background.png -gravity Center -size 270 -pointsize 24 -fill black -annotate +0-14 'Voted #24 mod' -pointsize 20 -fill white -annotate +0+18 'by ZDoom Community' pngs/PlayStation_Doom_TC.png&#10;convert background.png -gravity Center -size 270 -pointsize 24 -fill black -annotate +0-14 'Voted #24 mod' -pointsize 20 -fill white -annotate +0+18 'by ZDoom Community' pngs/The_Ghoul_s_Forest_3.png&#10;convert background.png -gravity Center -size 270 -pointsize 24 -fill black -annotate +0-14 'Voted #24 mod' -pointsize 20 -fill white -annotate +0+18 'by ZDoom Community' pngs/The_Trailblazer.png&#10;convert background.png -gravity Center -size 270 -pointsize 24 -fill black -annotate +0-14 'Voted #24 mod' -pointsize 20 -fill white -annotate +0+18 'by ZDoom Community' pngs/Winter_s_Fury.png&#10;convert background.png -gravity Center -size 270 -pointsize 24 -fill black -annotate +0-14 'Voted #29 mod' -pointsize 20 -fill white -annotate +0+18 'by ZDoom Community' pngs/Daytime_Drama.png&#10;convert background.png -gravity Center -size 270 -pointsize 24 -fill black -annotate +0-14 'Voted #29 mod' -pointsize 20 -fill white -annotate +0+18 'by ZDoom Community' pngs/JohnnyDoom.png&#10;convert background.png -gravity Center -size 270 -pointsize 24 -fill black -annotate +0-14 'Voted #29 mod' -pointsize 20 -fill white -annotate +0+18 'by ZDoom Community' pngs/Zen_Dynamics.png&#10;convert background.png -gravity Center -size 270 -pointsize 24 -fill black -annotate +0-14 'Voted #32 mod' -pointsize 20 -fill white -annotate +0+18 'by ZDoom Community' pngs/Ashes_2063_TC.png&#10;convert background.png -gravity Center -size 270 -pointsize 24 -fill black -annotate +0-14 'Voted #32 mod' -pointsize 20 -fill white -annotate +0+18 'by ZDoom Community' pngs/Blade_of_Agony.png&#10;convert background.png -gravity Center -size 270 -pointsize 24 -fill black -annotate +0-14 'Voted #32 mod' -pointsize 20 -fill white -annotate +0+18 'by ZDoom Community' pngs/Faspons.png&#10;convert background.png -gravity Center -size 270 -pointsize 24 -fill black -annotate +0-14 'Voted #32 mod' -pointsize 20 -fill white -annotate +0+18 'by ZDoom Community' pngs/Legacy_of_Suffering.png&#10;convert background.png -gravity Center -size 270 -pointsize 24 -fill black -annotate +0-14 'Voted #32 mod' -pointsize 20 -fill white -annotate +0+18 'by ZDoom Community' pngs/MetaDoom.png&#10;convert background.png -gravity Center -size 270 -pointsize 24 -fill black -annotate +0-14 'Voted #32 mod' -pointsize 20 -fill white -annotate +0+18 'by ZDoom Community' pngs/RTC-3057_Hub_1.png&#10;convert background.png -gravity Center -size 270 -pointsize 24 -fill black -annotate +0-14 'Voted #32 mod' -pointsize 20 -fill white -annotate +0+18 'by ZDoom Community' pngs/Terrorists!.png&#10;convert background.png -gravity Center -size 270 -pointsize 24 -fill black -annotate +0-14 'Voted #32 mod' -pointsize 20 -fill white -annotate +0+18 'by ZDoom Community' pngs/The_Soldier_Z.png&#10;convert background.png -gravity Center -size 270 -pointsize 24 -fill black -annotate +0-14 'Voted #32 mod' -pointsize 20 -fill white -annotate +0+18 'by ZDoom Community' pngs/The_Ultimate_Torment_and_Torture.png&#10;convert background.png -gravity Center -size 270 -pointsize 24 -fill black -annotate +0-14 'Voted #41 mod' -pointsize 20 -fill white -annotate +0+18 'by ZDoom Community' pngs/10x.png&#10;convert background.png -gravity Center -size 270 -pointsize 24 -fill black -annotate +0-14 'Voted #41 mod' -pointsize 20 -fill white -annotate +0+18 'by ZDoom Community' pngs/AEons_Of_Death.png&#10;convert background.png -gravity Center -size 270 -pointsize 24 -fill black -annotate +0-14 'Voted #41 mod' -pointsize 20 -fill white -annotate +0+18 'by ZDoom Community' pngs/Doom_64:_Retribution.png&#10;convert background.png -gravity Center -size 270 -pointsize 24 -fill black -annotate +0-14 'Voted #41 mod' -pointsize 20 -fill white -annotate +0+18 'by ZDoom Community' pngs/Lithium.png&#10;convert background.png -gravity Center -size 270 -pointsize 24 -fill black -annotate +0-14 'Voted #45 mod' -pointsize 20 -fill white -annotate +0+18 'by ZDoom Community' pngs/Beautiful_Doom.png&#10;convert background.png -gravity Center -size 270 -pointsize 24 -fill black -annotate +0-14 'Voted #45 mod' -pointsize 20 -fill white -annotate +0+18 'by ZDoom Community' pngs/Burl_Tumd.png&#10;convert background.png -gravity Center -size 270 -pointsize 24 -fill black -annotate +0-14 'Voted #45 mod' -pointsize 20 -fill white -annotate +0+18 'by ZDoom Community' pngs/Juvenile_Power_Fantasy.png&#10;convert background.png -gravity Center -size 270 -pointsize 24 -fill black -annotate +0-14 'Voted #45 mod' -pointsize 20 -fill white -annotate +0+18 'by ZDoom Community' pngs/Project_Einherjar.png&#10;convert background.png -gravity Center -size 270 -pointsize 24 -fill black -annotate +0-14 'Voted #45 mod' -pointsize 20 -fill white -annotate +0+18 'by ZDoom Community' pngs/Quake_Champions:_Doom_Edition.png&#10;convert background.png -gravity Center -size 270 -pointsize 24 -fill black -annotate +0-14 'Voted #45 mod' -pointsize 20 -fill white -annotate +0+18 'by ZDoom Community' pngs/Redux_E2M4.png&#10;convert background.png -gravity Center -size 270 -pointsize 24 -fill black -annotate +0-14 'Voted #45 mod' -pointsize 20 -fill white -annotate +0+18 'by ZDoom Community' pngs/Spooky_s_House_of_Jump_Scares_TC.png&#10;convert background.png -gravity Center -size 270 -pointsize 24 -fill black -annotate +0-14 'Voted #45 mod' -pointsize 20 -fill white -annotate +0+18 'by ZDoom Community' pngs/SpriteShadow.png&#10;convert background.png -gravity Center -size 270 -pointsize 24 -fill black -annotate +0-14 'Voted #45 mod' -pointsize 20 -fill white -annotate +0+18 'by ZDoom Community' pngs/Strange_Aeons.png&#10;convert background.png -gravity Center -size 270 -pointsize 24 -fill black -annotate +0-14 'Voted #45 mod' -pointsize 20 -fill white -annotate +0+18 'by ZDoom Community' pngs/Sun_Damage_Omen.png&#10;convert background.png -gravity Center -size 270 -pointsize 24 -fill black -annotate +0-14 'Voted #45 mod' -pointsize 20 -fill white -annotate +0+18 'by ZDoom Community' pngs/The_Ultimate_Simpsons_Doom_.png&#10;convert background.png -gravity Center -size 270 -pointsize 24 -fill black -annotate +0-14 'Voted #45 mod' -pointsize 20 -fill white -annotate +0+18 'by ZDoom Community' pngs/Void.png&#10;convert background.png -gravity Center -size 270 -pointsize 24 -fill black -annotate +0-14 'Voted #45 mod' -pointsize 20 -fill white -annotate +0+18 'by ZDoom Community' pngs/Waterlab_GZD.png&#10;convert background.png -gravity Center -size 270 -pointsize 24 -fill black -annotate +0-14 'Voted #58 mod' -pointsize 20 -fill white -annotate +0+18 'by ZDoom Community' pngs/Action_Doom.png&#10;convert background.png -gravity Center -size 270 -pointsize 24 -fill black -annotate +0-14 'Voted #58 mod' -pointsize 20 -fill white -annotate +0+18 'by ZDoom Community' pngs/Brutal_Doom.png&#10;convert background.png -gravity Center -size 270 -pointsize 24 -fill black -annotate +0-14 'Voted #58 mod' -pointsize 20 -fill white -annotate +0+18 'by ZDoom Community' pngs/Castlevania_-_Simon_s_Destiny.png&#10;convert background.png -gravity Center -size 270 -pointsize 24 -fill black -annotate +0-14 'Voted #58 mod' -pointsize 20 -fill white -annotate +0+18 'by ZDoom Community' pngs/Crossfire.png&#10;convert background.png -gravity Center -size 270 -pointsize 24 -fill black -annotate +0-14 'Voted #58 mod' -pointsize 20 -fill white -annotate +0+18 'by ZDoom Community' pngs/Dead_Marine.png&#10;convert background.png -gravity Center -size 270 -pointsize 24 -fill black -annotate +0-14 'Voted #58 mod' -pointsize 20 -fill white -annotate +0+18 'by ZDoom Community' pngs/Death_Foretold.png&#10;convert background.png -gravity Center -size 270 -pointsize 24 -fill black -annotate +0-14 'Voted #58 mod' -pointsize 20 -fill white -annotate +0+18 'by ZDoom Community' pngs/Demon_CounterStrike.png&#10;convert background.png -gravity Center -size 270 -pointsize 24 -fill black -annotate +0-14 'Voted #58 mod' -pointsize 20 -fill white -annotate +0+18 'by ZDoom Community' pngs/Doom_Incarnate.png&#10;convert background.png -gravity Center -size 270 -pointsize 24 -fill black -annotate +0-14 'Voted #58 mod' -pointsize 20 -fill white -annotate +0+18 'by ZDoom Community' pngs/Droplets:_Simulated_Blood.png&#10;convert background.png -gravity Center -size 270 -pointsize 24 -fill black -annotate +0-14 'Voted #58 mod' -pointsize 20 -fill white -annotate +0+18 'by ZDoom Community' pngs/Error:_Doom.png&#10;convert background.png -gravity Center -size 270 -pointsize 24 -fill black -annotate +0-14 'Voted #58 mod' -pointsize 20 -fill white -annotate +0+18 'by ZDoom Community' pngs/Ghoul_School_3D.png&#10;convert background.png -gravity Center -size 270 -pointsize 24 -fill black -annotate +0-14 'Voted #58 mod' -pointsize 20 -fill white -annotate +0+18 'by ZDoom Community' pngs/HeXeReTiC_Fantasy.png&#10;convert background.png -gravity Center -size 270 -pointsize 24 -fill black -annotate +0-14 'Voted #58 mod' -pointsize 20 -fill white -annotate +0+18 'by ZDoom Community' pngs/Hocusdoom.png&#10;convert background.png -gravity Center -size 270 -pointsize 24 -fill black -annotate +0-14 'Voted #58 mod' -pointsize 20 -fill white -annotate +0+18 'by ZDoom Community' pngs/Queen_s_Crusade.png&#10;convert background.png -gravity Center -size 270 -pointsize 24 -fill black -annotate +0-14 'Voted #58 mod' -pointsize 20 -fill white -annotate +0+18 'by ZDoom Community' pngs/Shades_of_Doom.png&#10;convert background.png -gravity Center -size 270 -pointsize 24 -fill black -annotate +0-14 'Voted #58 mod' -pointsize 20 -fill white -annotate +0+18 'by ZDoom Community' pngs/Shut_up_and_Bleed.png&#10;convert background.png -gravity Center -size 270 -pointsize 24 -fill black -annotate +0-14 'Voted #58 mod' -pointsize 20 -fill white -annotate +0+18 'by ZDoom Community' pngs/Stronghold:_On_the_Edge_of_Chaos.png&#10;convert background.png -gravity Center -size 270 -pointsize 24 -fill black -annotate +0-14 'Voted #58 mod' -pointsize 20 -fill white -annotate +0+18 'by ZDoom Community' pngs/The_Space_Pirate.png&#10;convert background.png -gravity Center -size 270 -pointsize 24 -fill black -annotate +0-14 'Voted #58 mod' -pointsize 20 -fill white -annotate +0+18 'by ZDoom Community' pngs/Unloved.png&#10;convert background.png -gravity Center -size 270 -pointsize 24 -fill black -annotate +0-14 'Voted #58 mod' -pointsize 20 -fill white -annotate +0+18 'by ZDoom Community' pngs/Wrath_of_Cronos_RPG.png&#10;convert background.png -gravity Center -size 270 -pointsize 24 -fill black -annotate +0-14 'Voted #58 mod' -pointsize 20 -fill white -annotate +0+18 'by ZDoom Community' pngs/WW-Cola3.png&#10;convert background.png -gravity Center -size 270 -pointsize 24 -fill black -annotate +0-14 'Voted #79 mod' -pointsize 20 -fill white -annotate +0+18 'by ZDoom Community' pngs/Alandoguns.png&#10;convert background.png -gravity Center -size 270 -pointsize 24 -fill black -annotate +0-14 'Voted #79 mod' -pointsize 20 -fill white -annotate +0+18 'by ZDoom Community' pngs/Banhammer.png&#10;convert background.png -gravity Center -size 270 -pointsize 24 -fill black -annotate +0-14 'Voted #79 mod' -pointsize 20 -fill white -annotate +0+18 'by ZDoom Community' pngs/BlackWarrior.png&#10;convert background.png -gravity Center -size 270 -pointsize 24 -fill black -annotate +0-14 'Voted #79 mod' -pointsize 20 -fill white -annotate +0+18 'by ZDoom Community' pngs/Brutalkick.png&#10;convert background.png -gravity Center -size 270 -pointsize 24 -fill black -annotate +0-14 'Voted #79 mod' -pointsize 20 -fill white -annotate +0+18 'by ZDoom Community' pngs/Chex_Quest_3.png&#10;convert background.png -gravity Center -size 270 -pointsize 24 -fill black -annotate +0-14 'Voted #79 mod' -pointsize 20 -fill white -annotate +0+18 'by ZDoom Community' pngs/Chosen.png&#10;convert background.png -gravity Center -size 270 -pointsize 24 -fill black -annotate +0-14 'Voted #79 mod' -pointsize 20 -fill white -annotate +0+18 'by ZDoom Community' pngs/Complex_Doom.png&#10;convert background.png -gravity Center -size 270 -pointsize 24 -fill black -annotate +0-14 'Voted #79 mod' -pointsize 20 -fill white -annotate +0+18 'by ZDoom Community' pngs/Complex_Doom:_LCA.png&#10;convert background.png -gravity Center -size 270 -pointsize 24 -fill black -annotate +0-14 'Voted #79 mod' -pointsize 20 -fill white -annotate +0+18 'by ZDoom Community' pngs/Consolation_Prize:_The_PSX_Doom_TC.png&#10;convert background.png -gravity Center -size 270 -pointsize 24 -fill black -annotate +0-14 'Voted #79 mod' -pointsize 20 -fill white -annotate +0+18 'by ZDoom Community' pngs/DamNums.png&#10;convert background.png -gravity Center -size 270 -pointsize 24 -fill black -annotate +0-14 'Voted #79 mod' -pointsize 20 -fill white -annotate +0+18 'by ZDoom Community' pngs/Demonsteele:_NowThatsWhatICallMIDI.png&#10;convert background.png -gravity Center -size 270 -pointsize 24 -fill black -annotate +0-14 'Voted #79 mod' -pointsize 20 -fill white -annotate +0+18 'by ZDoom Community' pngs/Doom_2_Minor_Sprite_Fixing_Project.png&#10;convert background.png -gravity Center -size 270 -pointsize 24 -fill black -annotate +0-14 'Voted #79 mod' -pointsize 20 -fill white -annotate +0+18 'by ZDoom Community' pngs/Doom_64__weapons_only_.png&#10;convert background.png -gravity Center -size 270 -pointsize 24 -fill black -annotate +0-14 'Voted #79 mod' -pointsize 20 -fill white -annotate +0+18 'by ZDoom Community' pngs/Doom_Ambient_Pack.png&#10;convert background.png -gravity Center -size 270 -pointsize 24 -fill black -annotate +0-14 'Voted #79 mod' -pointsize 20 -fill white -annotate +0+18 'by ZDoom Community' pngs/DOOM_SNES_Jukebox.png&#10;convert background.png -gravity Center -size 270 -pointsize 24 -fill black -annotate +0-14 'Voted #79 mod' -pointsize 20 -fill white -annotate +0+18 'by ZDoom Community' pngs/Eriguns_2.png&#10;convert background.png -gravity Center -size 270 -pointsize 24 -fill black -annotate +0-14 'Voted #79 mod' -pointsize 20 -fill white -annotate +0+18 'by ZDoom Community' pngs/Factotum.png&#10;convert background.png -gravity Center -size 270 -pointsize 24 -fill black -annotate +0-14 'Voted #79 mod' -pointsize 20 -fill white -annotate +0+18 'by ZDoom Community' pngs/FamiliarDoom.png&#10;convert background.png -gravity Center -size 270 -pointsize 24 -fill black -annotate +0-14 'Voted #79 mod' -pointsize 20 -fill white -annotate +0+18 'by ZDoom Community' pngs/Footsteps.png&#10;convert background.png -gravity Center -size 270 -pointsize 24 -fill black -annotate +0-14 'Voted #79 mod' -pointsize 20 -fill white -annotate +0+18 'by ZDoom Community' pngs/GZSHud.png&#10;convert background.png -gravity Center -size 270 -pointsize 24 -fill black -annotate +0-14 'Voted #79 mod' -pointsize 20 -fill white -annotate +0+18 'by ZDoom Community' pngs/Heretic_Widescreened_HUD.png&#10;convert background.png -gravity Center -size 270 -pointsize 24 -fill black -annotate +0-14 'Voted #79 mod' -pointsize 20 -fill white -annotate +0+18 'by ZDoom Community' pngs/HeXercise.png&#10;convert background.png -gravity Center -size 270 -pointsize 24 -fill black -annotate +0-14 'Voted #79 mod' -pointsize 20 -fill white -annotate +0+18 'by ZDoom Community' pngs/Highway_to_Hell.png&#10;convert background.png -gravity Center -size 270 -pointsize 24 -fill black -annotate +0-14 'Voted #79 mod' -pointsize 20 -fill white -annotate +0+18 'by ZDoom Community' pngs/HXRTC_Project.png&#10;convert background.png -gravity Center -size 270 -pointsize 24 -fill black -annotate +0-14 'Voted #79 mod' -pointsize 20 -fill white -annotate +0+18 'by ZDoom Community' pngs/Megabounce.png&#10;convert background.png -gravity Center -size 270 -pointsize 24 -fill black -annotate +0-14 'Voted #79 mod' -pointsize 20 -fill white -annotate +0+18 'by ZDoom Community' pngs/Nash_s_Gore_Mod.png&#10;convert background.png -gravity Center -size 270 -pointsize 24 -fill black -annotate +0-14 'Voted #79 mod' -pointsize 20 -fill white -annotate +0+18 'by ZDoom Community' pngs/Nazis!.png&#10;convert background.png -gravity Center -size 270 -pointsize 24 -fill black -annotate +0-14 'Voted #79 mod' -pointsize 20 -fill white -annotate +0+18 'by ZDoom Community' pngs/NC_HUD.png&#10;convert background.png -gravity Center -size 270 -pointsize 24 -fill black -annotate +0-14 'Voted #79 mod' -pointsize 20 -fill white -annotate +0+18 'by ZDoom Community' pngs/njsplash.png&#10;convert background.png -gravity Center -size 270 -pointsize 24 -fill black -annotate +0-14 'Voted #79 mod' -pointsize 20 -fill white -annotate +0+18 'by ZDoom Community' pngs/Perkristan_s_HD_Sounds.png&#10;convert background.png -gravity Center -size 270 -pointsize 24 -fill black -annotate +0-14 'Voted #79 mod' -pointsize 20 -fill white -annotate +0+18 'by ZDoom Community' pngs/Pokémon_Doom.png&#10;convert background.png -gravity Center -size 270 -pointsize 24 -fill black -annotate +0-14 'Voted #79 mod' -pointsize 20 -fill white -annotate +0+18 'by ZDoom Community' pngs/QUAKE:_Descent_into_Heresy.png&#10;convert background.png -gravity Center -size 270 -pointsize 24 -fill black -annotate +0-14 'Voted #79 mod' -pointsize 20 -fill white -annotate +0+18 'by ZDoom Community' pngs/Runaway_Train.png&#10;convert background.png -gravity Center -size 270 -pointsize 24 -fill black -annotate +0-14 'Voted #79 mod' -pointsize 20 -fill white -annotate +0+18 'by ZDoom Community' pngs/Sbrightmaps.png&#10;convert background.png -gravity Center -size 270 -pointsize 24 -fill black -annotate +0-14 'Voted #79 mod' -pointsize 20 -fill white -annotate +0+18 'by ZDoom Community' pngs/scalliano_s_667_Shuffle.png&#10;convert background.png -gravity Center -size 270 -pointsize 24 -fill black -annotate +0-14 'Voted #79 mod' -pointsize 20 -fill white -annotate +0+18 'by ZDoom Community' pngs/Smooth_Doom.png&#10;convert background.png -gravity Center -size 270 -pointsize 24 -fill black -annotate +0-14 'Voted #79 mod' -pointsize 20 -fill white -annotate +0+18 'by ZDoom Community' pngs/Smooth_fluids.png&#10;convert background.png -gravity Center -size 270 -pointsize 24 -fill black -annotate +0-14 'Voted #79 mod' -pointsize 20 -fill white -annotate +0+18 'by ZDoom Community' pngs/https://www.doomworld.com/forum/topic/71133-sound-caulking-now-on-idgames/.png&#10;convert background.png -gravity Center -size 270 -pointsize 24 -fill black -annotate +0-14 'Voted #79 mod' -pointsize 20 -fill white -annotate +0+18 'by ZDoom Community' pngs/TGRDM3__Morgenstern_.png&#10;convert background.png -gravity Center -size 270 -pointsize 24 -fill black -annotate +0-14 'Voted #79 mod' -pointsize 20 -fill white -annotate +0+18 'by ZDoom Community' pngs/The_Trooper.png&#10;convert background.png -gravity Center -size 270 -pointsize 24 -fill black -annotate +0-14 'Voted #79 mod' -pointsize 20 -fill white -annotate +0+18 'by ZDoom Community' pngs/Tilt++.png&#10;convert background.png -gravity Center -size 270 -pointsize 24 -fill black -annotate +0-14 'Voted #79 mod' -pointsize 20 -fill white -annotate +0+18 'by ZDoom Community' pngs/WARDUST_heretic_Sprites.png&#10;convert background.png -gravity Center -size 270 -pointsize 24 -fill black -annotate +0-14 'Voted #79 mod' -pointsize 20 -fill white -annotate +0+18 'by ZDoom Community' pngs/Zero_Tolerance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DoomRL_Arsenal.png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3 mod' -pointsize 20 -fill white -annotate +0+18 'by ZDoom Community' pngs/Project_MSX.png</text:p>
            <text:p>convert background.png -gravity Center -size 270 -pointsize 24 -fill black -annotate +0-14 'Voted #3 mod' -pointsize 20 -fill white -annotate +0+18 'by ZDoom Community' pngs/Russian_Overkill.png</text:p>
            <text:p>convert background.png -gravity Center -size 270 -pointsize 24 -fill black -annotate +0-14 'Voted #5 mod' -pointsize 20 -fill white -annotate +0+18 'by ZDoom Community' pngs/Colourful_Hell.png</text:p>
            <text:p>convert background.png -gravity Center -size 270 -pointsize 24 -fill black -annotate +0-14 'Voted #5 mod' -pointsize 20 -fill white -annotate +0+18 'by ZDoom Community' pngs/GMOTA.png</text:p>
            <text:p>convert background.png -gravity Center -size 270 -pointsize 24 -fill black -annotate +0-14 'Voted #7 mod' -pointsize 20 -fill white -annotate +0+18 'by ZDoom Community' pngs/Hearts_of_Demons_-_BARON.png</text:p>
            <text:p>convert background.png -gravity Center -size 270 -pointsize 24 -fill black -annotate +0-14 'Voted #8 mod' -pointsize 20 -fill white -annotate +0+18 'by ZDoom Community' pngs/Guncaster.png</text:p>
            <text:p>convert background.png -gravity Center -size 270 -pointsize 24 -fill black -annotate +0-14 'Voted #8 mod' -pointsize 20 -fill white -annotate +0+18 'by ZDoom Community' pngs/High_Noon_Drifter.png</text:p>
            <text:p>convert background.png -gravity Center -size 270 -pointsize 24 -fill black -annotate +0-14 'Voted #10 mod' -pointsize 20 -fill white -annotate +0+18 'by ZDoom Community' pngs/Doom_RPG.png</text:p>
            <text:p>convert background.png -gravity Center -size 270 -pointsize 24 -fill black -annotate +0-14 'Voted #11 mod' -pointsize 20 -fill white -annotate +0+18 'by ZDoom Community' pngs/Psychic.png</text:p>
            <text:p>convert background.png -gravity Center -size 270 -pointsize 24 -fill black -annotate +0-14 'Voted #11 mod' -pointsize 20 -fill white -annotate +0+18 'by ZDoom Community' pngs/Reelism.png</text:p>
            <text:p>convert background.png -gravity Center -size 270 -pointsize 24 -fill black -annotate +0-14 'Voted #13 mod' -pointsize 20 -fill white -annotate +0+18 'by ZDoom Community' pngs/LegenDoom.png</text:p>
            <text:p>convert background.png -gravity Center -size 270 -pointsize 24 -fill black -annotate +0-14 'Voted #13 mod' -pointsize 20 -fill white -annotate +0+18 'by ZDoom Community' pngs/Netronian_Chaos.png</text:p>
            <text:p>convert background.png -gravity Center -size 270 -pointsize 24 -fill black -annotate +0-14 'Voted #15 mod' -pointsize 20 -fill white -annotate +0+18 'by ZDoom Community' pngs/Final_Doomer.png</text:p>
            <text:p>convert background.png -gravity Center -size 270 -pointsize 24 -fill black -annotate +0-14 'Voted #15 mod' -pointsize 20 -fill white -annotate +0+18 'by ZDoom Community' pngs/The_Adventures_of_Square.png</text:p>
            <text:p>convert background.png -gravity Center -size 270 -pointsize 24 -fill black -annotate +0-14 'Voted #17 mod' -pointsize 20 -fill white -annotate +0+18 'by ZDoom Community' pngs/D4D.png</text:p>
            <text:p>convert background.png -gravity Center -size 270 -pointsize 24 -fill black -annotate +0-14 'Voted #17 mod' -pointsize 20 -fill white -annotate +0+18 'by ZDoom Community' pngs/Samsara.png</text:p>
            <text:p>convert background.png -gravity Center -size 270 -pointsize 24 -fill black -annotate +0-14 'Voted #19 mod' -pointsize 20 -fill white -annotate +0+18 'by ZDoom Community' pngs/La_Tailor_Girl.png</text:p>
            <text:p>convert background.png -gravity Center -size 270 -pointsize 24 -fill black -annotate +0-14 'Voted #19 mod' -pointsize 20 -fill white -annotate +0+18 'by ZDoom Community' pngs/Pirate_Doom.png</text:p>
            <text:p>convert background.png -gravity Center -size 270 -pointsize 24 -fill black -annotate +0-14 'Voted #21 mod' -pointsize 20 -fill white -annotate +0+18 'by ZDoom Community' pngs/Demonsteele.png</text:p>
            <text:p>convert background.png -gravity Center -size 270 -pointsize 24 -fill black -annotate +0-14 'Voted #21 mod' -pointsize 20 -fill white -annotate +0+18 'by ZDoom Community' pngs/Touhou_Doom.png</text:p>
            <text:p>convert background.png -gravity Center -size 270 -pointsize 24 -fill black -annotate +0-14 'Voted #21 mod' -pointsize 20 -fill white -annotate +0+18 'by ZDoom Community' pngs/Urban_Brawl:_Action_Doom_2.png</text:p>
            <text:p>convert background.png -gravity Center -size 270 -pointsize 24 -fill black -annotate +0-14 'Voted #24 mod' -pointsize 20 -fill white -annotate +0+18 'by ZDoom Community' pngs/ouch_m_2:_abort_m.png</text:p>
            <text:p>convert background.png -gravity Center -size 270 -pointsize 24 -fill black -annotate +0-14 'Voted #24 mod' -pointsize 20 -fill white -annotate +0+18 'by ZDoom Community' pngs/PlayStation_Doom_TC.png</text:p>
            <text:p>convert background.png -gravity Center -size 270 -pointsize 24 -fill black -annotate +0-14 'Voted #24 mod' -pointsize 20 -fill white -annotate +0+18 'by ZDoom Community' pngs/The_Ghoul_s_Forest_3.png</text:p>
            <text:p>convert background.png -gravity Center -size 270 -pointsize 24 -fill black -annotate +0-14 'Voted #24 mod' -pointsize 20 -fill white -annotate +0+18 'by ZDoom Community' pngs/The_Trailblazer.png</text:p>
            <text:p>convert background.png -gravity Center -size 270 -pointsize 24 -fill black -annotate +0-14 'Voted #24 mod' -pointsize 20 -fill white -annotate +0+18 'by ZDoom Community' pngs/Winter_s_Fury.png</text:p>
            <text:p>convert background.png -gravity Center -size 270 -pointsize 24 -fill black -annotate +0-14 'Voted #29 mod' -pointsize 20 -fill white -annotate +0+18 'by ZDoom Community' pngs/Daytime_Drama.png</text:p>
            <text:p>convert background.png -gravity Center -size 270 -pointsize 24 -fill black -annotate +0-14 'Voted #29 mod' -pointsize 20 -fill white -annotate +0+18 'by ZDoom Community' pngs/JohnnyDoom.png</text:p>
            <text:p>convert background.png -gravity Center -size 270 -pointsize 24 -fill black -annotate +0-14 'Voted #29 mod' -pointsize 20 -fill white -annotate +0+18 'by ZDoom Community' pngs/Zen_Dynamics.png</text:p>
            <text:p>convert background.png -gravity Center -size 270 -pointsize 24 -fill black -annotate +0-14 'Voted #32 mod' -pointsize 20 -fill white -annotate +0+18 'by ZDoom Community' pngs/Ashes_2063_TC.png</text:p>
            <text:p>convert background.png -gravity Center -size 270 -pointsize 24 -fill black -annotate +0-14 'Voted #32 mod' -pointsize 20 -fill white -annotate +0+18 'by ZDoom Community' pngs/Blade_of_Agony.png</text:p>
            <text:p>convert background.png -gravity Center -size 270 -pointsize 24 -fill black -annotate +0-14 'Voted #32 mod' -pointsize 20 -fill white -annotate +0+18 'by ZDoom Community' pngs/Faspons.png</text:p>
            <text:p>convert background.png -gravity Center -size 270 -pointsize 24 -fill black -annotate +0-14 'Voted #32 mod' -pointsize 20 -fill white -annotate +0+18 'by ZDoom Community' pngs/Legacy_of_Suffering.png</text:p>
            <text:p>convert background.png -gravity Center -size 270 -pointsize 24 -fill black -annotate +0-14 'Voted #32 mod' -pointsize 20 -fill white -annotate +0+18 'by ZDoom Community' pngs/MetaDoom.png</text:p>
            <text:p>convert background.png -gravity Center -size 270 -pointsize 24 -fill black -annotate +0-14 'Voted #32 mod' -pointsize 20 -fill white -annotate +0+18 'by ZDoom Community' pngs/RTC-3057_Hub_1.png</text:p>
            <text:p>convert background.png -gravity Center -size 270 -pointsize 24 -fill black -annotate +0-14 'Voted #32 mod' -pointsize 20 -fill white -annotate +0+18 'by ZDoom Community' pngs/Terrorists!.png</text:p>
            <text:p>convert background.png -gravity Center -size 270 -pointsize 24 -fill black -annotate +0-14 'Voted #32 mod' -pointsize 20 -fill white -annotate +0+18 'by ZDoom Community' pngs/The_Soldier_Z.png</text:p>
            <text:p>convert background.png -gravity Center -size 270 -pointsize 24 -fill black -annotate +0-14 'Voted #32 mod' -pointsize 20 -fill white -annotate +0+18 'by ZDoom Community' pngs/The_Ultimate_Torment_and_Torture.png</text:p>
            <text:p>convert background.png -gravity Center -size 270 -pointsize 24 -fill black -annotate +0-14 'Voted #41 mod' -pointsize 20 -fill white -annotate +0+18 'by ZDoom Community' pngs/10x.png</text:p>
            <text:p>convert background.png -gravity Center -size 270 -pointsize 24 -fill black -annotate +0-14 'Voted #41 mod' -pointsize 20 -fill white -annotate +0+18 'by ZDoom Community' pngs/AEons_Of_Death.png</text:p>
            <text:p>convert background.png -gravity Center -size 270 -pointsize 24 -fill black -annotate +0-14 'Voted #41 mod' -pointsize 20 -fill white -annotate +0+18 'by ZDoom Community' pngs/Doom_64:_Retribution.png</text:p>
            <text:p>convert background.png -gravity Center -size 270 -pointsize 24 -fill black -annotate +0-14 'Voted #41 mod' -pointsize 20 -fill white -annotate +0+18 'by ZDoom Community' pngs/Lithium.png</text:p>
            <text:p>convert background.png -gravity Center -size 270 -pointsize 24 -fill black -annotate +0-14 'Voted #45 mod' -pointsize 20 -fill white -annotate +0+18 'by ZDoom Community' pngs/Beautiful_Doom.png</text:p>
            <text:p>convert background.png -gravity Center -size 270 -pointsize 24 -fill black -annotate +0-14 'Voted #45 mod' -pointsize 20 -fill white -annotate +0+18 'by ZDoom Community' pngs/Burl_Tumd.png</text:p>
            <text:p>convert background.png -gravity Center -size 270 -pointsize 24 -fill black -annotate +0-14 'Voted #45 mod' -pointsize 20 -fill white -annotate +0+18 'by ZDoom Community' pngs/Juvenile_Power_Fantasy.png</text:p>
            <text:p>convert background.png -gravity Center -size 270 -pointsize 24 -fill black -annotate +0-14 'Voted #45 mod' -pointsize 20 -fill white -annotate +0+18 'by ZDoom Community' pngs/Project_Einherjar.png</text:p>
            <text:p>convert background.png -gravity Center -size 270 -pointsize 24 -fill black -annotate +0-14 'Voted #45 mod' -pointsize 20 -fill white -annotate +0+18 'by ZDoom Community' pngs/Quake_Champions:_Doom_Edition.png</text:p>
            <text:p>convert background.png -gravity Center -size 270 -pointsize 24 -fill black -annotate +0-14 'Voted #45 mod' -pointsize 20 -fill white -annotate +0+18 'by ZDoom Community' pngs/Redux_E2M4.png</text:p>
            <text:p>convert background.png -gravity Center -size 270 -pointsize 24 -fill black -annotate +0-14 'Voted #45 mod' -pointsize 20 -fill white -annotate +0+18 'by ZDoom Community' pngs/Spooky_s_House_of_Jump_Scares_TC.png</text:p>
            <text:p>convert background.png -gravity Center -size 270 -pointsize 24 -fill black -annotate +0-14 'Voted #45 mod' -pointsize 20 -fill white -annotate +0+18 'by ZDoom Community' pngs/SpriteShadow.png</text:p>
            <text:p>convert background.png -gravity Center -size 270 -pointsize 24 -fill black -annotate +0-14 'Voted #45 mod' -pointsize 20 -fill white -annotate +0+18 'by ZDoom Community' pngs/Strange_Aeons.png</text:p>
            <text:p>convert background.png -gravity Center -size 270 -pointsize 24 -fill black -annotate +0-14 'Voted #45 mod' -pointsize 20 -fill white -annotate +0+18 'by ZDoom Community' pngs/Sun_Damage_Omen.png</text:p>
            <text:p>convert background.png -gravity Center -size 270 -pointsize 24 -fill black -annotate +0-14 'Voted #45 mod' -pointsize 20 -fill white -annotate +0+18 'by ZDoom Community' pngs/The_Ultimate_Simpsons_Doom_.png</text:p>
            <text:p>convert background.png -gravity Center -size 270 -pointsize 24 -fill black -annotate +0-14 'Voted #45 mod' -pointsize 20 -fill white -annotate +0+18 'by ZDoom Community' pngs/Void.png</text:p>
            <text:p>convert background.png -gravity Center -size 270 -pointsize 24 -fill black -annotate +0-14 'Voted #45 mod' -pointsize 20 -fill white -annotate +0+18 'by ZDoom Community' pngs/Waterlab_GZD.png</text:p>
            <text:p>convert background.png -gravity Center -size 270 -pointsize 24 -fill black -annotate +0-14 'Voted #58 mod' -pointsize 20 -fill white -annotate +0+18 'by ZDoom Community' pngs/Action_Doom.png</text:p>
            <text:p>convert background.png -gravity Center -size 270 -pointsize 24 -fill black -annotate +0-14 'Voted #58 mod' -pointsize 20 -fill white -annotate +0+18 'by ZDoom Community' pngs/Brutal_Doom.png</text:p>
            <text:p>convert background.png -gravity Center -size 270 -pointsize 24 -fill black -annotate +0-14 'Voted #58 mod' -pointsize 20 -fill white -annotate +0+18 'by ZDoom Community' pngs/Castlevania_-_Simon_s_Destiny.png</text:p>
            <text:p>convert background.png -gravity Center -size 270 -pointsize 24 -fill black -annotate +0-14 'Voted #58 mod' -pointsize 20 -fill white -annotate +0+18 'by ZDoom Community' pngs/Crossfire.png</text:p>
            <text:p>convert background.png -gravity Center -size 270 -pointsize 24 -fill black -annotate +0-14 'Voted #58 mod' -pointsize 20 -fill white -annotate +0+18 'by ZDoom Community' pngs/Dead_Marine.png</text:p>
            <text:p>convert background.png -gravity Center -size 270 -pointsize 24 -fill black -annotate +0-14 'Voted #58 mod' -pointsize 20 -fill white -annotate +0+18 'by ZDoom Community' pngs/Death_Foretold.png</text:p>
            <text:p>convert background.png -gravity Center -size 270 -pointsize 24 -fill black -annotate +0-14 'Voted #58 mod' -pointsize 20 -fill white -annotate +0+18 'by ZDoom Community' pngs/Demon_CounterStrike.png</text:p>
            <text:p>convert background.png -gravity Center -size 270 -pointsize 24 -fill black -annotate +0-14 'Voted #58 mod' -pointsize 20 -fill white -annotate +0+18 'by ZDoom Community' pngs/Doom_Incarnate.png</text:p>
            <text:p>convert background.png -gravity Center -size 270 -pointsize 24 -fill black -annotate +0-14 'Voted #58 mod' -pointsize 20 -fill white -annotate +0+18 'by ZDoom Community' pngs/Droplets:_Simulated_Blood.png</text:p>
            <text:p>convert background.png -gravity Center -size 270 -pointsize 24 -fill black -annotate +0-14 'Voted #58 mod' -pointsize 20 -fill white -annotate +0+18 'by ZDoom Community' pngs/Error:_Doom.png</text:p>
            <text:p>convert background.png -gravity Center -size 270 -pointsize 24 -fill black -annotate +0-14 'Voted #58 mod' -pointsize 20 -fill white -annotate +0+18 'by ZDoom Community' pngs/Ghoul_School_3D.png</text:p>
            <text:p>convert background.png -gravity Center -size 270 -pointsize 24 -fill black -annotate +0-14 'Voted #58 mod' -pointsize 20 -fill white -annotate +0+18 'by ZDoom Community' pngs/HeXeReTiC_Fantasy.png</text:p>
            <text:p>convert background.png -gravity Center -size 270 -pointsize 24 -fill black -annotate +0-14 'Voted #58 mod' -pointsize 20 -fill white -annotate +0+18 'by ZDoom Community' pngs/Hocusdoom.png</text:p>
            <text:p>convert background.png -gravity Center -size 270 -pointsize 24 -fill black -annotate +0-14 'Voted #58 mod' -pointsize 20 -fill white -annotate +0+18 'by ZDoom Community' pngs/Queen_s_Crusade.png</text:p>
            <text:p>convert background.png -gravity Center -size 270 -pointsize 24 -fill black -annotate +0-14 'Voted #58 mod' -pointsize 20 -fill white -annotate +0+18 'by ZDoom Community' pngs/Shades_of_Doom.png</text:p>
            <text:p>convert background.png -gravity Center -size 270 -pointsize 24 -fill black -annotate +0-14 'Voted #58 mod' -pointsize 20 -fill white -annotate +0+18 'by ZDoom Community' pngs/Shut_up_and_Bleed.png</text:p>
            <text:p>convert background.png -gravity Center -size 270 -pointsize 24 -fill black -annotate +0-14 'Voted #58 mod' -pointsize 20 -fill white -annotate +0+18 'by ZDoom Community' pngs/Stronghold:_On_the_Edge_of_Chaos.png</text:p>
            <text:p>convert background.png -gravity Center -size 270 -pointsize 24 -fill black -annotate +0-14 'Voted #58 mod' -pointsize 20 -fill white -annotate +0+18 'by ZDoom Community' pngs/The_Space_Pirate.png</text:p>
            <text:p>convert background.png -gravity Center -size 270 -pointsize 24 -fill black -annotate +0-14 'Voted #58 mod' -pointsize 20 -fill white -annotate +0+18 'by ZDoom Community' pngs/Unloved.png</text:p>
            <text:p>convert background.png -gravity Center -size 270 -pointsize 24 -fill black -annotate +0-14 'Voted #58 mod' -pointsize 20 -fill white -annotate +0+18 'by ZDoom Community' pngs/Wrath_of_Cronos_RPG.png</text:p>
            <text:p>convert background.png -gravity Center -size 270 -pointsize 24 -fill black -annotate +0-14 'Voted #58 mod' -pointsize 20 -fill white -annotate +0+18 'by ZDoom Community' pngs/WW-Cola3.png</text:p>
            <text:p>convert background.png -gravity Center -size 270 -pointsize 24 -fill black -annotate +0-14 'Voted #79 mod' -pointsize 20 -fill white -annotate +0+18 'by ZDoom Community' pngs/Alandoguns.png</text:p>
            <text:p>convert background.png -gravity Center -size 270 -pointsize 24 -fill black -annotate +0-14 'Voted #79 mod' -pointsize 20 -fill white -annotate +0+18 'by ZDoom Community' pngs/Banhammer.png</text:p>
            <text:p>convert background.png -gravity Center -size 270 -pointsize 24 -fill black -annotate +0-14 'Voted #79 mod' -pointsize 20 -fill white -annotate +0+18 'by ZDoom Community' pngs/BlackWarrior.png</text:p>
            <text:p>convert background.png -gravity Center -size 270 -pointsize 24 -fill black -annotate +0-14 'Voted #79 mod' -pointsize 20 -fill white -annotate +0+18 'by ZDoom Community' pngs/Brutalkick.png</text:p>
            <text:p>convert background.png -gravity Center -size 270 -pointsize 24 -fill black -annotate +0-14 'Voted #79 mod' -pointsize 20 -fill white -annotate +0+18 'by ZDoom Community' pngs/Chex_Quest_3.png</text:p>
            <text:p>convert background.png -gravity Center -size 270 -pointsize 24 -fill black -annotate +0-14 'Voted #79 mod' -pointsize 20 -fill white -annotate +0+18 'by ZDoom Community' pngs/Chosen.png</text:p>
            <text:p>convert background.png -gravity Center -size 270 -pointsize 24 -fill black -annotate +0-14 'Voted #79 mod' -pointsize 20 -fill white -annotate +0+18 'by ZDoom Community' pngs/Complex_Doom.png</text:p>
            <text:p>convert background.png -gravity Center -size 270 -pointsize 24 -fill black -annotate +0-14 'Voted #79 mod' -pointsize 20 -fill white -annotate +0+18 'by ZDoom Community' pngs/Complex_Doom:_LCA.png</text:p>
            <text:p>convert background.png -gravity Center -size 270 -pointsize 24 -fill black -annotate +0-14 'Voted #79 mod' -pointsize 20 -fill white -annotate +0+18 'by ZDoom Community' pngs/Consolation_Prize:_The_PSX_Doom_TC.png</text:p>
            <text:p>convert background.png -gravity Center -size 270 -pointsize 24 -fill black -annotate +0-14 'Voted #79 mod' -pointsize 20 -fill white -annotate +0+18 'by ZDoom Community' pngs/DamNums.png</text:p>
            <text:p>convert background.png -gravity Center -size 270 -pointsize 24 -fill black -annotate +0-14 'Voted #79 mod' -pointsize 20 -fill white -annotate +0+18 'by ZDoom Community' pngs/Demonsteele:_NowThatsWhatICallMIDI.png</text:p>
            <text:p>convert background.png -gravity Center -size 270 -pointsize 24 -fill black -annotate +0-14 'Voted #79 mod' -pointsize 20 -fill white -annotate +0+18 'by ZDoom Community' pngs/Doom_2_Minor_Sprite_Fixing_Project.png</text:p>
            <text:p>convert background.png -gravity Center -size 270 -pointsize 24 -fill black -annotate +0-14 'Voted #79 mod' -pointsize 20 -fill white -annotate +0+18 'by ZDoom Community' pngs/Doom_64__weapons_only_.png</text:p>
            <text:p>convert background.png -gravity Center -size 270 -pointsize 24 -fill black -annotate +0-14 'Voted #79 mod' -pointsize 20 -fill white -annotate +0+18 'by ZDoom Community' pngs/Doom_Ambient_Pack.png</text:p>
            <text:p>convert background.png -gravity Center -size 270 -pointsize 24 -fill black -annotate +0-14 'Voted #79 mod' -pointsize 20 -fill white -annotate +0+18 'by ZDoom Community' pngs/DOOM_SNES_Jukebox.png</text:p>
            <text:p>convert background.png -gravity Center -size 270 -pointsize 24 -fill black -annotate +0-14 'Voted #79 mod' -pointsize 20 -fill white -annotate +0+18 'by ZDoom Community' pngs/Eriguns_2.png</text:p>
            <text:p>convert background.png -gravity Center -size 270 -pointsize 24 -fill black -annotate +0-14 'Voted #79 mod' -pointsize 20 -fill white -annotate +0+18 'by ZDoom Community' pngs/Factotum.png</text:p>
            <text:p>convert background.png -gravity Center -size 270 -pointsize 24 -fill black -annotate +0-14 'Voted #79 mod' -pointsize 20 -fill white -annotate +0+18 'by ZDoom Community' pngs/FamiliarDoom.png</text:p>
            <text:p>convert background.png -gravity Center -size 270 -pointsize 24 -fill black -annotate +0-14 'Voted #79 mod' -pointsize 20 -fill white -annotate +0+18 'by ZDoom Community' pngs/Footsteps.png</text:p>
            <text:p>convert background.png -gravity Center -size 270 -pointsize 24 -fill black -annotate +0-14 'Voted #79 mod' -pointsize 20 -fill white -annotate +0+18 'by ZDoom Community' pngs/GZSHud.png</text:p>
            <text:p>convert background.png -gravity Center -size 270 -pointsize 24 -fill black -annotate +0-14 'Voted #79 mod' -pointsize 20 -fill white -annotate +0+18 'by ZDoom Community' pngs/Heretic_Widescreened_HUD.png</text:p>
            <text:p>convert background.png -gravity Center -size 270 -pointsize 24 -fill black -annotate +0-14 'Voted #79 mod' -pointsize 20 -fill white -annotate +0+18 'by ZDoom Community' pngs/HeXercise.png</text:p>
            <text:p>convert background.png -gravity Center -size 270 -pointsize 24 -fill black -annotate +0-14 'Voted #79 mod' -pointsize 20 -fill white -annotate +0+18 'by ZDoom Community' pngs/Highway_to_Hell.png</text:p>
            <text:p>convert background.png -gravity Center -size 270 -pointsize 24 -fill black -annotate +0-14 'Voted #79 mod' -pointsize 20 -fill white -annotate +0+18 'by ZDoom Community' pngs/HXRTC_Project.png</text:p>
            <text:p>convert background.png -gravity Center -size 270 -pointsize 24 -fill black -annotate +0-14 'Voted #79 mod' -pointsize 20 -fill white -annotate +0+18 'by ZDoom Community' pngs/Megabounce.png</text:p>
            <text:p>convert background.png -gravity Center -size 270 -pointsize 24 -fill black -annotate +0-14 'Voted #79 mod' -pointsize 20 -fill white -annotate +0+18 'by ZDoom Community' pngs/Nash_s_Gore_Mod.png</text:p>
            <text:p>convert background.png -gravity Center -size 270 -pointsize 24 -fill black -annotate +0-14 'Voted #79 mod' -pointsize 20 -fill white -annotate +0+18 'by ZDoom Community' pngs/Nazis!.png</text:p>
            <text:p>convert background.png -gravity Center -size 270 -pointsize 24 -fill black -annotate +0-14 'Voted #79 mod' -pointsize 20 -fill white -annotate +0+18 'by ZDoom Community' pngs/NC_HUD.png</text:p>
            <text:p>convert background.png -gravity Center -size 270 -pointsize 24 -fill black -annotate +0-14 'Voted #79 mod' -pointsize 20 -fill white -annotate +0+18 'by ZDoom Community' pngs/njsplash.png</text:p>
            <text:p>convert background.png -gravity Center -size 270 -pointsize 24 -fill black -annotate +0-14 'Voted #79 mod' -pointsize 20 -fill white -annotate +0+18 'by ZDoom Community' pngs/Perkristan_s_HD_Sounds.png</text:p>
            <text:p>convert background.png -gravity Center -size 270 -pointsize 24 -fill black -annotate +0-14 'Voted #79 mod' -pointsize 20 -fill white -annotate +0+18 'by ZDoom Community' pngs/Pokémon_Doom.png</text:p>
            <text:p>convert background.png -gravity Center -size 270 -pointsize 24 -fill black -annotate +0-14 'Voted #79 mod' -pointsize 20 -fill white -annotate +0+18 'by ZDoom Community' pngs/QUAKE:_Descent_into_Heresy.png</text:p>
            <text:p>convert background.png -gravity Center -size 270 -pointsize 24 -fill black -annotate +0-14 'Voted #79 mod' -pointsize 20 -fill white -annotate +0+18 'by ZDoom Community' pngs/Runaway_Train.png</text:p>
            <text:p>convert background.png -gravity Center -size 270 -pointsize 24 -fill black -annotate +0-14 'Voted #79 mod' -pointsize 20 -fill white -annotate +0+18 'by ZDoom Community' pngs/Sbrightmaps.png</text:p>
            <text:p>convert background.png -gravity Center -size 270 -pointsize 24 -fill black -annotate +0-14 'Voted #79 mod' -pointsize 20 -fill white -annotate +0+18 'by ZDoom Community' pngs/scalliano_s_667_Shuffle.png</text:p>
            <text:p>convert background.png -gravity Center -size 270 -pointsize 24 -fill black -annotate +0-14 'Voted #79 mod' -pointsize 20 -fill white -annotate +0+18 'by ZDoom Community' pngs/Smooth_Doom.png</text:p>
            <text:p>convert background.png -gravity Center -size 270 -pointsize 24 -fill black -annotate +0-14 'Voted #79 mod' -pointsize 20 -fill white -annotate +0+18 'by ZDoom Community' pngs/Smooth_fluids.png</text:p>
            <text:p>convert background.png -gravity Center -size 270 -pointsize 24 -fill black -annotate +0-14 'Voted #79 mod' -pointsize 20 -fill white -annotate +0+18 'by ZDoom Community' pngs/https://www.doomworld.com/forum/topic/71133-sound-caulking-now-on-idgames/.png</text:p>
            <text:p>convert background.png -gravity Center -size 270 -pointsize 24 -fill black -annotate +0-14 'Voted #79 mod' -pointsize 20 -fill white -annotate +0+18 'by ZDoom Community' pngs/TGRDM3__Morgenstern_.png</text:p>
            <text:p>convert background.png -gravity Center -size 270 -pointsize 24 -fill black -annotate +0-14 'Voted #79 mod' -pointsize 20 -fill white -annotate +0+18 'by ZDoom Community' pngs/The_Trooper.png</text:p>
            <text:p>convert background.png -gravity Center -size 270 -pointsize 24 -fill black -annotate +0-14 'Voted #79 mod' -pointsize 20 -fill white -annotate +0+18 'by ZDoom Community' pngs/Tilt++.png</text:p>
            <text:p>convert background.png -gravity Center -size 270 -pointsize 24 -fill black -annotate +0-14 'Voted #79 mod' -pointsize 20 -fill white -annotate +0+18 'by ZDoom Community' pngs/WARDUST_heretic_Sprites.png</text:p>
            <text:p>convert background.png -gravity Center -size 270 -pointsize 24 -fill black -annotate +0-14 'Voted #79 mod' -pointsize 20 -fill white -annotate +0+18 'by ZDoom Community' pngs/Zero_Tolerance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1. [url=https://forum.zdoom.org/viewtopic.php?f=43&amp;t=12973#p264919]Hideous Destructor[/url] [[b]32[/b]: Brohnesorge: 2, Caligari87: 5, phantombeta: 5, Somagu: 1, TriMetall: 1, Olroda: 5, Bigger C: 5, Azba: 3, Eric_: 5]" calcext:value-type="string">
            <text:p>1. [url=https://forum.zdoom.org/viewtopic.php?f=43&amp;t=12973#p264919]Hideous Destructor[/url] [[b]32[/b]: Brohnesorge: 2, Caligari87: 5, phantombeta: 5, Somagu: 1, TriMetall: 1, Olroda: 5, Bigger C: 5, Azba: 3, Eric_: 5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3. [url=https://forum.zdoom.org/viewtopic.php?t=25836#p492521]Project MSX[/url] [[b]23[/b]: Marisa Kirisame: 4, Combine_Kegan: 2, TerminusEst13: 4, wildweasel: 2, ibm5155: 4, Somagu: 1, Azba: 1, Eric_: 5]" calcext:value-type="string">
            <text:p>3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Project_MSX.png" calcext:value-type="string">
            <text:p>convert background.png -gravity Center -size 270 -pointsize 24 -fill black -annotate +0-14 'Voted #3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3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3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Russian_Overkill.png" calcext:value-type="string">
            <text:p>convert background.png -gravity Center -size 270 -pointsize 24 -fill black -annotate +0-14 'Voted #3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5. [url=https://forum.zdoom.org/viewtopic.php?f=43&amp;t=47980#p818030]Colourful Hell[/url] [[b]22[/b]: Brohnesorge: 3, Shadelight: 2, Shi No Hime: 2, Marisa Kirisame: 3, HaraSwift: 3, Somagu: 2, lud: 4, 4thcharacter: 3]" calcext:value-type="string">
            <text:p>5. [url=https://forum.zdoom.org/viewtopic.php?f=43&amp;t=47980#p818030]Colourful Hell[/url] [[b]22[/b]: Brohnesorge: 3, Shadelight: 2, Shi No Hime: 2, Marisa Kirisame: 3, HaraSwift: 3, Somagu: 2, lud: 4, 4thcharacter: 3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Colourful_Hell.png" calcext:value-type="string">
            <text:p>convert background.png -gravity Center -size 270 -pointsize 24 -fill black -annotate +0-14 'Voted #5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5. [url=https://forum.zdoom.org/viewtopic.php?f=43&amp;t=45115#p742401]GMOTA[/url] [[b]22[/b]: Shadelight: 3, TerminusEst13: 3, DrPyspy: 3, Somagu: 1,  TheNightATK300: 2, Hege Cactus: 2, Captain J: 3, Azba: 3, Eric_: 1, Marrub: 1]" calcext:value-type="string">
            <text:p>5. [url=https://forum.zdoom.org/viewtopic.php?f=43&amp;t=45115#p742401]GMOTA[/url] [[b]22[/b]: Shadelight: 3, TerminusEst13: 3, DrPyspy: 3, Somagu: 1, <text:s/>TheNightATK300: 2, Hege Cactus: 2, Captain J: 3, Azba: 3, Eric_: 1, Marrub: 1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GMOTA.png" calcext:value-type="string">
            <text:p>convert background.png -gravity Center -size 270 -pointsize 24 -fill black -annotate +0-14 'Voted #5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7. [url=https://forum.zdoom.org/viewtopic.php?f=43&amp;t=53867#p947413]Hearts of Demons - BARON[/url] [[b]20[/b]: leodoom85: 1, Shadelight: 4, Shi No Hime: 1, HaraSwift: 5, Somagu: 1, kadu522: 3, lud: 5]" calcext:value-type="string">
            <text:p>7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Hearts_of_Demons_-_BARON.png" calcext:value-type="string">
            <text:p>convert background.png -gravity Center -size 270 -pointsize 24 -fill black -annotate +0-14 'Voted #7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8. [url=https://forum.zdoom.org/viewtopic.php?f=43&amp;t=37066#p703762]Guncaster[/url] [[b]16[/b]: Brohnesorge: 4, Shi No Hime: 2, ZippeyKeys12: 4, HaraSwift: 1, Somagu: 1,  TheNightATK300: 1, kadu522: 2, ZikShadow: 1]" calcext:value-type="string">
            <text:p>8. [url=https://forum.zdoom.org/viewtopic.php?f=43&amp;t=37066#p703762]Guncaster[/url] [[b]16[/b]: Brohnesorge: 4, Shi No Hime: 2, ZippeyKeys12: 4, HaraSwift: 1, Somagu: 1, <text:s/>TheNightATK300: 1, kadu522: 2, ZikShadow: 1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Guncaster.png" calcext:value-type="string">
            <text:p>convert background.png -gravity Center -size 270 -pointsize 24 -fill black -annotate +0-14 'Voted #8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8. [url=https://forum.zdoom.org/viewtopic.php?f=43&amp;t=57098#p1006858]High Noon Drifter[/url] [[b]16[/b]: m8f: 1, Matt: 1, GAA1992: 3, phantombeta: 1, Hege Cactus: 3, kadu522: 2, Captain J: 4, Master Medi: 1]" calcext:value-type="string">
            <text:p>8. [url=https://forum.zdoom.org/viewtopic.php?f=43&amp;t=57098#p1006858]High Noon Drifter[/url] [[b]16[/b]: m8f: 1, Matt: 1, GAA1992: 3, phantombeta: 1, Hege Cactus: 3, kadu522: 2, Captain J: 4, Master Medi: 1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High_Noon_Drifter.png" calcext:value-type="string">
            <text:p>convert background.png -gravity Center -size 270 -pointsize 24 -fill black -annotate +0-14 'Voted #8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10. [url=https://forum.zdoom.org/viewtopic.php?f=19&amp;t=33292#p630099]Doom RPG[/url] [[b]14[/b]: kadu522: 3, ZikShadow: 1, Sumwunn: 5, Marrub: 2, Master Medi: 3]" calcext:value-type="string">
            <text:p>10. [url=https://forum.zdoom.org/viewtopic.php?f=19&amp;t=33292#p630099]Doom RPG[/url] [[b]14[/b]: kadu522: 3, ZikShadow: 1, Sumwunn: 5, Marrub: 2, Master Medi: 3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s/Doom_RPG.png" calcext:value-type="string">
            <text:p>convert background.png -gravity Center -size 270 -pointsize 24 -fill black -annotate +0-14 'Voted #10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1. [url=https://forum.zdoom.org/viewtopic.php?f=19&amp;t=21681#p426527]Psychic[/url] [[b]13[/b]: TerminusEst13: 5, phantombeta: 2, Somagu: 1, Marrub: 5]" calcext:value-type="string">
            <text:p>11. [url=https://forum.zdoom.org/viewtopic.php?f=19&amp;t=21681#p426527]Psychic[/url] [[b]13[/b]: TerminusEst13: 5, phantombeta: 2, Somagu: 1, Marrub: 5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Psychic.png" calcext:value-type="string">
            <text:p>convert background.png -gravity Center -size 270 -pointsize 24 -fill black -annotate +0-14 'Voted #11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1. [url=http://www.thekinsie.com/reelism/]Reelism[/url] [[b]13[/b]: Matt: 1, Marisa Kirisame: 1, Untitled: 3, undeadmonk354: 1, Beed28: 2, Hege Cactus: 2, TriMetall: 1, Captain J: 2]" calcext:value-type="string">
            <text:p>11. [url=http://www.thekinsie.com/reelism/]Reelism[/url] [[b]13[/b]: Matt: 1, Marisa Kirisame: 1, Untitled: 3, undeadmonk354: 1, Beed28: 2, Hege Cactus: 2, TriMetall: 1, Captain J: 2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Reelism.png" calcext:value-type="string">
            <text:p>convert background.png -gravity Center -size 270 -pointsize 24 -fill black -annotate +0-14 'Voted #11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3. [url=https://forum.zdoom.org/viewtopic.php?f=43&amp;t=51035#p888249]LegenDoom[/url] [[b]12[/b]: Hege Cactus: 3, lud: 2, 4thcharacter: 3, ZikShadow: 1, Sumwunn: 3]" calcext:value-type="string">
            <text:p>13. [url=https://forum.zdoom.org/viewtopic.php?f=43&amp;t=51035#p888249]LegenDoom[/url] [[b]12[/b]: Hege Cactus: 3, lud: 2, 4thcharacter: 3, ZikShadow: 1, Sumwunn: 3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s/LegenDoom.png" calcext:value-type="string">
            <text:p>convert background.png -gravity Center -size 270 -pointsize 24 -fill black -annotate +0-14 'Voted #13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3. [url=https://forum.zdoom.org/viewtopic.php?f=43&amp;t=57964#p1019776]Netronian Chaos[/url] [[b]12[/b]: TerminusEst13: 2, DrPyspy: 3, phantombeta: 5,  TheNightATK300: 2]" calcext:value-type="string">
            <text:p>13. [url=https://forum.zdoom.org/viewtopic.php?f=43&amp;t=57964#p1019776]Netronian Chaos[/url] [[b]12[/b]: TerminusEst13: 2, DrPyspy: 3, phantombeta: 5, <text:s/>TheNightATK300: 2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s/Netronian_Chaos.png" calcext:value-type="string">
            <text:p>convert background.png -gravity Center -size 270 -pointsize 24 -fill black -annotate +0-14 'Voted #13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5. [url=https://forum.zdoom.org/viewtopic.php?f=43&amp;t=55061#p973066]Final Doomer[/url] [[b]11[/b]: m8f: 1, Shi No Hime: 2, Marisa Kirisame: 1, Untitled: 1, lil'devil: 1, TriMetall: 3, 4thcharacter: 2]" calcext:value-type="string">
            <text:p>15. [url=https://forum.zdoom.org/viewtopic.php?f=43&amp;t=55061#p973066]Final Doomer[/url] [[b]11[/b]: m8f: 1, Shi No Hime: 2, Marisa Kirisame: 1, Untitled: 1, lil'devil: 1, TriMetall: 3, 4thcharacter: 2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Final_Doomer.png" calcext:value-type="string">
            <text:p>convert background.png -gravity Center -size 270 -pointsize 24 -fill black -annotate +0-14 'Voted #15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5. [url=http://adventuresofsquare.com/]The Adventures of Square[/url] [[b]11[/b]: Matt: 1, Combine_Kegan: 3, ZippeyKeys12: 4, TriMetall: 1, Bigger C: 2]" calcext:value-type="string">
            <text:p>15. [url=http://adventuresofsquare.com/]The Adventures of Square[/url] [[b]11[/b]: Matt: 1, Combine_Kegan: 3, ZippeyKeys12: 4, TriMetall: 1, Bigger C: 2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The_Adventures_of_Square.png" calcext:value-type="string">
            <text:p>convert background.png -gravity Center -size 270 -pointsize 24 -fill black -annotate +0-14 'Voted #15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7. [url=https://forum.zdoom.org/viewtopic.php?f=43&amp;t=54843#p967174]D4D[/url] [[b]10[/b]: Caligari87: 3, Shi No Hime: 2, ZippeyKeys12: 1, GAA1992: 1, Beed28: 3]" calcext:value-type="string">
            <text:p>17. [url=https://forum.zdoom.org/viewtopic.php?f=43&amp;t=54843#p967174]D4D[/url] [[b]10[/b]: Caligari87: 3, Shi No Hime: 2, ZippeyKeys12: 1, GAA1992: 1, Beed28: 3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D4D.png" calcext:value-type="string">
            <text:p>convert background.png -gravity Center -size 270 -pointsize 24 -fill black -annotate +0-14 'Voted #17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7. [url=https://forum.zdoom.org/viewtopic.php?t=51771#p902709]Samsara[/url] [[b]10[/b]: Matt: 2, Combine_Kegan: 3, Untitled: 5]" calcext:value-type="string">
            <text:p>17. [url=https://forum.zdoom.org/viewtopic.php?t=51771#p902709]Samsara[/url] [[b]10[/b]: Matt: 2, Combine_Kegan: 3, Untitled: 5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Samsara.png" calcext:value-type="string">
            <text:p>convert background.png -gravity Center -size 270 -pointsize 24 -fill black -annotate +0-14 'Voted #17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9. [url=https://forum.zdoom.org/viewtopic.php?f=43&amp;t=58343#p1025452]La Tailor Girl[/url] [[b]9[/b]: leodoom85: 1, Marisa Kirisame: 3, Somagu: 1, lud: 3, 4thcharacter: 1]" calcext:value-type="string">
            <text:p>19. [url=https://forum.zdoom.org/viewtopic.php?f=43&amp;t=58343#p1025452]La Tailor Girl[/url] [[b]9[/b]: leodoom85: 1, Marisa Kirisame: 3, Somagu: 1, lud: 3, 4thcharacter: 1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La_Tailor_Girl.png" calcext:value-type="string">
            <text:p>convert background.png -gravity Center -size 270 -pointsize 24 -fill black -annotate +0-14 'Voted #19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19. [url=https://forum.zdoom.org/viewtopic.php?t=32674#p618450]Pirate Doom[/url] [[b]9[/b]: Combine_Kegan: 4, undeadmonk354: 5]" calcext:value-type="string">
            <text:p>19. [url=https://forum.zdoom.org/viewtopic.php?t=32674#p618450]Pirate Doom[/url] [[b]9[/b]: Combine_Kegan: 4, undeadmonk354: 5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Pirate_Doom.png" calcext:value-type="string">
            <text:p>convert background.png -gravity Center -size 270 -pointsize 24 -fill black -annotate +0-14 'Voted #19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21. [url=https://forum.zdoom.org/viewtopic.php?t=46787#p786254]Demonsteele[/url] [[b]8[/b]: Untitled: 4, Azba: 1, Eric_: 3]" calcext:value-type="string">
            <text:p>21. [url=https://forum.zdoom.org/viewtopic.php?t=46787#p786254]Demonsteele[/url] [[b]8[/b]: Untitled: 4, Azba: 1, Eric_: 3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Demonsteele.png" calcext:value-type="string">
            <text:p>convert background.png -gravity Center -size 270 -pointsize 24 -fill black -annotate +0-14 'Voted #21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21. [url=https://forum.zdoom.org/viewtopic.php?t=57817#p1017445]Touhou Doom[/url] [[b]8[/b]: ZikShadow: 3, Master Medi: 5]" calcext:value-type="string">
            <text:p>21. [url=https://forum.zdoom.org/viewtopic.php?t=57817#p1017445]Touhou Doom[/url] [[b]8[/b]: ZikShadow: 3, Master Medi: 5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Touhou_Doom.png" calcext:value-type="string">
            <text:p>convert background.png -gravity Center -size 270 -pointsize 24 -fill black -annotate +0-14 'Voted #21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1. [url=http://action.mancubus.net/ad2free.htm]Urban Brawl: Action Doom 2[/url] [[b]8[/b]: DrPyspy: 3, wildweasel: 4, Captain J: 1]" calcext:value-type="string">
            <text:p>21. [url=http://action.mancubus.net/ad2free.htm]Urban Brawl: Action Doom 2[/url] [[b]8[/b]: DrPyspy: 3, wildweasel: 4, Captain J: 1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Urban_Brawl:_Action_Doom_2.png" calcext:value-type="string">
            <text:p>convert background.png -gravity Center -size 270 -pointsize 24 -fill black -annotate +0-14 'Voted #21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4. [url=https://forum.zdoom.org/viewtopic.php?f=43&amp;t=60054#p1047705]ouch_m 2: abort_m[/url] [[b]7[/b]: leodoom85: 1, ZippeyKeys12: 5, Azba: 1]" calcext:value-type="string">
            <text:p>24. [url=https://forum.zdoom.org/viewtopic.php?f=43&amp;t=60054#p1047705]ouch_m 2: abort_m[/url] [[b]7[/b]: leodoom85: 1, ZippeyKeys12: 5, Azba: 1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ouch_m_2:_abort_m.png" calcext:value-type="string">
            <text:p>convert background.png -gravity Center -size 270 -pointsize 24 -fill black -annotate +0-14 'Voted #24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4. [url=https://www.doomworld.com/forum/topic/57957-psx-doomfinal-doom-tc-version-2135-now-released/]PlayStation Doom TC[/url] [[b]7[/b]: leodoom85: 1, lil'devil: 1, Olroda: 5]" calcext:value-type="string">
            <text:p>24. [url=https://www.doomworld.com/forum/topic/57957-psx-doomfinal-doom-tc-version-2135-now-released/]PlayStation Doom TC[/url] [[b]7[/b]: leodoom85: 1, lil'devil: 1, Olroda: 5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PlayStation_Doom_TC.png" calcext:value-type="string">
            <text:p>convert background.png -gravity Center -size 270 -pointsize 24 -fill black -annotate +0-14 'Voted #24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4. [url=https://forum.zdoom.org/viewtopic.php?f=45&amp;t=13704#p278356]The Ghoul's Forest 3[/url] [[b]7[/b]: ibm5155: 1, undeadmonk354: 4, lil'devil: 2]" calcext:value-type="string">
            <text:p>24. [url=https://forum.zdoom.org/viewtopic.php?f=45&amp;t=13704#p278356]The Ghoul's Forest 3[/url] [[b]7[/b]: ibm5155: 1, undeadmonk354: 4, lil'devil: 2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he_Ghoul_s_Forest_3.png" calcext:value-type="string">
            <text:p>convert background.png -gravity Center -size 270 -pointsize 24 -fill black -annotate +0-14 'Voted #24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4. [url=https://forum.zdoom.org/viewtopic.php?f=43&amp;t=47494#p805770]The Trailblazer[/url] [[b]7[/b]: m8f: 1, Matt: 3, Hege Cactus: 1, lud: 1, ZikShadow: 1]" calcext:value-type="string">
            <text:p>24. [url=https://forum.zdoom.org/viewtopic.php?f=43&amp;t=47494#p805770]The Trailblazer[/url] [[b]7[/b]: m8f: 1, Matt: 3, Hege Cactus: 1, lud: 1, ZikShadow: 1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he_Trailblazer.png" calcext:value-type="string">
            <text:p>convert background.png -gravity Center -size 270 -pointsize 24 -fill black -annotate +0-14 'Voted #24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4. [url=https://forum.zdoom.org/viewtopic.php?t=29304#p557222]Winter's Fury[/url] [[b]7[/b]: Rachael: 1, Shadelight: 3, Jaxxoon R: 3]" calcext:value-type="string">
            <text:p>24. [url=https://forum.zdoom.org/viewtopic.php?t=29304#p557222]Winter's Fury[/url] [[b]7[/b]: Rachael: 1, Shadelight: 3, Jaxxoon R: 3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Winter_s_Fury.png" calcext:value-type="string">
            <text:p>convert background.png -gravity Center -size 270 -pointsize 24 -fill black -annotate +0-14 'Voted #24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9. [url=https://forum.zdoom.org/viewtopic.php?f=19&amp;t=55387#p980696]Daytime Drama[/url] [[b]6[/b]: leodoom85: 1, Marisa Kirisame: 1, lil'devil: 4]" calcext:value-type="string">
            <text:p>29. [url=https://forum.zdoom.org/viewtopic.php?f=19&amp;t=55387#p980696]Daytime Drama[/url] [[b]6[/b]: leodoom85: 1, Marisa Kirisame: 1, lil'devil: 4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Daytime_Drama.png" calcext:value-type="string">
            <text:p>convert background.png -gravity Center -size 270 -pointsize 24 -fill black -annotate +0-14 'Voted #29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29. [url=https://forum.zdoom.org/viewtopic.php?f=43&amp;t=47229#p798227]JohnnyDoom[/url] [[b]6[/b]: Brohnesorge: 4, Matt: 2]" calcext:value-type="string">
            <text:p>29. [url=https://forum.zdoom.org/viewtopic.php?f=43&amp;t=47229#p798227]JohnnyDoom[/url] [[b]6[/b]: Brohnesorge: 4, Matt: 2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JohnnyDoom.png" calcext:value-type="string">
            <text:p>convert background.png -gravity Center -size 270 -pointsize 24 -fill black -annotate +0-14 'Voted #29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29. [url=https://www.doomworld.com/idgames/levels/doom2/Ports/v-z/zendyn_x]Zen Dynamics[/url] [[b]6[/b]: TerminusEst13: 1, Captain J: 5]" calcext:value-type="string">
            <text:p>29. [url=https://www.doomworld.com/idgames/levels/doom2/Ports/v-z/zendyn_x]Zen Dynamics[/url] [[b]6[/b]: TerminusEst13: 1, Captain J: 5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Zen_Dynamics.png" calcext:value-type="string">
            <text:p>convert background.png -gravity Center -size 270 -pointsize 24 -fill black -annotate +0-14 'Voted #29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32. [url=https://forum.zdoom.org/viewtopic.php?f=19&amp;t=47573#p807968]Ashes 2063 TC[/url] [[b]5[/b]: Olroda: 2, Bigger C: 3]" calcext:value-type="string">
            <text:p>32. [url=https://forum.zdoom.org/viewtopic.php?f=19&amp;t=47573#p807968]Ashes 2063 TC[/url] [[b]5[/b]: Olroda: 2, Bigger C: 3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Ashes_2063_TC.png" calcext:value-type="string">
            <text:p>convert background.png -gravity Center -size 270 -pointsize 24 -fill black -annotate +0-14 'Voted #32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32. [url=https://forum.zdoom.org/viewtopic.php?f=19&amp;t=47801#p813367]Blade of Agony[/url] [[b]5[/b]: Caligari87: 2, ZikShadow: 3]" calcext:value-type="string">
            <text:p>32. [url=https://forum.zdoom.org/viewtopic.php?f=19&amp;t=47801#p813367]Blade of Agony[/url] [[b]5[/b]: Caligari87: 2, ZikShadow: 3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Blade_of_Agony.png" calcext:value-type="string">
            <text:p>convert background.png -gravity Center -size 270 -pointsize 24 -fill black -annotate +0-14 'Voted #32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32. [url=https://forum.zdoom.org/viewtopic.php?f=43&amp;t=48985#p845608]Faspons[/url] [[b]5[/b]: Somagu: 1, Bigger C: 4]" calcext:value-type="string">
            <text:p>32. [url=https://forum.zdoom.org/viewtopic.php?f=43&amp;t=48985#p845608]Faspons[/url] [[b]5[/b]: Somagu: 1, Bigger C: 4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Faspons.png" calcext:value-type="string">
            <text:p>convert background.png -gravity Center -size 270 -pointsize 24 -fill black -annotate +0-14 'Voted #32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32. [url=https://forum.zdoom.org/viewtopic.php?t=22008#p433365]Legacy of Suffering[/url] [[b]5[/b]: ibm5155: 5]" calcext:value-type="string">
            <text:p>32. [url=https://forum.zdoom.org/viewtopic.php?t=22008#p433365]Legacy of Suffering[/url] [[b]5[/b]: ibm5155: 5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Legacy_of_Suffering.png" calcext:value-type="string">
            <text:p>convert background.png -gravity Center -size 270 -pointsize 24 -fill black -annotate +0-14 'Voted #32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32. [url=https://forum.zdoom.org/viewtopic.php?t=53010#p928835]MetaDoom[/url] [[b]5[/b]: Shadelight: 1, DrPyspy: 3, Sumwunn: 1]" calcext:value-type="string">
            <text:p>32. [url=https://forum.zdoom.org/viewtopic.php?t=53010#p928835]MetaDoom[/url] [[b]5[/b]: Shadelight: 1, DrPyspy: 3, Sumwunn: 1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MetaDoom.png" calcext:value-type="string">
            <text:p>convert background.png -gravity Center -size 270 -pointsize 24 -fill black -annotate +0-14 'Voted #32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2. [url=http://doomworld.com/idgames/?id=12747]RTC-3057 Hub 1[/url] [[b]5[/b]: wildweasel: 5]" calcext:value-type="string">
            <text:p>32. [url=http://doomworld.com/idgames/?id=12747]RTC-3057 Hub 1[/url] [[b]5[/b]: wildweasel: 5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RTC-3057_Hub_1.png" calcext:value-type="string">
            <text:p>convert background.png -gravity Center -size 270 -pointsize 24 -fill black -annotate +0-14 'Voted #32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2. [url=https://forum.zdoom.org/viewtopic.php?t=33330#p630834]Terrorists![/url] [[b]5[/b]:  TheNightATK300: 2, TriMetall: 2, ZikShadow: 1]" calcext:value-type="string">
            <text:p>32. [url=https://forum.zdoom.org/viewtopic.php?t=33330#p630834]Terrorists![/url] [[b]5[/b]: <text:s/>TheNightATK300: 2, TriMetall: 2, ZikShadow: 1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Terrorists!.png" calcext:value-type="string">
            <text:p>convert background.png -gravity Center -size 270 -pointsize 24 -fill black -annotate +0-14 'Voted #32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2. [url=https://forum.zdoom.org/viewtopic.php?f=43&amp;t=57655#p1015050]The Soldier Z[/url] [[b]5[/b]: Shi No Hime: 5]" calcext:value-type="string">
            <text:p>32. [url=https://forum.zdoom.org/viewtopic.php?f=43&amp;t=57655#p1015050]The Soldier Z[/url] [[b]5[/b]: Shi No Hime: 5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The_Soldier_Z.png" calcext:value-type="string">
            <text:p>convert background.png -gravity Center -size 270 -pointsize 24 -fill black -annotate +0-14 'Voted #32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2. [url=https://forum.zdoom.org/viewtopic.php?t=14722&amp;#p297378]The Ultimate Torment and Torture[/url] [[b]5[/b]: DrPyspy: 3, ibm5155: 2]" calcext:value-type="string">
            <text:p>32. [url=https://forum.zdoom.org/viewtopic.php?t=14722&amp;#p297378]The Ultimate Torment and Torture[/url] [[b]5[/b]: DrPyspy: 3, ibm5155: 2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The_Ultimate_Torment_and_Torture.png" calcext:value-type="string">
            <text:p>convert background.png -gravity Center -size 270 -pointsize 24 -fill black -annotate +0-14 'Voted #32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41. [url=https://forum.zdoom.org/viewtopic.php?f=43&amp;t=48872#p842280]10x[/url] [[b]4[/b]: Beed28: 4]" calcext:value-type="string">
            <text:p>41. [url=https://forum.zdoom.org/viewtopic.php?f=43&amp;t=48872#p842280]10x[/url] [[b]4[/b]: Beed28: 4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10x.png" calcext:value-type="string">
            <text:p>convert background.png -gravity Center -size 270 -pointsize 24 -fill black -annotate +0-14 'Voted #41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41. [url=https://forum.zdoom.org/viewtopic.php?f=43&amp;t=55487#p982784]AEons Of Death[/url] [[b]4[/b]: leodoom85: 1, undeadmonk354: 2, lil'devil: 1]" calcext:value-type="string">
            <text:p>41. [url=https://forum.zdoom.org/viewtopic.php?f=43&amp;t=55487#p982784]AEons Of Death[/url] [[b]4[/b]: leodoom85: 1, undeadmonk354: 2, lil'devil: 1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AEons_Of_Death.png" calcext:value-type="string">
            <text:p>convert background.png -gravity Center -size 270 -pointsize 24 -fill black -annotate +0-14 'Voted #41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41. [url=https://www.doomworld.com/vb/wads-mods/91854-wip-doom-64-retribution/]Doom 64: Retribution[/url] [[b]4[/b]: leodoom85: 1, Jaxxoon R: 3]" calcext:value-type="string">
            <text:p>41. [url=https://www.doomworld.com/vb/wads-mods/91854-wip-doom-64-retribution/]Doom 64: Retribution[/url] [[b]4[/b]: leodoom85: 1, Jaxxoon R: 3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Doom_64:_Retribution.png" calcext:value-type="string">
            <text:p>convert background.png -gravity Center -size 270 -pointsize 24 -fill black -annotate +0-14 'Voted #41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41. [url=https://forum.zdoom.org/viewtopic.php?f=43&amp;t=54904#p969133]Lithium[/url] [[b]4[/b]: Somagu: 1, TriMetall: 3]" calcext:value-type="string">
            <text:p>41. [url=https://forum.zdoom.org/viewtopic.php?f=43&amp;t=54904#p969133]Lithium[/url] [[b]4[/b]: Somagu: 1, TriMetall: 3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Lithium.png" calcext:value-type="string">
            <text:p>convert background.png -gravity Center -size 270 -pointsize 24 -fill black -annotate +0-14 'Voted #41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5. [url=https://forum.zdoom.org/viewtopic.php?f=43&amp;t=50004]Beautiful Doom[/url] [[b]3[/b]: m8f: 1, ZippeyKeys12: 1, GAA1992: 1]" calcext:value-type="string">
            <text:p>45. [url=https://forum.zdoom.org/viewtopic.php?f=43&amp;t=50004]Beautiful Doom[/url] [[b]3[/b]: m8f: 1, ZippeyKeys12: 1, GAA1992: 1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Beautiful_Doom.png" calcext:value-type="string">
            <text:p>convert background.png -gravity Center -size 270 -pointsize 24 -fill black -annotate +0-14 'Voted #45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5. [url=https://forum.zdoom.org/viewtopic.php?f=19&amp;t=35458#p668203]Burl Tumd[/url] [[b]3[/b]: Combine_Kegan: 2, Azba: 1]" calcext:value-type="string">
            <text:p>45. [url=https://forum.zdoom.org/viewtopic.php?f=19&amp;t=35458#p668203]Burl Tumd[/url] [[b]3[/b]: Combine_Kegan: 2, Azba: 1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Burl_Tumd.png" calcext:value-type="string">
            <text:p>convert background.png -gravity Center -size 270 -pointsize 24 -fill black -annotate +0-14 'Voted #45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5. [url=https://forum.zdoom.org/viewtopic.php?f=43&amp;t=57092#p1006758]Juvenile Power Fantasy[/url] [[b]3[/b]: Brohnesorge: 2, Shi No Hime: 1]" calcext:value-type="string">
            <text:p>45. [url=https://forum.zdoom.org/viewtopic.php?f=43&amp;t=57092#p1006758]Juvenile Power Fantasy[/url] [[b]3[/b]: Brohnesorge: 2, Shi No Hime: 1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Juvenile_Power_Fantasy.png" calcext:value-type="string">
            <text:p>convert background.png -gravity Center -size 270 -pointsize 24 -fill black -annotate +0-14 'Voted #45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5. [url=https://forum.zdoom.org/viewtopic.php?f=19&amp;t=52867#p925329]Project Einherjar[/url] [[b]3[/b]: Rachael: 3]" calcext:value-type="string">
            <text:p>45. [url=https://forum.zdoom.org/viewtopic.php?f=19&amp;t=52867#p925329]Project Einherjar[/url] [[b]3[/b]: Rachael: 3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Project_Einherjar.png" calcext:value-type="string">
            <text:p>convert background.png -gravity Center -size 270 -pointsize 24 -fill black -annotate +0-14 'Voted #45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5. [url=https://forum.zdoom.org/viewtopic.php?f=43&amp;t=57716#p1016051]Quake Champions: Doom Edition[/url] [[b]3[/b]:  TheNightATK300: 3]" calcext:value-type="string">
            <text:p>45. [url=https://forum.zdoom.org/viewtopic.php?f=43&amp;t=57716#p1016051]Quake Champions: Doom Edition[/url] [[b]3[/b]: <text:s/>TheNightATK300: 3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Quake_Champions:_Doom_Edition.png" calcext:value-type="string">
            <text:p>convert background.png -gravity Center -size 270 -pointsize 24 -fill black -annotate +0-14 'Voted #45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45. [url=http://www.prodigal-game.com/doomwads.html]Redux E2M4[/url] [[b]3[/b]: Jaxxoon R: 3]" calcext:value-type="string">
            <text:p>45. [url=http://www.prodigal-game.com/doomwads.html]Redux E2M4[/url] [[b]3[/b]: Jaxxoon R: 3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Redux_E2M4.png" calcext:value-type="string">
            <text:p>convert background.png -gravity Center -size 270 -pointsize 24 -fill black -annotate +0-14 'Voted #45 mod' -pointsize 20 -fill white -annotate +0+18 'by ZDoom Community' 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45. [url=https://forum.zdoom.org/viewtopic.php?f=19&amp;t=49675#p862105]Spooky's House of Jump Scares TC[/url] [[b]3[/b]: ibm5155: 3]" calcext:value-type="string">
            <text:p>45. [url=https://forum.zdoom.org/viewtopic.php?f=19&amp;t=49675#p862105]Spooky's House of Jump Scares TC[/url] [[b]3[/b]: ibm5155: 3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pooky_s_House_of_Jump_Scares_TC.png" calcext:value-type="string">
            <text:p>convert background.png -gravity Center -size 270 -pointsize 24 -fill black -annotate +0-14 'Voted #45 mod' -pointsize 20 -fill white -annotate +0+18 'by ZDoom Community' pngs/Spooky_s_House_of_Jump_Scar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45. [url=https://forum.zdoom.org/viewtopic.php?f=105&amp;t=54992#p971348]SpriteShadow[/url] [[b]3[/b]: m8f: 1, Caligari87: 1, Hipnotic Rogue: 1]" calcext:value-type="string">
            <text:p>45. [url=https://forum.zdoom.org/viewtopic.php?f=105&amp;t=54992#p971348]SpriteShadow[/url] [[b]3[/b]: m8f: 1, Caligari87: 1, Hipnotic Rogue: 1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priteShadow.png" calcext:value-type="string">
            <text:p>convert background.png -gravity Center -size 270 -pointsize 24 -fill black -annotate +0-14 'Voted #45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45. [url=https://forum.zdoom.org/viewtopic.php?t=49369#p854693]Strange Aeons[/url] [[b]3[/b]: Rachael: 3]" calcext:value-type="string">
            <text:p>45. [url=https://forum.zdoom.org/viewtopic.php?t=49369#p854693]Strange Aeons[/url] [[b]3[/b]: Rachael: 3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trange_Aeons.png" calcext:value-type="string">
            <text:p>convert background.png -gravity Center -size 270 -pointsize 24 -fill black -annotate +0-14 'Voted #45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45. [url=https://forum.zdoom.org/viewtopic.php?f=43&amp;t=57902#p1018827]Sun Damage Omen[/url] [[b]3[/b]: Matt: 3]" calcext:value-type="string">
            <text:p>45. [url=https://forum.zdoom.org/viewtopic.php?f=43&amp;t=57902#p1018827]Sun Damage Omen[/url] [[b]3[/b]: Matt: 3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un_Damage_Omen.png" calcext:value-type="string">
            <text:p>convert background.png -gravity Center -size 270 -pointsize 24 -fill black -annotate +0-14 'Voted #45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45. [url=http://waltersgameboy.tripod.com/simpdoom/]The Ultimate Simpsons Doom [/url] [[b]3[/b]: undeadmonk354: 3]" calcext:value-type="string">
            <text:p>45. [url=http://waltersgameboy.tripod.com/simpdoom/]The Ultimate Simpsons Doom [/url] [[b]3[/b]: undeadmonk354: 3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The_Ultimate_Simpsons_Doom_.png" calcext:value-type="string">
            <text:p>convert background.png -gravity Center -size 270 -pointsize 24 -fill black -annotate +0-14 'Voted #45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45. [url=https://www.doomworld.com/idgames/levels/doom2/Ports/v-z/void]Void[/url] [[b]3[/b]: Jaxxoon R: 3]" calcext:value-type="string">
            <text:p>45. [url=https://www.doomworld.com/idgames/levels/doom2/Ports/v-z/void]Void[/url] [[b]3[/b]: Jaxxoon R: 3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Void.png" calcext:value-type="string">
            <text:p>convert background.png -gravity Center -size 270 -pointsize 24 -fill black -annotate +0-14 'Voted #45 mod' -pointsize 20 -fill white -annotate +0+18 'by ZDoom Community' 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45. [url=https://forum.zdoom.org/viewtopic.php?t=55741#p985511]Waterlab GZD[/url] [[b]3[/b]: Jaxxoon R: 3]" calcext:value-type="string">
            <text:p>45. [url=https://forum.zdoom.org/viewtopic.php?t=55741#p985511]Waterlab GZD[/url] [[b]3[/b]: Jaxxoon R: 3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Waterlab_GZD.png" calcext:value-type="string">
            <text:p>convert background.png -gravity Center -size 270 -pointsize 24 -fill black -annotate +0-14 'Voted #45 mod' -pointsize 20 -fill white -annotate +0+18 'by ZDoom Community' 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58. [url=http://action.mancubus.net/actiondoom/]Action Doom[/url] [[b]2[/b]: lil'devil: 2]" calcext:value-type="string">
            <text:p>58. [url=http://action.mancubus.net/actiondoom/]Action Doom[/url] [[b]2[/b]: lil'devil: 2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Action_Doom.png" calcext:value-type="string">
            <text:p>convert background.png -gravity Center -size 270 -pointsize 24 -fill black -annotate +0-14 'Voted #58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58. [url=http://www.moddb.com/mods/brutal-doom]Brutal Doom[/url] [[b]2[/b]: lil'devil: 1, Olroda: 1]" calcext:value-type="string">
            <text:p>58. [url=http://www.moddb.com/mods/brutal-doom]Brutal Doom[/url] [[b]2[/b]: lil'devil: 1, Olroda: 1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Brutal_Doom.png" calcext:value-type="string">
            <text:p>convert background.png -gravity Center -size 270 -pointsize 24 -fill black -annotate +0-14 'Voted #58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58. [url=https://forum.zdoom.org/viewtopic.php?f=19&amp;t=57800#p1017196]Castlevania - Simon's Destiny[/url] [[b]2[/b]: Rachael: 2]" calcext:value-type="string">
            <text:p>58. [url=https://forum.zdoom.org/viewtopic.php?f=19&amp;t=57800#p1017196]Castlevania - Simon's Destiny[/url] [[b]2[/b]: Rachael: 2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Castlevania_-_Simon_s_Destiny.png" calcext:value-type="string">
            <text:p>convert background.png -gravity Center -size 270 -pointsize 24 -fill black -annotate +0-14 'Voted #58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58. [url=https://forum.zdoom.org/viewtopic.php?t=36667#p694653]Crossfire[/url] [[b]2[/b]: Somagu: 1, Marrub: 1]" calcext:value-type="string">
            <text:p>58. [url=https://forum.zdoom.org/viewtopic.php?t=36667#p694653]Crossfire[/url] [[b]2[/b]: Somagu: 1, Marrub: 1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Crossfire.png" calcext:value-type="string">
            <text:p>convert background.png -gravity Center -size 270 -pointsize 24 -fill black -annotate +0-14 'Voted #58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58. [url=https://forum.zdoom.org/viewtopic.php?f=43&amp;t=58521#p1028226]Dead Marine[/url] [[b]2[/b]: m8f: 1, GAA1992: 1]" calcext:value-type="string">
            <text:p>58. [url=https://forum.zdoom.org/viewtopic.php?f=43&amp;t=58521#p1028226]Dead Marine[/url] [[b]2[/b]: m8f: 1, GAA1992: 1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Dead_Marine.png" calcext:value-type="string">
            <text:p>convert background.png -gravity Center -size 270 -pointsize 24 -fill black -annotate +0-14 'Voted #58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58. [url=https://forum.zdoom.org/viewtopic.php?t=54750#p965349]Death Foretold[/url] [[b]2[/b]:  TheNightATK300: 2]" calcext:value-type="string">
            <text:p>58. [url=https://forum.zdoom.org/viewtopic.php?t=54750#p965349]Death Foretold[/url] [[b]2[/b]: <text:s/>TheNightATK300: 2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Death_Foretold.png" calcext:value-type="string">
            <text:p>convert background.png -gravity Center -size 270 -pointsize 24 -fill black -annotate +0-14 'Voted #58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58. [url=https://forum.zdoom.org/viewtopic.php?f=43&amp;t=59887#p1045489]Demon CounterStrike[/url] [[b]2[/b]: Shadelight: 2]" calcext:value-type="string">
            <text:p>58. [url=https://forum.zdoom.org/viewtopic.php?f=43&amp;t=59887#p1045489]Demon CounterStrike[/url] [[b]2[/b]: Shadelight: 2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Demon_CounterStrike.png" calcext:value-type="string">
            <text:p>convert background.png -gravity Center -size 270 -pointsize 24 -fill black -annotate +0-14 'Voted #58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58. [url=https://forum.zdoom.org/viewtopic.php?f=43&amp;t=58594#p1029236]Doom Incarnate[/url] [[b]2[/b]: Somagu: 1, ZikShadow: 1]" calcext:value-type="string">
            <text:p>58. [url=https://forum.zdoom.org/viewtopic.php?f=43&amp;t=58594#p1029236]Doom Incarnate[/url] [[b]2[/b]: Somagu: 1, ZikShadow: 1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Doom_Incarnate.png" calcext:value-type="string">
            <text:p>convert background.png -gravity Center -size 270 -pointsize 24 -fill black -annotate +0-14 'Voted #58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58. [url=https://forum.zdoom.org/viewtopic.php?f=19&amp;t=46509#p778245]Droplets: Simulated Blood[/url] [[b]2[/b]: Hipnotic Rogue: 1, GAA1992: 1]" calcext:value-type="string">
            <text:p>58. [url=https://forum.zdoom.org/viewtopic.php?f=19&amp;t=46509#p778245]Droplets: Simulated Blood[/url] [[b]2[/b]: Hipnotic Rogue: 1, GAA1992: 1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Droplets:_Simulated_Blood.png" calcext:value-type="string">
            <text:p>convert background.png -gravity Center -size 270 -pointsize 24 -fill black -annotate +0-14 'Voted #58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58. [url=https://forum.zdoom.org/viewtopic.php?t=31034#p587707]Error: Doom[/url] [[b]2[/b]: Marrub: 2]" calcext:value-type="string">
            <text:p>58. [url=https://forum.zdoom.org/viewtopic.php?t=31034#p587707]Error: Doom[/url] [[b]2[/b]: Marrub: 2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Error:_Doom.png" calcext:value-type="string">
            <text:p>convert background.png -gravity Center -size 270 -pointsize 24 -fill black -annotate +0-14 'Voted #58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58. [url=https://forum.zdoom.org/viewtopic.php?f=19&amp;t=57252#p1009564]Ghoul School 3D[/url] [[b]2[/b]: Rachael: 2]" calcext:value-type="string">
            <text:p>58. [url=https://forum.zdoom.org/viewtopic.php?f=19&amp;t=57252#p1009564]Ghoul School 3D[/url] [[b]2[/b]: Rachael: 2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Ghoul_School_3D.png" calcext:value-type="string">
            <text:p>convert background.png -gravity Center -size 270 -pointsize 24 -fill black -annotate +0-14 'Voted #58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58. [url=https://forum.zdoom.org/viewtopic.php?t=58009#p1020405]HeXeReTiC Fantasy[/url] [[b]2[/b]: Sumwunn: 2]" calcext:value-type="string">
            <text:p>58. [url=https://forum.zdoom.org/viewtopic.php?t=58009#p1020405]HeXeReTiC Fantasy[/url] [[b]2[/b]: Sumwunn: 2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HeXeReTiC_Fantasy.png" calcext:value-type="string">
            <text:p>convert background.png -gravity Center -size 270 -pointsize 24 -fill black -annotate +0-14 'Voted #58 mod' -pointsize 20 -fill white -annotate +0+18 'by ZDoom Community' 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58. [url=https://forum.zdoom.org/viewtopic.php?t=45804#p760002]Hocusdoom[/url] [[b]2[/b]: Master Medi: 2]" calcext:value-type="string">
            <text:p>58. [url=https://forum.zdoom.org/viewtopic.php?t=45804#p760002]Hocusdoom[/url] [[b]2[/b]: Master Medi: 2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Hocusdoom.png" calcext:value-type="string">
            <text:p>convert background.png -gravity Center -size 270 -pointsize 24 -fill black -annotate +0-14 'Voted #58 mod' -pointsize 20 -fill white -annotate +0+18 'by ZDoom Community' 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58. [url=https://forum.zdoom.org/viewtopic.php?f=3&amp;t=13117#p267820]Queen's Crusade[/url] [[b]2[/b]: Matt: 2]" calcext:value-type="string">
            <text:p>58. [url=https://forum.zdoom.org/viewtopic.php?f=3&amp;t=13117#p267820]Queen's Crusade[/url] [[b]2[/b]: Matt: 2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Queen_s_Crusade.png" calcext:value-type="string">
            <text:p>convert background.png -gravity Center -size 270 -pointsize 24 -fill black -annotate +0-14 'Voted #58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58. [url=https://forum.zdoom.org/viewtopic.php?f=43&amp;t=57310#p1010252]Shades of Doom[/url] [[b]2[/b]: GAA1992: 2]" calcext:value-type="string">
            <text:p>58. [url=https://forum.zdoom.org/viewtopic.php?f=43&amp;t=57310#p1010252]Shades of Doom[/url] [[b]2[/b]: GAA1992: 2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Shades_of_Doom.png" calcext:value-type="string">
            <text:p>convert background.png -gravity Center -size 270 -pointsize 24 -fill black -annotate +0-14 'Voted #58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58. [url=https://forum.zdoom.org/viewtopic.php?t=47302#p800865]Shut up and Bleed[/url] [[b]2[/b]: Somagu: 1, Azba: 1]" calcext:value-type="string">
            <text:p>58. [url=https://forum.zdoom.org/viewtopic.php?t=47302#p800865]Shut up and Bleed[/url] [[b]2[/b]: Somagu: 1, Azba: 1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Shut_up_and_Bleed.png" calcext:value-type="string">
            <text:p>convert background.png -gravity Center -size 270 -pointsize 24 -fill black -annotate +0-14 'Voted #58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58. [url=http://stronghold.drdteam.org/]Stronghold: On the Edge of Chaos[/url] [[b]2[/b]: Caligari87: 2]" calcext:value-type="string">
            <text:p>58. [url=http://stronghold.drdteam.org/]Stronghold: On the Edge of Chaos[/url] [[b]2[/b]: Caligari87: 2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Stronghold:_On_the_Edge_of_Chaos.png" calcext:value-type="string">
            <text:p>convert background.png -gravity Center -size 270 -pointsize 24 -fill black -annotate +0-14 'Voted #58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58. [url=https://forum.zdoom.org/viewtopic.php?t=37064#p703739]The Space Pirate[/url] [[b]2[/b]: Olroda: 2]" calcext:value-type="string">
            <text:p>58. [url=https://forum.zdoom.org/viewtopic.php?t=37064#p703739]The Space Pirate[/url] [[b]2[/b]: Olroda: 2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The_Space_Pirate.png" calcext:value-type="string">
            <text:p>convert background.png -gravity Center -size 270 -pointsize 24 -fill black -annotate +0-14 'Voted #58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58. [url=https://forum.zdoom.org/viewtopic.php?f=42&amp;t=25358#p484506]Unloved[/url] [[b]2[/b]: Rachael: 2]" calcext:value-type="string">
            <text:p>58. [url=https://forum.zdoom.org/viewtopic.php?f=42&amp;t=25358#p484506]Unloved[/url] [[b]2[/b]: Rachael: 2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Unloved.png" calcext:value-type="string">
            <text:p>convert background.png -gravity Center -size 270 -pointsize 24 -fill black -annotate +0-14 'Voted #58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58. [url=https://forum.zdoom.org/viewtopic.php?t=35846#p676444]Wrath of Cronos RPG[/url] [[b]2[/b]: Master Medi: 2]" calcext:value-type="string">
            <text:p>58. [url=https://forum.zdoom.org/viewtopic.php?t=35846#p676444]Wrath of Cronos RPG[/url] [[b]2[/b]: Master Medi: 2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Wrath_of_Cronos_RPG.png" calcext:value-type="string">
            <text:p>convert background.png -gravity Center -size 270 -pointsize 24 -fill black -annotate +0-14 'Voted #58 mod' -pointsize 20 -fill white -annotate +0+18 'by ZDoom Community' 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58. [url=https://forum.zdoom.org/viewtopic.php?f=43&amp;t=55465#p982269]WW-Cola3[/url] [[b]2[/b]: phantombeta: 2]" calcext:value-type="string">
            <text:p>58. [url=https://forum.zdoom.org/viewtopic.php?f=43&amp;t=55465#p982269]WW-Cola3[/url] [[b]2[/b]: phantombeta: 2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WW-Cola3.png" calcext:value-type="string">
            <text:p>convert background.png -gravity Center -size 270 -pointsize 24 -fill black -annotate +0-14 'Voted #58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79. [url=https://www.doomworld.com/idgames/combos/alanguns]Alandoguns[/url] [[b]1[/b]: lil'devil: 1]" calcext:value-type="string">
            <text:p>79. [url=https://www.doomworld.com/idgames/combos/alanguns]Alandoguns[/url] [[b]1[/b]: lil'devil: 1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Alandoguns.png" calcext:value-type="string">
            <text:p>convert background.png -gravity Center -size 270 -pointsize 24 -fill black -annotate +0-14 'Voted #79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79. [url=https://forum.zdoom.org/viewtopic.php?f=43&amp;t=57464#p1012472]Banhammer[/url] [[b]1[/b]: leodoom85: 1]" calcext:value-type="string">
            <text:p>79. [url=https://forum.zdoom.org/viewtopic.php?f=43&amp;t=57464#p1012472]Banhammer[/url] [[b]1[/b]: leodoom85: 1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Banhammer.png" calcext:value-type="string">
            <text:p>convert background.png -gravity Center -size 270 -pointsize 24 -fill black -annotate +0-14 'Voted #79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79. [url=https://forum.zdoom.org/viewtopic.php?f=43&amp;t=53545#p940527]BlackWarrior[/url] [[b]1[/b]: Somagu: 1]" calcext:value-type="string">
            <text:p>79. [url=https://forum.zdoom.org/viewtopic.php?f=43&amp;t=53545#p940527]BlackWarrior[/url] [[b]1[/b]: Somagu: 1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BlackWarrior.png" calcext:value-type="string">
            <text:p>convert background.png -gravity Center -size 270 -pointsize 24 -fill black -annotate +0-14 'Voted #79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79. [url=https://forum.zdoom.org/viewtopic.php?f=3&amp;t=37949#p722987]Brutalkick[/url] [[b]1[/b]: Hipnotic Rogue: 1]" calcext:value-type="string">
            <text:p>79. [url=https://forum.zdoom.org/viewtopic.php?f=3&amp;t=37949#p722987]Brutalkick[/url] [[b]1[/b]: Hipnotic Rogue: 1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Brutalkick.png" calcext:value-type="string">
            <text:p>convert background.png -gravity Center -size 270 -pointsize 24 -fill black -annotate +0-14 'Voted #79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79. [url=http://www.chucktropolis.com/gamers.htm]Chex Quest 3[/url] [[b]1[/b]: Rachael: 1]" calcext:value-type="string">
            <text:p>79. [url=http://www.chucktropolis.com/gamers.htm]Chex Quest 3[/url] [[b]1[/b]: Rachael: 1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Chex_Quest_3.png" calcext:value-type="string">
            <text:p>convert background.png -gravity Center -size 270 -pointsize 24 -fill black -annotate +0-14 'Voted #79 mod' -pointsize 20 -fill white -annotate +0+18 'by ZDoom Community' pngs/Chex_Qu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79. [url=https://www.doomworld.com/idgames/?id=12363]Chosen[/url] [[b]1[/b]: Bigger C: 1]" calcext:value-type="string">
            <text:p>79. [url=https://www.doomworld.com/idgames/?id=12363]Chosen[/url] [[b]1[/b]: Bigger C: 1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Chosen.png" calcext:value-type="string">
            <text:p>convert background.png -gravity Center -size 270 -pointsize 24 -fill black -annotate +0-14 'Voted #79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79. [url=https://forum.zdoom.org/viewtopic.php?f=43&amp;t=58535#p1028376]Complex Doom[/url] [[b]1[/b]: leodoom85: 1]" calcext:value-type="string">
            <text:p>79. [url=https://forum.zdoom.org/viewtopic.php?f=43&amp;t=58535#p1028376]Complex Doom[/url] [[b]1[/b]: leodoom85: 1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Complex_Doom.png" calcext:value-type="string">
            <text:p>convert background.png -gravity Center -size 270 -pointsize 24 -fill black -annotate +0-14 'Voted #79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79. [url=https://forum.zdoom.org/viewtopic.php?f=61&amp;t=57834#p1017698]Complex Doom: LCA[/url] [[b]1[/b]: leodoom85: 1]" calcext:value-type="string">
            <text:p>79. [url=https://forum.zdoom.org/viewtopic.php?f=61&amp;t=57834#p1017698]Complex Doom: LCA[/url] [[b]1[/b]: leodoom85: 1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Complex_Doom:_LCA.png" calcext:value-type="string">
            <text:p>convert background.png -gravity Center -size 270 -pointsize 24 -fill black -annotate +0-14 'Voted #79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79. [url=https://forum.zdoom.org/viewtopic.php?f=19&amp;t=55298#p978283]Consolation Prize: The PSX Doom TC[/url] [[b]1[/b]: GAA1992: 1]" calcext:value-type="string">
            <text:p>79. [url=https://forum.zdoom.org/viewtopic.php?f=19&amp;t=55298#p978283]Consolation Prize: The PSX Doom TC[/url] [[b]1[/b]: GAA1992: 1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Consolation_Prize:_The_PSX_Doom_TC.png" calcext:value-type="string">
            <text:p>convert background.png -gravity Center -size 270 -pointsize 24 -fill black -annotate +0-14 'Voted #79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79. [url=https://forum.zdoom.org/viewtopic.php?t=55048#p972862]DamNums[/url] [[b]1[/b]: Hipnotic Rogue: 1]" calcext:value-type="string">
            <text:p>79. [url=https://forum.zdoom.org/viewtopic.php?t=55048#p972862]DamNums[/url] [[b]1[/b]: Hipnotic Rogue: 1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DamNums.png" calcext:value-type="string">
            <text:p>convert background.png -gravity Center -size 270 -pointsize 24 -fill black -annotate +0-14 'Voted #79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79. [url=https://forum.zdoom.org/viewtopic.php?t=46787#p786254]Demonsteele: NowThatsWhatICallMIDI[/url] [[b]1[/b]: HaraSwift: 1]" calcext:value-type="string">
            <text:p>79. [url=https://forum.zdoom.org/viewtopic.php?t=46787#p786254]Demonsteele: NowThatsWhatICallMIDI[/url] [[b]1[/b]: HaraSwift: 1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Demonsteele:_NowThatsWhatICallMIDI.png" calcext:value-type="string">
            <text:p>convert background.png -gravity Center -size 270 -pointsize 24 -fill black -annotate +0-14 'Voted #79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79. [url=https://www.doomworld.com/forum/topic/62403-doom-2-minor-sprite-fixing-project-v19-release-updated-12718/]Doom 2 Minor Sprite Fixing Project[/url] [[b]1[/b]: m8f: 1]" calcext:value-type="string">
            <text:p>79. [url=https://www.doomworld.com/forum/topic/62403-doom-2-minor-sprite-fixing-project-v19-release-updated-12718/]Doom 2 Minor Sprite Fixing Project[/url] [[b]1[/b]: m8f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Doom_2_Minor_Sprite_Fixing_Project.png" calcext:value-type="string">
            <text:p>convert background.png -gravity Center -size 270 -pointsize 24 -fill black -annotate +0-14 'Voted #79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79. [url=https://forum.zdoom.org/viewtopic.php?f=43&amp;t=51596]Doom 64 'weapons only'[/url] [[b]1[/b]: Hipnotic Rogue: 1]" calcext:value-type="string">
            <text:p>79. [url=https://forum.zdoom.org/viewtopic.php?f=43&amp;t=51596]Doom 64 'weapons only'[/url] [[b]1[/b]: Hipnotic Rogue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Doom_64__weapons_only_.png" calcext:value-type="string">
            <text:p>convert background.png -gravity Center -size 270 -pointsize 24 -fill black -annotate +0-14 'Voted #79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79. [url=https://forum.zdoom.org/viewtopic.php?f=19&amp;t=45060#p741205]Doom Ambient Pack[/url] [[b]1[/b]: GAA1992: 1]" calcext:value-type="string">
            <text:p>79. [url=https://forum.zdoom.org/viewtopic.php?f=19&amp;t=45060#p741205]Doom Ambient Pack[/url] [[b]1[/b]: GAA1992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Doom_Ambient_Pack.png" calcext:value-type="string">
            <text:p>convert background.png -gravity Center -size 270 -pointsize 24 -fill black -annotate +0-14 'Voted #79 mod' -pointsize 20 -fill white -annotate +0+18 'by ZDoom Community' 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79. [url=https://forum.zdoom.org/viewtopic.php?f=46&amp;t=49073#p848460]DOOM SNES Jukebox[/url] [[b]1[/b]: GAA1992: 1]" calcext:value-type="string">
            <text:p>79. [url=https://forum.zdoom.org/viewtopic.php?f=46&amp;t=49073#p848460]DOOM SNES Jukebox[/url] [[b]1[/b]: GAA1992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DOOM_SNES_Jukebox.png" calcext:value-type="string">
            <text:p>convert background.png -gravity Center -size 270 -pointsize 24 -fill black -annotate +0-14 'Voted #79 mod' -pointsize 20 -fill white -annotate +0+18 'by ZDoom Community' pngs/DOOM_SNE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79. [url=https://forum.zdoom.org/viewtopic.php?f=19&amp;t=48208#p824651]Eriguns 2[/url] [[b]1[/b]: Hipnotic Rogue: 1]" calcext:value-type="string">
            <text:p>79. [url=https://forum.zdoom.org/viewtopic.php?f=19&amp;t=48208#p824651]Eriguns 2[/url] [[b]1[/b]: Hipnotic Rogue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Eriguns_2.png" calcext:value-type="string">
            <text:p>convert background.png -gravity Center -size 270 -pointsize 24 -fill black -annotate +0-14 'Voted #79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79. [url=https://forum.zdoom.org/viewtopic.php?f=43&amp;t=58486#p1027620]Factotum[/url] [[b]1[/b]: kadu522: 1]" calcext:value-type="string">
            <text:p>79. [url=https://forum.zdoom.org/viewtopic.php?f=43&amp;t=58486#p1027620]Factotum[/url] [[b]1[/b]: kadu522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Factotum.png" calcext:value-type="string">
            <text:p>convert background.png -gravity Center -size 270 -pointsize 24 -fill black -annotate +0-14 'Voted #79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79. [url=https://forum.zdoom.org/viewtopic.php?f=43&amp;t=58923#p1033516]FamiliarDoom[/url] [[b]1[/b]: kadu522: 1]" calcext:value-type="string">
            <text:p>79. [url=https://forum.zdoom.org/viewtopic.php?f=43&amp;t=58923#p1033516]FamiliarDoom[/url] [[b]1[/b]: kadu522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FamiliarDoom.png" calcext:value-type="string">
            <text:p>convert background.png -gravity Center -size 270 -pointsize 24 -fill black -annotate +0-14 'Voted #79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79. [url=https://forum.zdoom.org/viewtopic.php?f=105&amp;t=35388#p666921]Footsteps[/url] [[b]1[/b]: m8f: 1]" calcext:value-type="string">
            <text:p>79. [url=https://forum.zdoom.org/viewtopic.php?f=105&amp;t=35388#p666921]Footsteps[/url] [[b]1[/b]: m8f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Footsteps.png" calcext:value-type="string">
            <text:p>convert background.png -gravity Center -size 270 -pointsize 24 -fill black -annotate +0-14 'Voted #79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79. [url=https://forum.zdoom.org/viewtopic.php?f=46&amp;t=56148#p994037]GZSHud[/url] [[b]1[/b]: Hipnotic Rogue: 1]" calcext:value-type="string">
            <text:p>79. [url=https://forum.zdoom.org/viewtopic.php?f=46&amp;t=56148#p994037]GZSHud[/url] [[b]1[/b]: Hipnotic Rogue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GZSHud.png" calcext:value-type="string">
            <text:p>convert background.png -gravity Center -size 270 -pointsize 24 -fill black -annotate +0-14 'Voted #79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79. [url=https://forum.zdoom.org/viewtopic.php?f=37&amp;t=47973#p817851]Heretic Widescreened HUD[/url] [[b]1[/b]: Hipnotic Rogue: 1]" calcext:value-type="string">
            <text:p>79. [url=https://forum.zdoom.org/viewtopic.php?f=37&amp;t=47973#p817851]Heretic Widescreened HUD[/url] [[b]1[/b]: Hipnotic Rogue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Heretic_Widescreened_HUD.png" calcext:value-type="string">
            <text:p>convert background.png -gravity Center -size 270 -pointsize 24 -fill black -annotate +0-14 'Voted #79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79. [url=https://forum.zdoom.org/viewtopic.php?f=43&amp;t=33766#p638587]HeXercise[/url] [[b]1[/b]: Eric_: 1]" calcext:value-type="string">
            <text:p>79. [url=https://forum.zdoom.org/viewtopic.php?f=43&amp;t=33766#p638587]HeXercise[/url] [[b]1[/b]: Eric_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HeXercise.png" calcext:value-type="string">
            <text:p>convert background.png -gravity Center -size 270 -pointsize 24 -fill black -annotate +0-14 'Voted #79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79. [url=https://forum.zdoom.org/viewtopic.php?f=43&amp;t=57522#p1013338]Highway to Hell[/url] [[b]1[/b]: GAA1992: 1]" calcext:value-type="string">
            <text:p>79. [url=https://forum.zdoom.org/viewtopic.php?f=43&amp;t=57522#p1013338]Highway to Hell[/url] [[b]1[/b]: GAA1992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Highway_to_Hell.png" calcext:value-type="string">
            <text:p>convert background.png -gravity Center -size 270 -pointsize 24 -fill black -annotate +0-14 'Voted #79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79. [url=https://forum.zdoom.org/viewtopic.php?f=43&amp;t=48074#p820532]HXRTC Project[/url] [[b]1[/b]: leodoom85: 1]" calcext:value-type="string">
            <text:p>79. [url=https://forum.zdoom.org/viewtopic.php?f=43&amp;t=48074#p820532]HXRTC Project[/url] [[b]1[/b]: leodoom85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HXRTC_Project.png" calcext:value-type="string">
            <text:p>convert background.png -gravity Center -size 270 -pointsize 24 -fill black -annotate +0-14 'Voted #79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79. [url=https://forum.zdoom.org/viewtopic.php?t=48924#p843884]Megabounce[/url] [[b]1[/b]: Beed28: 1]" calcext:value-type="string">
            <text:p>79. [url=https://forum.zdoom.org/viewtopic.php?t=48924#p843884]Megabounce[/url] [[b]1[/b]: Beed28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Megabounce.png" calcext:value-type="string">
            <text:p>convert background.png -gravity Center -size 270 -pointsize 24 -fill black -annotate +0-14 'Voted #79 mod' -pointsize 20 -fill white -annotate +0+18 'by ZDoom Community' 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79. [url=https://forum.zdoom.org/viewtopic.php?f=45&amp;t=11545#p237676]Nash's Gore Mod[/url] [[b]1[/b]: Hipnotic Rogue: 1]" calcext:value-type="string">
            <text:p>79. [url=https://forum.zdoom.org/viewtopic.php?f=45&amp;t=11545#p237676]Nash's Gore Mod[/url] [[b]1[/b]: Hipnotic Rogue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Nash_s_Gore_Mod.png" calcext:value-type="string">
            <text:p>convert background.png -gravity Center -size 270 -pointsize 24 -fill black -annotate +0-14 'Voted #79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79. [url=https://forum.zdoom.org/viewtopic.php?t=29815#p565772]Nazis![/url] [[b]1[/b]: ZikShadow: 1]" calcext:value-type="string">
            <text:p>79. [url=https://forum.zdoom.org/viewtopic.php?t=29815#p565772]Nazis![/url] [[b]1[/b]: ZikShadow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Nazis!.png" calcext:value-type="string">
            <text:p>convert background.png -gravity Center -size 270 -pointsize 24 -fill black -annotate +0-14 'Voted #79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79. [url=https://forum.zdoom.org/viewtopic.php?f=46&amp;t=33079#p626384]NC HUD[/url] [[b]1[/b]: m8f: 1]" calcext:value-type="string">
            <text:p>79. [url=https://forum.zdoom.org/viewtopic.php?f=46&amp;t=33079#p626384]NC HUD[/url] [[b]1[/b]: m8f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NC_HUD.png" calcext:value-type="string">
            <text:p>convert background.png -gravity Center -size 270 -pointsize 24 -fill black -annotate +0-14 'Voted #79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79. [url=http://web.archive.org/web/20100527012514/http://members.multimania.co.uk/Enjay001/]njsplash[/url] [[b]1[/b]: Hipnotic Rogue: 1]" calcext:value-type="string">
            <text:p>79. [url=http://web.archive.org/web/20100527012514/http://members.multimania.co.uk/Enjay001/]njsplash[/url] [[b]1[/b]: Hipnotic Rogue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njsplash.png" calcext:value-type="string">
            <text:p>convert background.png -gravity Center -size 270 -pointsize 24 -fill black -annotate +0-14 'Voted #79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79. [url=http://www.perkristian.net/game_doom-sfx.shtml]Perkristan's HD Sounds[/url] [[b]1[/b]: Caligari87: 1]" calcext:value-type="string">
            <text:p>79. [url=http://www.perkristian.net/game_doom-sfx.shtml]Perkristan's HD Sounds[/url] [[b]1[/b]: Caligari87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Perkristan_s_HD_Sounds.png" calcext:value-type="string">
            <text:p>convert background.png -gravity Center -size 270 -pointsize 24 -fill black -annotate +0-14 'Voted #79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79. [url=https://forum.zdoom.org/viewtopic.php?f=19&amp;t=27649#p529231]Pokémon Doom[/url] [[b]1[/b]: Marrub: 1]" calcext:value-type="string">
            <text:p>79. [url=https://forum.zdoom.org/viewtopic.php?f=19&amp;t=27649#p529231]Pokémon Doom[/url] [[b]1[/b]: Marrub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Pokémon_Doom.png" calcext:value-type="string">
            <text:p>convert background.png -gravity Center -size 270 -pointsize 24 -fill black -annotate +0-14 'Voted #79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79. [url=https://forum.zdoom.org/viewtopic.php?f=19&amp;t=46438#p776148]QUAKE: Descent into Heresy[/url] [[b]1[/b]: GAA1992: 1]" calcext:value-type="string">
            <text:p>79. [url=https://forum.zdoom.org/viewtopic.php?f=19&amp;t=46438#p776148]QUAKE: Descent into Heresy[/url] [[b]1[/b]: GAA1992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QUAKE:_Descent_into_Heresy.png" calcext:value-type="string">
            <text:p>convert background.png -gravity Center -size 270 -pointsize 24 -fill black -annotate +0-14 'Voted #79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79. [url=https://www.doomworld.com/idgames/levels/doom2/Ports/m-o/njtrain]Runaway Train[/url] [[b]1[/b]: Caligari87: 1]" calcext:value-type="string">
            <text:p>79. [url=https://www.doomworld.com/idgames/levels/doom2/Ports/m-o/njtrain]Runaway Train[/url] [[b]1[/b]: Caligari87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Runaway_Train.png" calcext:value-type="string">
            <text:p>convert background.png -gravity Center -size 270 -pointsize 24 -fill black -annotate +0-14 'Voted #79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79. [url=https://forum.zdoom.org/viewtopic.php?t=29792#p565461]Sbrightmaps[/url] [[b]1[/b]: Hipnotic Rogue: 1]" calcext:value-type="string">
            <text:p>79. [url=https://forum.zdoom.org/viewtopic.php?t=29792#p565461]Sbrightmaps[/url] [[b]1[/b]: Hipnotic Rogue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Sbrightmaps.png" calcext:value-type="string">
            <text:p>convert background.png -gravity Center -size 270 -pointsize 24 -fill black -annotate +0-14 'Voted #79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 office:value-type="string" office:string-value="79. [url=https://forum.zdoom.org/viewtopic.php?f=45&amp;t=24974#p479313]scalliano's 667 Shuffle[/url] [[b]1[/b]: leodoom85: 1]" calcext:value-type="string">
            <text:p>79. [url=https://forum.zdoom.org/viewtopic.php?f=45&amp;t=24974#p479313]scalliano's 667 Shuffle[/url] [[b]1[/b]: leodoom85: 1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scalliano_s_667_Shuffle.png" calcext:value-type="string">
            <text:p>convert background.png -gravity Center -size 270 -pointsize 24 -fill black -annotate +0-14 'Voted #79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 office:value-type="string" office:string-value="79. [url=https://forum.zdoom.org/viewtopic.php?t=45550#p753192]Smooth Doom[/url] [[b]1[/b]: GAA1992: 1]" calcext:value-type="string">
            <text:p>79. [url=https://forum.zdoom.org/viewtopic.php?t=45550#p753192]Smooth Doom[/url] [[b]1[/b]: GAA1992: 1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Smooth_Doom.png" calcext:value-type="string">
            <text:p>convert background.png -gravity Center -size 270 -pointsize 24 -fill black -annotate +0-14 'Voted #79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 office:value-type="string" office:string-value="79. [url=https://forum.zdoom.org/viewtopic.php?f=37&amp;t=55161#p975126]Smooth fluids[/url] [[b]1[/b]: Hipnotic Rogue: 1]" calcext:value-type="string">
            <text:p>79. [url=https://forum.zdoom.org/viewtopic.php?f=37&amp;t=55161#p975126]Smooth fluids[/url] [[b]1[/b]: Hipnotic Rogue: 1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Smooth_fluids.png" calcext:value-type="string">
            <text:p>convert background.png -gravity Center -size 270 -pointsize 24 -fill black -annotate +0-14 'Voted #79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E119] &amp; &quot;[/url]&quot; &amp;  &quot; [[b]&quot; &amp; [Numbers.C119] &amp; &quot;[/b]: &quot; &amp; [Numbers.F119] &amp; &quot;]&quot;; &quot;&quot;)" office:value-type="string" office:string-value="79. [url=https://www.doomworld.com/forum/topic/71133-sound-caulking-now-on-idgames/]https://www.doomworld.com/forum/topic/71133-sound-caulking-now-on-idgames/[/url] [[b]1[/b]: m8f: 1]" calcext:value-type="string">
            <text:p>79. [url=https://www.doomworld.com/forum/topic/71133-sound-caulking-now-on-idgames/]https://www.doomworld.com/forum/topic/71133-sound-caulking-now-on-idgames/[/url] [[b]1[/b]: m8f: 1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E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https://www.doomworld.com/forum/topic/71133-sound-caulking-now-on-idgames/.png" calcext:value-type="string">
            <text:p>convert background.png -gravity Center -size 270 -pointsize 24 -fill black -annotate +0-14 'Voted #79 mod' -pointsize 20 -fill white -annotate +0+18 'by ZDoom Community' pngs/https://www.doomworld.com/forum/topic/71133-sound-caulking-now-on-idgames/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 office:value-type="string" office:string-value="79. [url=https://forum.zdoom.org/viewtopic.php?p=883878#p883878]TGRDM3 (Morgenstern)[/url] [[b]1[/b]: Rachael: 1]" calcext:value-type="string">
            <text:p>79. [url=https://forum.zdoom.org/viewtopic.php?p=883878#p883878]TGRDM3 (Morgenstern)[/url] [[b]1[/b]: Rachael: 1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TGRDM3__Morgenstern_.png" calcext:value-type="string">
            <text:p>convert background.png -gravity Center -size 270 -pointsize 24 -fill black -annotate +0-14 'Voted #79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 office:value-type="string" office:string-value="79. [url=https://forum.zdoom.org/viewtopic.php?f=43&amp;t=55321#p978965]The Trooper[/url] [[b]1[/b]: lil'devil: 1]" calcext:value-type="string">
            <text:p>79. [url=https://forum.zdoom.org/viewtopic.php?f=43&amp;t=55321#p978965]The Trooper[/url] [[b]1[/b]: lil'devil: 1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The_Trooper.png" calcext:value-type="string">
            <text:p>convert background.png -gravity Center -size 270 -pointsize 24 -fill black -annotate +0-14 'Voted #79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 office:value-type="string" office:string-value="79. [url=https://forum.zdoom.org/viewtopic.php?f=105&amp;t=55413#p981192]Tilt++[/url] [[b]1[/b]: Hipnotic Rogue: 1]" calcext:value-type="string">
            <text:p>79. [url=https://forum.zdoom.org/viewtopic.php?f=105&amp;t=55413#p981192]Tilt++[/url] [[b]1[/b]: Hipnotic Rogue: 1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Tilt++.png" calcext:value-type="string">
            <text:p>convert background.png -gravity Center -size 270 -pointsize 24 -fill black -annotate +0-14 'Voted #79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 office:value-type="string" office:string-value="79. [url=http://www.moddb.com/addons/na132689]WARDUST heretic Sprites[/url] [[b]1[/b]: Hipnotic Rogue: 1]" calcext:value-type="string">
            <text:p>79. [url=http://www.moddb.com/addons/na132689]WARDUST heretic Sprites[/url] [[b]1[/b]: Hipnotic Rogue: 1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WARDUST_heretic_Sprites.png" calcext:value-type="string">
            <text:p>convert background.png -gravity Center -size 270 -pointsize 24 -fill black -annotate +0-14 'Voted #79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 office:value-type="string" office:string-value="79. [url=https://forum.zdoom.org/viewtopic.php?t=51000#p887649]Zero Tolerance[/url] [[b]1[/b]: Combine_Kegan: 1]" calcext:value-type="string">
            <text:p>79. [url=https://forum.zdoom.org/viewtopic.php?t=51000#p887649]Zero Tolerance[/url] [[b]1[/b]: Combine_Kegan: 1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Zero_Tolerance.png" calcext:value-type="string">
            <text:p>convert background.png -gravity Center -size 270 -pointsize 24 -fill black -annotate +0-14 'Voted #79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>
            <text:p/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>
            <text:p/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>
            <text:p/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>
            <text:p/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>
            <text:p/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>
            <text:p/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>
            <text:p/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>
            <text:p/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>
            <text:p/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>
            <text:p/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>
            <text:p/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>
            <text:p/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>
            <text:p/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>
            <text:p/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>
            <text:p/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>
            <text:p/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&quot; &amp; [Numbers.F141] &amp; &quot;]&quot;; &quot;&quot;)">
            <text:p/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Numbers.D1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>
            <text:p/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>
            <text:p/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>
            <text:p/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>
            <text:p/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>
            <text:p/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>
            <text:p/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>
            <text:p/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>
            <text:p/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>
            <text:p/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>
            <text:p/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>
            <text:p/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>
            <text:p/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>
            <text:p/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>
            <text:p/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>
            <text:p/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>
            <text:p/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>
            <text:p/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>
            <text:p/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>
            <text:p/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06:51:42.016369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1T07:24:23.163684307</dc:date>
    <meta:editing-duration>PT18H36M56S</meta:editing-duration>
    <meta:editing-cycles>101</meta:editing-cycles>
    <meta:generator>LibreOffice/5.2.7.2$Linux_X86_64 LibreOffice_project/20m0$Build-2</meta:generator>
    <meta:document-statistic meta:table-count="2" meta:cell-count="3129" meta:object-count="0"/>
  </office:meta>
</office:document-meta>
</file>